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styles.xml"/>
  <manifest:file-entry manifest:media-type="image/png" manifest:full-path="Pictures/100000000000085500000640EA60E182.png"/>
  <manifest:file-entry manifest:media-type="image/png" manifest:full-path="Pictures/1000000000000855000006409CF00B9F.png"/>
  <manifest:file-entry manifest:media-type="image/png" manifest:full-path="Pictures/10000201000004000000007AE4B29483.png"/>
  <manifest:file-entry manifest:media-type="image/png" manifest:full-path="Pictures/100000000000085500000640F198CA06.png"/>
  <manifest:file-entry manifest:media-type="image/png" manifest:full-path="Pictures/100000000000040000000300E3099475.png"/>
  <manifest:file-entry manifest:media-type="text/xml" manifest:full-path="Object 10/meta.xml"/>
  <manifest:file-entry manifest:media-type="text/xml" manifest:full-path="Object 10/content.xml"/>
  <manifest:file-entry manifest:media-type="text/xml" manifest:full-path="Object 10/styles.xml"/>
  <manifest:file-entry manifest:media-type="application/vnd.oasis.opendocument.chart" manifest:full-path="Object 10/"/>
  <manifest:file-entry manifest:media-type="text/xml" manifest:full-path="Object 11/meta.xml"/>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text/xml" manifest:full-path="content.xml"/>
  <manifest:file-entry manifest:media-type="text/xml" manifest:full-path="meta.xml"/>
  <manifest:file-entry manifest:media-type="text/xml" manifest:full-path="Object 12/settings.xml"/>
  <manifest:file-entry manifest:media-type="text/xml" manifest:full-path="Object 12/content.xml"/>
  <manifest:file-entry manifest:media-type="text/xml" manifest:full-path="Object 12/styles.xml"/>
  <manifest:file-entry manifest:media-type="application/vnd.oasis.opendocument.graphics" manifest:version="1.2" manifest:full-path="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settings.xml"/>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graphics"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graphics"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graphics"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text/xml" manifest:full-path="Object 7/meta.xml"/>
  <manifest:file-entry manifest:media-type="text/xml" manifest:full-path="Object 7/content.xml"/>
  <manifest:file-entry manifest:media-type="text/xml" manifest:full-path="Object 7/styles.xml"/>
  <manifest:file-entry manifest:media-type="application/vnd.oasis.opendocument.chart" manifest:full-path="Object 7/"/>
  <manifest:file-entry manifest:media-type="text/xml" manifest:full-path="Object 8/meta.xml"/>
  <manifest:file-entry manifest:media-type="text/xml" manifest:full-path="Object 8/content.xml"/>
  <manifest:file-entry manifest:media-type="text/xml" manifest:full-path="Object 8/styles.xml"/>
  <manifest:file-entry manifest:media-type="application/vnd.oasis.opendocument.chart" manifest:full-path="Object 8/"/>
  <manifest:file-entry manifest:media-type="text/xml" manifest:full-path="Object 9/meta.xml"/>
  <manifest:file-entry manifest:media-type="text/xml" manifest:full-path="Object 9/content.xml"/>
  <manifest:file-entry manifest:media-type="text/xml" manifest:full-path="Object 9/styles.xml"/>
  <manifest:file-entry manifest:media-type="application/vnd.oasis.opendocument.chart"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4.237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0cm" fo:min-width="7.931cm"/>
    </style:style>
    <style:style style:name="gr3" style:family="graphic">
      <style:graphic-properties style:protect="size"/>
    </style:style>
    <style:style style:name="gr4" style:family="graphic" style:parent-style-name="standard">
      <style:graphic-properties draw:ole-draw-aspect="1"/>
    </style:style>
    <style:style style:name="gr5" style:family="graphic" style:parent-style-name="objectwithoutfill">
      <style:graphic-properties svg:stroke-width="0.051cm" svg:stroke-color="#008000" draw:marker-start-width="0.381cm" draw:marker-end-width="0.381cm" draw:fill="none" draw:textarea-horizontal-align="center" draw:textarea-vertical-align="middle" fo:padding-top="0.15cm" fo:padding-bottom="0.15cm" fo:padding-left="0.275cm" fo:padding-right="0.275cm"/>
    </style:style>
    <style:style style:name="gr6" style:family="graphic" style:parent-style-name="objectwithoutfill">
      <style:graphic-properties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withoutfill">
      <style:graphic-properties draw:marker-end="Symmetric_20_Arrow" draw:marker-end-width="0.3cm" draw:fill="none" draw:textarea-horizontal-align="center" draw:textarea-vertical-align="middle"/>
    </style:style>
    <style:style style:name="gr9" style:family="graphic" style:parent-style-name="standard">
      <style:graphic-properties draw:fill-color="#e6e6e6"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false"/>
    </style:style>
    <style:style style:name="gr11" style:family="graphic" style:parent-style-name="objectwithoutfill">
      <style:graphic-properties svg:stroke-width="0.051cm" svg:stroke-color="#008000" draw:marker-start-width="0.381cm" draw:marker-end="Symmetric_20_Arrow" draw:marker-end-width="0.381cm" draw:fill="none" draw:textarea-horizontal-align="center" draw:textarea-vertical-align="middle" fo:padding-top="0.15cm" fo:padding-bottom="0.15cm" fo:padding-left="0.275cm" fo:padding-right="0.275cm"/>
    </style:style>
    <style:style style:name="gr12" style:family="graphic" style:parent-style-name="objectwithoutfill">
      <style:graphic-properties svg:stroke-width="0.051cm" svg:stroke-color="#008000" draw:marker-start-width="0.381cm" draw:marker-end="Symmetric_20_Arrow" draw:marker-end-width="0.381cm" draw:fill="none" draw:textarea-horizontal-align="center" draw:textarea-vertical-align="middle" fo:padding-top="0.151cm" fo:padding-bottom="0.151cm" fo:padding-left="0.276cm" fo:padding-right="0.276cm"/>
    </style:style>
    <style:style style:name="gr13"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4"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5"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6"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7"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8"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19"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20"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gr21" style:family="graphic" style:parent-style-name="standard" style:list-style-name="L3">
      <style:graphic-properties draw:stroke="solid" svg:stroke-width="0.035cm" svg:stroke-color="#003300" draw:stroke-linejoin="miter" draw:fill="solid" draw:fill-color="#dddddd" draw:textarea-horizontal-align="justify" draw:textarea-vertical-align="top" draw:auto-grow-height="false" fo:padding-top="0.128cm" fo:padding-bottom="0.128cm" fo:padding-left="0.256cm" fo:padding-right="0.256cm" fo:wrap-option="no-wrap" draw:shadow="visible" draw:shadow-offset-x="0.106cm" draw:shadow-offset-y="0.106cm" draw:shadow-color="#b2b2b2"/>
    </style:style>
    <style:style style:name="pr1" style:family="presentation" style:parent-style-name="Default_20_1-notes" style:list-style-name="L1">
      <style:graphic-properties draw:fill-color="#ffffff" draw:auto-grow-height="true" fo:min-height="12.573cm"/>
    </style:style>
    <style:style style:name="pr2" style:family="presentation" style:parent-style-name="Default-title">
      <style:graphic-properties fo:min-height="3.173cm"/>
    </style:style>
    <style:style style:name="pr3" style:family="presentation" style:parent-style-name="Default-outline1">
      <style:graphic-properties fo:min-height="13.435cm"/>
    </style:style>
    <style:style style:name="pr4" style:family="presentation" style:parent-style-name="Default-notes">
      <style:graphic-properties draw:fill-color="#ffffff" fo:min-height="12.572cm"/>
    </style:style>
    <style:style style:name="pr5" style:family="presentation" style:parent-style-name="Default_20_1-notes" style:list-style-name="L1">
      <style:graphic-properties draw:fill-color="#ffffff" draw:auto-grow-height="true" fo:min-height="12.573cm"/>
    </style:style>
    <style:style style:name="pr6" style:family="presentation" style:parent-style-name="Default_20_1-notes" style:list-style-name="L1">
      <style:graphic-properties draw:fill-color="#ffffff" draw:auto-grow-height="true" fo:min-height="12.573cm"/>
    </style:style>
    <style:style style:name="pr7" style:family="presentation" style:parent-style-name="Default_20_1-notes" style:list-style-name="L1">
      <style:graphic-properties draw:fill-color="#ffffff" draw:auto-grow-height="true" fo:min-height="12.573cm"/>
    </style:style>
    <style:style style:name="pr8" style:family="presentation" style:parent-style-name="Default-outline1">
      <style:graphic-properties fo:min-height="0.935cm"/>
    </style:style>
    <style:style style:name="pr9" style:family="presentation" style:parent-style-name="Default_20_1-notes" style:list-style-name="L1">
      <style:graphic-properties draw:fill-color="#ffffff" draw:auto-grow-height="true" fo:min-height="12.573cm"/>
    </style:style>
    <style:style style:name="pr10" style:family="presentation" style:parent-style-name="Default-outline1">
      <style:graphic-properties fo:min-height="4.745cm"/>
    </style:style>
    <style:style style:name="pr11" style:family="presentation" style:parent-style-name="Default-outline1">
      <style:graphic-properties fo:min-height="7.284cm"/>
    </style:style>
    <style:style style:name="pr12" style:family="presentation" style:parent-style-name="Default-outline1">
      <style:graphic-properties fo:min-height="9.525cm"/>
    </style:style>
    <style:style style:name="pr13" style:family="presentation" style:parent-style-name="Default_20_1-notes" style:list-style-name="L1">
      <style:graphic-properties draw:fill-color="#ffffff" draw:auto-grow-height="true" fo:min-height="12.573cm"/>
    </style:style>
    <style:style style:name="pr14" style:family="presentation" style:parent-style-name="Default-title">
      <style:graphic-properties draw:auto-grow-height="true" fo:min-height="3.173cm"/>
    </style:style>
    <style:style style:name="pr15" style:family="presentation" style:parent-style-name="Default_20_1-notes" style:list-style-name="L1">
      <style:graphic-properties draw:fill-color="#ffffff" draw:auto-grow-height="true" fo:min-height="12.573cm"/>
    </style:style>
    <style:style style:name="pr16" style:family="presentation" style:parent-style-name="Default_20_3-notes">
      <style:graphic-properties draw:fill-color="#ffffff" draw:auto-grow-height="true" fo:min-height="12.573cm"/>
    </style:style>
    <style:style style:name="P1" style:family="paragraph">
      <style:paragraph-properties fo:margin-left="0cm" fo:margin-right="0cm" fo:line-height="150%" fo:text-align="center" fo:text-indent="0cm"/>
    </style:style>
    <style:style style:name="P2" style:family="paragraph">
      <style:paragraph-properties fo:margin-left="0cm" fo:margin-right="0cm" fo:line-height="150%" fo:text-align="start" fo:text-indent="0cm"/>
    </style:style>
    <style:style style:name="P3" style:family="paragraph">
      <style:paragraph-properties fo:margin-left="0cm" fo:margin-right="0cm" fo:line-height="150%" fo:text-align="end" fo:text-indent="0cm"/>
      <style:text-properties fo:font-size="18pt"/>
    </style:style>
    <style:style style:name="P4" style:family="paragraph">
      <style:paragraph-properties fo:margin-left="0cm" fo:margin-right="0cm" fo:text-align="start" fo:text-indent="0cm"/>
    </style:style>
    <style:style style:name="P5" style:family="paragraph">
      <style:paragraph-properties fo:margin-left="0cm" fo:margin-right="0cm" fo:line-height="150%" fo:text-align="start" fo:text-indent="0cm"/>
      <style:text-properties fo:font-size="18pt"/>
    </style:style>
    <style:style style:name="P6" style:family="paragraph">
      <style:paragraph-properties fo:margin-left="0cm" fo:margin-right="0cm" fo:text-indent="0cm"/>
    </style:style>
    <style:style style:name="P7" style:family="paragraph">
      <style:text-properties fo:font-size="20pt"/>
    </style:style>
    <style:style style:name="P8" style:family="paragraph">
      <style:paragraph-properties fo:margin-left="0cm" fo:margin-right="0cm" fo:line-height="150%" fo:text-align="center" fo:text-indent="0cm"/>
      <style:text-properties fo:font-size="18pt"/>
    </style:style>
    <style:style style:name="P9" style:family="paragraph">
      <style:paragraph-properties fo:margin-left="0cm" fo:margin-right="0cm" fo:text-indent="0cm"/>
      <style:text-properties fo:font-size="20pt"/>
    </style:style>
    <style:style style:name="P10" style:family="paragraph">
      <style:paragraph-properties fo:text-align="center"/>
    </style:style>
    <style:style style:name="P11" style:family="paragraph">
      <style:text-properties fo:font-size="18pt"/>
    </style:style>
    <style:style style:name="P12" style:family="paragraph">
      <style:paragraph-properties fo:text-align="center"/>
      <style:text-properties fo:font-size="18pt"/>
    </style:style>
    <style:style style:name="P13" style:family="paragraph">
      <style:text-properties fo:font-size="16pt" style:font-size-asian="16pt" style:font-size-complex="16pt"/>
    </style:style>
    <style:style style:name="P14" style:family="paragraph">
      <style:paragraph-properties fo:margin-left="1.587cm" fo:margin-right="0cm" fo:margin-top="0cm" fo:margin-bottom="0cm" fo:line-height="100%" fo:text-align="start" fo:text-indent="0cm" style:punctuation-wrap="hanging" style:line-break="strict" style:writing-mode="lr-tb"/>
    </style:style>
    <style:style style:name="T1" style:family="text">
      <style:text-properties fo:color="#ffffff" fo:font-family="'Liberation Sans'" style:font-family-generic="swiss" style:font-pitch="variable" fo:font-size="40pt" fo:font-weight="bold" style:font-size-asian="40pt" style:font-weight-asian="bold" style:font-size-complex="40pt" style:font-weight-complex="bold"/>
    </style:style>
    <style:style style:name="T2" style:family="text">
      <style:text-properties fo:color="#ffffff" fo:font-family="'Liberation Sans'" style:font-family-generic="swiss" style:font-pitch="variable" fo:font-size="32pt" fo:font-weight="normal" style:font-size-asian="32pt" style:font-weight-asian="normal" style:font-size-complex="32pt" style:font-weight-complex="normal"/>
    </style:style>
    <style:style style:name="T3" style:family="text">
      <style:text-properties fo:color="#ffffff" fo:font-size="32pt" style:font-size-asian="32pt" style:font-size-complex="32pt"/>
    </style:style>
    <style:style style:name="T4" style:family="text">
      <style:text-properties fo:font-weight="bold" style:font-weight-asian="bold" style:font-weight-complex="bold"/>
    </style:style>
    <style:style style:name="T5" style:family="text">
      <style:text-properties fo:color="#ffffff" fo:font-family="'Liberation Sans'" style:font-family-generic="swiss" style:font-pitch="variable" fo:font-size="40pt" fo:font-style="normal" fo:font-weight="bold" style:font-size-asian="40pt" style:font-style-asian="normal" style:font-weight-asian="bold" style:font-size-complex="40pt" style:font-style-complex="normal" style:font-weight-complex="bold"/>
    </style:style>
    <style:style style:name="T6" style:family="text">
      <style:text-properties fo:color="#ffffff" fo:font-family="'Liberation Sans'" style:font-family-generic="swiss" style:font-pitch="variable" fo:font-size="40pt" fo:font-style="italic" fo:font-weight="bold" style:font-size-asian="40pt" style:font-style-asian="italic" style:font-weight-asian="bold" style:font-size-complex="40pt" style:font-style-complex="italic" style:font-weight-complex="bold"/>
    </style:style>
    <style:style style:name="T7" style:family="text">
      <style:text-properties fo:font-style="italic" style:font-style-asian="italic" style:font-style-complex="italic"/>
    </style:style>
    <style:style style:name="T8" style:family="text">
      <style:text-properties fo:font-size="18pt"/>
    </style:style>
    <style:style style:name="T9" style:family="text">
      <style:text-properties fo:font-size="16pt" style:font-size-asian="16pt" style:font-size-complex="16pt"/>
    </style:style>
    <style:style style:name="T10" style:family="text">
      <style:text-properties fo:color="#003300" style:text-line-through-style="none" style:text-position="0% 100%" fo:font-family="Arial" style:font-pitch="variable" fo:font-size="18pt" fo:language="en" fo:country="US"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11" style:family="text">
      <style:text-properties fo:color="#003300" style:text-line-through-style="none" style:text-position="0% 100%" fo:font-family="Arial" style:font-pitch="variable" fo:font-size="18pt" fo:language="en" fo:country="US"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T12" style:family="text">
      <style:text-properties fo:font-weight="bold"/>
    </style:style>
    <style:style style:name="T13"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587cm"/>
        <style:text-properties fo:font-family="Arial" style:font-family-generic="swiss" style:font-pitch="variable" fo:color="#0033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_20_1" presentation:presentation-page-layout-name="AL1T1">
        <office:forms form:automatic-focus="false" form:apply-design-mode="false"/>
        <draw:frame draw:style-name="gr1" draw:text-style-name="P3" draw:layer="layout" svg:width="22.855cm" svg:height="6.087cm" svg:x="3.18cm" svg:y="5.038cm">
          <draw:text-box>
            <text:p text:style-name="P1"><text:span text:style-name="T1">Benchmarking and tuning JBoss EAP session clustering</text:span></text:p>
            <text:p text:style-name="P2"><text:span text:style-name="T2"/></text:p>
          </draw:text-box>
        </draw:frame>
        <draw:frame draw:style-name="gr2" draw:text-style-name="P5" draw:layer="layout" svg:width="20.182cm" svg:height="4.049cm" svg:x="3.313cm" svg:y="10.286cm">
          <draw:text-box>
            <text:p text:style-name="P2"><text:span text:style-name="T2">Bela Ban </text:span></text:p>
            <text:p text:style-name="P4"><text:span text:style-name="T2">JBoss</text:span></text:p>
            <text:p text:style-name="P4"><text:span text:style-name="T3">06.29.2012</text:span></text:p>
          </draw:text-box>
        </draw:frame>
        <presentation:notes draw:style-name="dp2">
          <draw:page-thumbnail draw:style-name="gr3" draw:layer="layout" svg:width="13.968cm" svg:height="10.476cm" svg:x="3.81cm" svg:y="2.123cm" draw:page-number="1" presentation:class="page"/>
          <draw:frame presentation:style-name="pr1" draw:text-style-name="P6"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What's this talk about ?</text:p>
          </draw:text-box>
        </draw:frame>
        <draw:frame presentation:style-name="pr3" draw:layer="layout" svg:width="25.199cm" svg:height="13.435cm" svg:x="1.471cm" svg:y="4.145cm" presentation:class="outline">
          <draw:text-box>
            <text:list text:style-name="L2">
              <text:list-item>
                <text:p><text:span text:style-name="T4">Performance of a clustered webapp on EAP 6</text:span></text:p>
                <text:list>
                  <text:list-item>
                    <text:p>Default configuration --&gt; performance</text:p>
                  </text:list-item>
                  <text:list-item>
                    <text:p>Tuned configuration --&gt; performance</text:p>
                  </text:list-item>
                </text:list>
              </text:list-item>
              <text:list-item>
                <text:p>Along the way</text:p>
                <text:list>
                  <text:list-item>
                    <text:p>How to configure an EAP 6 cluster</text:p>
                  </text:list-item>
                  <text:list-item>
                    <text:p>Get some tuning advice, best practices</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Default_20_1" presentation:presentation-page-layout-name="AL1T1">
        <office:forms form:automatic-focus="false" form:apply-design-mode="false"/>
        <draw:frame draw:style-name="gr1" draw:text-style-name="P8" draw:layer="layout" svg:width="22.855cm" svg:height="4.487cm" svg:x="3.18cm" svg:y="5.038cm">
          <draw:text-box>
            <text:p text:style-name="P1"><text:span text:style-name="T1">Architecture of an EAP 6 cluster</text:span></text:p>
            <text:p text:style-name="P2"><text:span text:style-name="T2"/></text:p>
          </draw:text-box>
        </draw:frame>
        <presentation:notes draw:style-name="dp2">
          <draw:page-thumbnail draw:style-name="gr3" draw:layer="layout" svg:width="13.968cm" svg:height="10.476cm" svg:x="3.81cm" svg:y="2.123cm" draw:page-number="3" presentation:class="page"/>
          <draw:frame presentation:style-name="pr5" draw:text-style-name="P9" draw:layer="layout" svg:width="17.271cm" svg:height="12.573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Architecture of an EAP cluster</text:p>
          </draw:text-box>
        </draw:frame>
        <draw:frame draw:name="Object 3" draw:style-name="gr4" draw:layer="layout" svg:width="25.227cm" svg:height="13.855cm" svg:x="-0.635cm" svg:y="2.019cm">
          <draw:object xlink:href="./Object 3" xlink:type="simple" xlink:show="embed" xlink:actuate="onLoad"/>
          <draw:image xlink:href="./ObjectReplacements/Object 3" xlink:type="simple" xlink:show="embed" xlink:actuate="onLoad"/>
        </draw:frame>
        <presentation:notes draw:style-name="dp2">
          <draw:page-thumbnail draw:style-name="gr3" draw:layer="layout" svg:width="13.968cm" svg:height="10.476cm" svg:x="3.81cm" svg:y="2.123cm" draw:page-number="4" presentation:class="page"/>
          <draw:frame presentation:style-name="pr4" draw:text-style-name="P7" draw:layer="layout" svg:width="17.271cm" svg:height="12.572cm" svg:x="2.159cm" svg:y="13.271cm" presentation:class="notes" presentation:placeholder="true">
            <draw:text-box/>
          </draw:frame>
        </presentation:notes>
      </draw:page>
      <draw:page draw:name="page5" draw:style-name="dp1" draw:master-page-name="Default_20_1" presentation:presentation-page-layout-name="AL1T1">
        <office:forms form:automatic-focus="false" form:apply-design-mode="false"/>
        <draw:frame draw:style-name="gr1" draw:text-style-name="P8" draw:layer="layout" svg:width="22.855cm" svg:height="8.449cm" svg:x="3.18cm" svg:y="5.038cm">
          <draw:text-box>
            <text:p text:style-name="P1"><text:span text:style-name="T5">Let's take a look at the clustering modes: </text:span><text:span text:style-name="T6">replication</text:span><text:span text:style-name="T5"> and </text:span><text:span text:style-name="T6">distribution</text:span></text:p>
            <text:p text:style-name="P2"><text:span text:style-name="T2"/></text:p>
          </draw:text-box>
        </draw:frame>
        <presentation:notes draw:style-name="dp2">
          <draw:page-thumbnail draw:style-name="gr3" draw:layer="layout" svg:width="13.968cm" svg:height="10.476cm" svg:x="3.81cm" svg:y="2.123cm" draw:page-number="5" presentation:class="page"/>
          <draw:frame presentation:style-name="pr6" draw:text-style-name="P9" draw:layer="layout" svg:width="17.271cm" svg:height="12.573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Mode=<text:span text:style-name="T7">replication</text:span></text:p>
          </draw:text-box>
        </draw:frame>
        <draw:frame presentation:style-name="pr3" draw:layer="layout" svg:width="25.834cm" svg:height="13.435cm" svg:x="1.471cm" svg:y="3.597cm" presentation:class="outline" presentation:user-transformed="true">
          <draw:text-box>
            <text:list text:style-name="L2">
              <text:list-item>
                <text:p>All the data is stored on all cluster nodes</text:p>
              </text:list-item>
              <text:list-item>
                <text:p>Writes are sent to all nodes</text:p>
                <text:list>
                  <text:list-item>
                    <text:p>Every node updates its local cache</text:p>
                  </text:list-item>
                </text:list>
              </text:list-item>
              <text:list-item>
                <text:p>Reads are always local</text:p>
              </text:list-item>
              <text:list-item>
                <text:p>New nodes acquire the initial state from the oldest node</text:p>
              </text:list-item>
              <text:list-item>
                <text:p>Clients can access any node for reading or writing</text:p>
              </text:list-item>
              <text:list-item>
                <text:p>Scalability is limited by cluster size and data size</text:p>
                <text:list>
                  <text:list-item>
                    <text:p>10 nodes with 100MB state each: every node needs 1GB</text:p>
                  </text:list-item>
                </text:list>
              </text:list-item>
            </text:list>
          </draw:text-box>
        </draw:frame>
        <presentation:notes draw:style-name="dp2">
          <draw:page-thumbnail draw:style-name="gr3" draw:layer="layout" svg:width="13.968cm" svg:height="10.476cm" svg:x="3.81cm" svg:y="2.123cm" draw:page-number="6" presentation:class="page"/>
          <draw:frame presentation:style-name="pr4"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line draw:style-name="gr5" draw:text-style-name="P10" draw:layer="layout" svg:x1="15.24cm" svg:y1="5.715cm" svg:x2="12.7cm" svg:y2="8.89cm">
          <text:p/>
        </draw:line>
        <draw:frame draw:style-name="gr4" draw:layer="layout" svg:width="24.033cm" svg:height="13.854cm" svg:x="2.733cm" svg:y="4.171cm">
          <draw:object xlink:href="./Object 4" xlink:type="simple" xlink:show="embed" xlink:actuate="onLoad"/>
          <draw:image xlink:href="./ObjectReplacements/Object 4" xlink:type="simple" xlink:show="embed" xlink:actuate="onLoad"/>
        </draw:frame>
        <draw:frame presentation:style-name="pr2" draw:layer="layout" svg:width="25.199cm" svg:height="3.173cm" svg:x="1.4cm" svg:y="0.637cm" presentation:class="title">
          <draw:text-box>
            <text:p>Replication mode: write</text:p>
          </draw:text-box>
        </draw:frame>
        <draw:line draw:style-name="gr6" draw:text-style-name="P10" draw:layer="layout" svg:x1="2.54cm" svg:y1="16.51cm" svg:x2="27.305cm" svg:y2="16.51cm">
          <text:p/>
        </draw:line>
        <draw:frame draw:style-name="gr7" draw:layer="layout" svg:width="3.66cm" svg:height="0.962cm" svg:x="13.335cm" svg:y="16.51cm">
          <draw:text-box>
            <text:p>Replication</text:p>
          </draw:text-box>
        </draw:frame>
        <draw:line draw:style-name="gr8" draw:text-style-name="P10" draw:layer="layout" svg:x1="7.62cm" svg:y1="16.51cm" svg:x2="7.62cm" svg:y2="15.24cm">
          <text:p/>
        </draw:line>
        <draw:line draw:style-name="gr8" draw:text-style-name="P10" draw:layer="layout" svg:x1="15.24cm" svg:y1="16.51cm" svg:x2="15.24cm" svg:y2="15.24cm">
          <text:p/>
        </draw:line>
        <draw:line draw:style-name="gr8" draw:text-style-name="P10" draw:layer="layout" svg:x1="22.86cm" svg:y1="16.51cm" svg:x2="22.86cm" svg:y2="15.24cm">
          <text:p/>
        </draw:line>
        <draw:custom-shape draw:style-name="gr9" draw:text-style-name="P10" draw:layer="layout" svg:width="5.08cm" svg:height="1.905cm" svg:x="12.7cm" svg:y="3.81cm">
          <text:p text:style-name="P10">Client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8.89cm" svg:height="1.905cm" svg:x="10.468cm" svg:y="6.35cm">
          <text:p text:style-name="P10">mod-cluster</text:p>
          <draw:enhanced-geometry svg:viewBox="0 0 21600 21600" draw:type="rectangle" draw:enhanced-path="M 0 0 L 21600 0 21600 21600 0 21600 0 0 Z N"/>
        </draw:custom-shape>
        <draw:line draw:style-name="gr5" draw:text-style-name="P10" draw:layer="layout" svg:x1="5.715cm" svg:y1="8.89cm" svg:x2="19.685cm" svg:y2="8.89cm">
          <text:p/>
        </draw:line>
        <draw:line draw:style-name="gr11" draw:text-style-name="P10" draw:layer="layout" svg:x1="5.715cm" svg:y1="8.89cm" svg:x2="5.715cm" svg:y2="10.795cm">
          <text:p/>
        </draw:line>
        <draw:line draw:style-name="gr11" draw:text-style-name="P10" draw:layer="layout" svg:x1="12.7cm" svg:y1="8.89cm" svg:x2="12.7cm" svg:y2="10.795cm">
          <text:p/>
        </draw:line>
        <draw:line draw:style-name="gr11" draw:text-style-name="P10" draw:layer="layout" svg:x1="19.685cm" svg:y1="8.89cm" svg:x2="19.685cm" svg:y2="10.795cm">
          <text:p/>
        </draw:line>
        <presentation:notes draw:style-name="dp2">
          <draw:page-thumbnail draw:style-name="gr3" draw:layer="layout" svg:width="13.968cm" svg:height="10.476cm" svg:x="3.81cm" svg:y="2.123cm" draw:page-number="7" presentation:class="page"/>
          <draw:frame presentation:style-name="pr4"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Replication mode: read</text:p>
          </draw:text-box>
        </draw:frame>
        <draw:frame draw:style-name="gr4" draw:layer="layout" svg:width="24.033cm" svg:height="13.854cm" svg:x="2.733cm" svg:y="4.171cm">
          <draw:object xlink:href="./Object 5" xlink:type="simple" xlink:show="embed" xlink:actuate="onLoad"/>
          <draw:image xlink:href="./ObjectReplacements/Object 5" xlink:type="simple" xlink:show="embed" xlink:actuate="onLoad"/>
        </draw:frame>
        <draw:line draw:style-name="gr6" draw:text-style-name="P10" draw:layer="layout" svg:x1="2.54cm" svg:y1="16.51cm" svg:x2="27.305cm" svg:y2="16.51cm">
          <text:p/>
        </draw:line>
        <draw:frame draw:style-name="gr7" draw:layer="layout" svg:width="3.66cm" svg:height="0.962cm" svg:x="13.335cm" svg:y="16.51cm">
          <draw:text-box>
            <text:p>Replication</text:p>
          </draw:text-box>
        </draw:frame>
        <draw:line draw:style-name="gr8" draw:text-style-name="P10" draw:layer="layout" svg:x1="7.62cm" svg:y1="16.51cm" svg:x2="7.62cm" svg:y2="15.24cm">
          <text:p/>
        </draw:line>
        <draw:line draw:style-name="gr8" draw:text-style-name="P10" draw:layer="layout" svg:x1="15.24cm" svg:y1="16.51cm" svg:x2="15.24cm" svg:y2="15.24cm">
          <text:p/>
        </draw:line>
        <draw:line draw:style-name="gr8" draw:text-style-name="P10" draw:layer="layout" svg:x1="22.86cm" svg:y1="16.51cm" svg:x2="22.86cm" svg:y2="15.24cm">
          <text:p/>
        </draw:line>
        <draw:custom-shape draw:style-name="gr9" draw:text-style-name="P10" draw:layer="layout" svg:width="5.08cm" svg:height="1.905cm" svg:x="12.7cm" svg:y="3.81cm">
          <text:p text:style-name="P10">Client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8.89cm" svg:height="1.905cm" svg:x="10.468cm" svg:y="6.35cm">
          <text:p text:style-name="P10">mod-cluster</text:p>
          <draw:enhanced-geometry svg:viewBox="0 0 21600 21600" draw:type="rectangle" draw:enhanced-path="M 0 0 L 21600 0 21600 21600 0 21600 0 0 Z N"/>
        </draw:custom-shape>
        <draw:line draw:style-name="gr11" draw:text-style-name="P10" draw:layer="layout" svg:x1="15.24cm" svg:y1="5.715cm" svg:x2="19.685cm" svg:y2="10.795cm">
          <text:p/>
        </draw:line>
        <draw:line draw:style-name="gr11" draw:text-style-name="P10" draw:layer="layout" svg:x1="20.132cm" svg:y1="10.795cm" svg:x2="15.687cm" svg:y2="5.715cm">
          <text:p/>
        </draw:line>
        <presentation:notes draw:style-name="dp2">
          <draw:page-thumbnail draw:style-name="gr3" draw:layer="layout" svg:width="13.968cm" svg:height="10.476cm" svg:x="3.81cm" svg:y="2.123cm" draw:page-number="8" presentation:class="page"/>
          <draw:frame presentation:style-name="pr4"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Mode=<text:span text:style-name="T7">distribution</text:span></text:p>
          </draw:text-box>
        </draw:frame>
        <draw:frame presentation:style-name="pr3" draw:layer="layout" svg:width="25.199cm" svg:height="13.435cm" svg:x="1.471cm" svg:y="4.145cm" presentation:class="outline" presentation:user-transformed="true">
          <draw:text-box>
            <text:list text:style-name="L2">
              <text:list-item>
                <text:p>Data is only stored on N cluster nodes (say N=2)</text:p>
              </text:list-item>
              <text:list-item>
                <text:p>A <text:span text:style-name="T7">consistent hash</text:span> on a key “id” determines the 2 servers for “id”</text:p>
                <text:list>
                  <text:list-item>
                    <text:p>Example: cluster is {A,B,C,D,E,F}</text:p>
                  </text:list-item>
                  <text:list-item>
                    <text:p>Hash(“id”) = 8; 8 MOD 6 = 2</text:p>
                    <text:list>
                      <text:list-item>
                        <text:p>--&gt; Primary owner = B, backup owner = C</text:p>
                      </text:list-item>
                    </text:list>
                  </text:list-item>
                  <text:list-item>
                    <text:p>Crash of B, new view is {A,C,D,E,F}</text:p>
                    <text:list>
                      <text:list-item>
                        <text:p>--&gt; Primary owner = D, backup owner = E</text:p>
                      </text:list-item>
                      <text:list-item>
                        <text:p>--&gt; C needs to transfer “id” to D and E and remove it locally</text:p>
                      </text:list-item>
                    </text:list>
                  </text:list-item>
                </text:list>
              </text:list-item>
              <text:list-item>
                <text:p>Knowing the key, we always find the right server(s)</text:p>
              </text:list-item>
            </text:list>
          </draw:text-box>
        </draw:frame>
        <presentation:notes draw:style-name="dp2">
          <draw:page-thumbnail draw:style-name="gr3" draw:layer="layout" svg:width="13.968cm" svg:height="10.476cm" svg:x="3.81cm" svg:y="2.123cm" draw:page-number="9" presentation:class="page"/>
          <draw:frame presentation:style-name="pr4"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Mode=<text:span text:style-name="T7">distribution</text:span></text:p>
          </draw:text-box>
        </draw:frame>
        <draw:frame presentation:style-name="pr3" draw:layer="layout" svg:width="25.199cm" svg:height="13.435cm" svg:x="1.471cm" svg:y="4.145cm" presentation:class="outline">
          <draw:text-box>
            <text:list text:style-name="L2">
              <text:list-item>
                <text:p>A write updates the N owners of a key</text:p>
              </text:list-item>
              <text:list-item>
                <text:p>A read asks the primary owner</text:p>
                <text:list>
                  <text:list-item>
                    <text:p>Possibly stores the result in its L1 cache</text:p>
                    <text:list>
                      <text:list-item>
                        <text:p>L1 caches require invalidation on updates</text:p>
                      </text:list-item>
                    </text:list>
                  </text:list-item>
                </text:list>
              </text:list-item>
              <text:list-item>
                <text:p>Distribution uses less space than replication</text:p>
              </text:list-item>
              <text:list-item>
                <text:p>If all owner nodes of a given key crash at the same time, the data is lost</text:p>
              </text:list-item>
              <text:list-item>
                <text:p>The cost of shipping the modifications is constant</text:p>
                <text:list>
                  <text:list-item>
                    <text:p>Good for large clusters</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Distribution mode: write</text:p>
          </draw:text-box>
        </draw:frame>
        <draw:frame draw:style-name="gr4" draw:layer="layout" svg:width="24.062cm" svg:height="13.851cm" svg:x="2.733cm" svg:y="4.171cm">
          <draw:object xlink:href="./Object 6" xlink:type="simple" xlink:show="embed" xlink:actuate="onLoad"/>
          <draw:image xlink:href="./ObjectReplacements/Object 6" xlink:type="simple" xlink:show="embed" xlink:actuate="onLoad"/>
        </draw:frame>
        <draw:line draw:style-name="gr6" draw:text-style-name="P10" draw:layer="layout" svg:x1="2.54cm" svg:y1="16.51cm" svg:x2="27.305cm" svg:y2="16.51cm">
          <text:p/>
        </draw:line>
        <draw:frame draw:style-name="gr7" draw:text-style-name="P11" draw:layer="layout" svg:width="3.66cm" svg:height="0.962cm" svg:x="13.335cm" svg:y="16.51cm">
          <draw:text-box>
            <text:p><text:span text:style-name="T8">Replication</text:span></text:p>
          </draw:text-box>
        </draw:frame>
        <draw:line draw:style-name="gr8" draw:text-style-name="P10" draw:layer="layout" svg:x1="6.35cm" svg:y1="16.51cm" svg:x2="6.35cm" svg:y2="15.24cm">
          <text:p/>
        </draw:line>
        <draw:line draw:style-name="gr8" draw:text-style-name="P10" draw:layer="layout" svg:x1="11.43cm" svg:y1="16.51cm" svg:x2="11.43cm" svg:y2="15.24cm">
          <text:p/>
        </draw:line>
        <draw:line draw:style-name="gr8" draw:text-style-name="P10" draw:layer="layout" svg:x1="21.59cm" svg:y1="16.51cm" svg:x2="21.59cm" svg:y2="15.367cm">
          <text:p/>
        </draw:line>
        <draw:custom-shape draw:style-name="gr9" draw:text-style-name="P12" draw:layer="layout" svg:width="5.08cm" svg:height="1.905cm" svg:x="12.7cm" svg:y="3.81cm">
          <text:p text:style-name="P10"><text:span text:style-name="T8">Clie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16.51cm" svg:y1="16.51cm" svg:x2="16.51cm" svg:y2="15.367cm">
          <text:p/>
        </draw:line>
        <draw:line draw:style-name="gr12" draw:text-style-name="P10" draw:layer="layout" svg:x1="15.24cm" svg:y1="5.715cm" svg:x2="10.16cm" svg:y2="11.43cm">
          <text:p/>
        </draw:line>
        <draw:line draw:style-name="gr11" draw:text-style-name="P10" draw:layer="layout" svg:x1="12.7cm" svg:y1="8.89cm" svg:x2="15.24cm" svg:y2="11.43cm">
          <text:p/>
        </draw:line>
        <draw:custom-shape draw:style-name="gr10" draw:text-style-name="P12" draw:layer="layout" svg:width="8.89cm" svg:height="1.905cm" svg:x="10.468cm" svg:y="6.35cm">
          <text:p text:style-name="P10"><text:span text:style-name="T8">mod-cluster</text:span></text:p>
          <draw:enhanced-geometry svg:viewBox="0 0 21600 21600" draw:type="rectangle" draw:enhanced-path="M 0 0 L 21600 0 21600 21600 0 21600 0 0 Z N"/>
        </draw:custom-shape>
        <draw:frame draw:style-name="gr7" draw:text-style-name="P13" draw:layer="layout" svg:width="2.754cm" svg:height="0.878cm" svg:x="13.97cm" svg:y="2.932cm">
          <draw:text-box>
            <text:p><text:span text:style-name="T9">write(K2)</text:span></text:p>
          </draw:text-box>
        </draw:frame>
        <presentation:notes draw:style-name="dp2">
          <draw:page-thumbnail draw:style-name="gr3" draw:layer="layout" svg:width="13.968cm" svg:height="10.476cm" svg:x="3.81cm" svg:y="2.123cm" draw:page-number="11" presentation:class="page"/>
          <draw:frame presentation:style-name="pr4"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Distribution mode: read</text:p>
          </draw:text-box>
        </draw:frame>
        <draw:frame draw:style-name="gr4" draw:layer="layout" svg:width="24.033cm" svg:height="13.854cm" svg:x="2.733cm" svg:y="4.171cm">
          <draw:object xlink:href="./Object 2" xlink:type="simple" xlink:show="embed" xlink:actuate="onLoad"/>
          <draw:image xlink:href="./ObjectReplacements/Object 2" xlink:type="simple" xlink:show="embed" xlink:actuate="onLoad"/>
        </draw:frame>
        <draw:line draw:style-name="gr6" draw:text-style-name="P10" draw:layer="layout" svg:x1="2.54cm" svg:y1="16.51cm" svg:x2="27.305cm" svg:y2="16.51cm">
          <text:p/>
        </draw:line>
        <draw:frame draw:style-name="gr7" draw:text-style-name="P11" draw:layer="layout" svg:width="3.66cm" svg:height="0.962cm" svg:x="13.335cm" svg:y="16.51cm">
          <draw:text-box>
            <text:p><text:span text:style-name="T8">Replication</text:span></text:p>
          </draw:text-box>
        </draw:frame>
        <draw:line draw:style-name="gr8" draw:text-style-name="P10" draw:layer="layout" svg:x1="6.35cm" svg:y1="16.51cm" svg:x2="6.35cm" svg:y2="15.24cm">
          <text:p/>
        </draw:line>
        <draw:line draw:style-name="gr8" draw:text-style-name="P10" draw:layer="layout" svg:x1="11.43cm" svg:y1="16.51cm" svg:x2="11.43cm" svg:y2="15.24cm">
          <text:p/>
        </draw:line>
        <draw:line draw:style-name="gr8" draw:text-style-name="P10" draw:layer="layout" svg:x1="21.59cm" svg:y1="16.51cm" svg:x2="21.59cm" svg:y2="15.367cm">
          <text:p/>
        </draw:line>
        <draw:custom-shape draw:style-name="gr9" draw:text-style-name="P12" draw:layer="layout" svg:width="5.08cm" svg:height="1.905cm" svg:x="12.7cm" svg:y="3.81cm">
          <text:p text:style-name="P10"><text:span text:style-name="T8">Clie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16.51cm" svg:y1="16.51cm" svg:x2="16.51cm" svg:y2="15.367cm">
          <text:p/>
        </draw:line>
        <draw:custom-shape draw:style-name="gr10" draw:text-style-name="P12" draw:layer="layout" svg:width="8.89cm" svg:height="1.905cm" svg:x="10.468cm" svg:y="6.35cm">
          <text:p text:style-name="P10"><text:span text:style-name="T8">mod-cluster</text:span></text:p>
          <draw:enhanced-geometry svg:viewBox="0 0 21600 21600" draw:type="rectangle" draw:enhanced-path="M 0 0 L 21600 0 21600 21600 0 21600 0 0 Z N"/>
        </draw:custom-shape>
        <draw:frame draw:style-name="gr7" draw:text-style-name="P13" draw:layer="layout" svg:width="2.691cm" svg:height="0.878cm" svg:x="13.97cm" svg:y="2.932cm">
          <draw:text-box>
            <text:p><text:span text:style-name="T9">read(K5)</text:span></text:p>
          </draw:text-box>
        </draw:frame>
        <draw:line draw:style-name="gr11" draw:text-style-name="P10" draw:layer="layout" svg:x1="15.24cm" svg:y1="5.715cm" svg:x2="10.16cm" svg:y2="13.97cm">
          <text:p/>
        </draw:line>
        <draw:line draw:style-name="gr11" draw:text-style-name="P10" draw:layer="layout" svg:x1="10.577cm" svg:y1="13.814cm" svg:x2="15.657cm" svg:y2="5.559cm">
          <text:p/>
        </draw:line>
        <presentation:notes draw:style-name="dp2">
          <draw:page-thumbnail draw:style-name="gr3" draw:layer="layout" svg:width="13.968cm" svg:height="10.476cm" svg:x="3.81cm" svg:y="2.123cm" draw:page-number="12" presentation:class="page"/>
          <draw:frame presentation:style-name="pr4"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Mode=distribution and session clustering</text:p>
          </draw:text-box>
        </draw:frame>
        <draw:frame presentation:style-name="pr3" draw:layer="layout" svg:width="25.199cm" svg:height="13.831cm" svg:x="1.471cm" svg:y="3.314cm" presentation:class="outline" presentation:user-transformed="true">
          <draw:text-box>
            <text:list text:style-name="L2">
              <text:list-item>
                <text:p>JBoss always stores a session on the current node</text:p>
                <text:list>
                  <text:list-item>
                    <text:p>Requires session stickiness, or else we have a lot of remote reads (enable L1 in this case) !</text:p>
                  </text:list-item>
                </text:list>
              </text:list-item>
              <text:list-item>
                <text:p>To do so, it grabs a key whose consistent hash maps to the current node</text:p>
              </text:list-item>
              <text:list-item>
                <text:p>That key acts as the jessionId</text:p>
              </text:list-item>
              <text:list-item>
                <text:p>Advantages</text:p>
                <text:list>
                  <text:list-item>
                    <text:p>No remote reads</text:p>
                  </text:list-item>
                  <text:list-item>
                    <text:p>One of the writes is local</text:p>
                  </text:list-item>
                  <text:list-item>
                    <text:p>No need for an L1 cache (no invalidation)</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13" presentation:class="page"/>
          <draw:frame presentation:style-name="pr4"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Sync versus async</text:p>
          </draw:text-box>
        </draw:frame>
        <draw:frame presentation:style-name="pr3" draw:layer="layout" svg:width="25.199cm" svg:height="13.907cm" svg:x="1.446cm" svg:y="3.173cm" presentation:class="outline" presentation:user-transformed="true">
          <draw:text-box>
            <text:list text:style-name="L2">
              <text:list-item>
                <text:p>Sync blocks the caller (Session.setAttribute()) until the changes have been applied</text:p>
                <text:list>
                  <text:list-item>
                    <text:p>Confirmation using acks</text:p>
                  </text:list-item>
                </text:list>
              </text:list-item>
              <text:list-item>
                <text:p>Async ships the changes in the background, the caller returns immediately</text:p>
              </text:list-item>
              <text:list-item>
                <text:p>Async is faster than sync</text:p>
                <text:list>
                  <text:list-item>
                    <text:p>Recommendation: use sticky sessions</text:p>
                  </text:list-item>
                  <text:list-item>
                    <text:p>Sync always involves network round trips</text:p>
                  </text:list-item>
                </text:list>
              </text:list-item>
              <text:list-item>
                <text:p>4 combinations:</text:p>
                <text:list>
                  <text:list-item>
                    <text:p>repl-sync, repl-async, dist-sync, dist-async</text:p>
                  </text:list-item>
                </text:list>
              </text:list-item>
            </text:list>
          </draw:text-box>
        </draw:frame>
        <presentation:notes draw:style-name="dp2">
          <draw:page-thumbnail draw:style-name="gr3"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Default_20_1" presentation:presentation-page-layout-name="AL1T1">
        <draw:frame draw:style-name="gr1" draw:text-style-name="P8" draw:layer="layout" svg:width="22.855cm" svg:height="4.487cm" svg:x="3.18cm" svg:y="5.08cm">
          <draw:text-box>
            <text:p text:style-name="P1"><text:span text:style-name="T5">Configuration of an EAP cluster</text:span></text:p>
            <text:p text:style-name="P2"><text:span text:style-name="T2"/></text:p>
          </draw:text-box>
        </draw:frame>
        <presentation:notes draw:style-name="dp2">
          <draw:page-thumbnail draw:style-name="gr3" draw:layer="layout" svg:width="13.968cm" svg:height="10.476cm" svg:x="3.81cm" svg:y="2.123cm" draw:page-number="15" presentation:class="page"/>
          <draw:frame presentation:style-name="pr7" draw:text-style-name="P9" draw:layer="layout" svg:width="17.271cm" svg:height="12.573cm" svg:x="2.159cm" svg:y="13.271cm" presentation:class="notes" presentation:placeholder="true">
            <draw:text-box/>
          </draw:frame>
        </presentation:notes>
      </draw:page>
      <draw:page draw:name="page16" draw:style-name="dp1" draw:master-page-name="Default" presentation:presentation-page-layout-name="AL1T1">
        <draw:frame presentation:style-name="pr2" draw:layer="layout" svg:width="25.199cm" svg:height="3.173cm" svg:x="1.4cm" svg:y="0.637cm" presentation:class="title">
          <draw:text-box>
            <text:p>httpd / mod-cluster (httpd.conf)</text:p>
          </draw:text-box>
        </draw:frame>
        <draw:custom-shape draw:style-name="gr13" draw:text-style-name="P14" draw:layer="layout" svg:width="20.532cm" svg:height="14.307cm" svg:x="1.27cm" svg:y="3.175cm">
          <text:p text:style-name="P14"><text:span text:style-name="T10">MaxRequestsPerChild 0</text:span></text:p>
          <text:p text:style-name="P14"><text:span text:style-name="T10">ServerLimit 20</text:span></text:p>
          <text:p text:style-name="P14"><text:span text:style-name="T10">ThreadsPerChild 50</text:span></text:p>
          <text:p text:style-name="P14"><text:span text:style-name="T10">MaxClients 1000</text:span></text:p>
          <text:p text:style-name="P14"><text:span text:style-name="T10"/></text:p>
          <text:p text:style-name="P14"><text:span text:style-name="T10">&lt;IfModule manager_module&gt;</text:span></text:p>
          <text:p text:style-name="P14"><text:span text:style-name="T10"><text:s text:c="2"/></text:span><text:span text:style-name="T10">Listen 8000</text:span></text:p>
          <text:p text:style-name="P14"><text:span text:style-name="T10"><text:s text:c="2"/></text:span><text:span text:style-name="T10">&lt;VirtualHost *:8000&gt;</text:span></text:p>
          <text:p text:style-name="P14"><text:span text:style-name="T10"><text:s text:c="4"/></text:span><text:span text:style-name="T10">&lt;Location /&gt;</text:span></text:p>
          <text:p text:style-name="P14"><text:span text:style-name="T10"><text:s text:c="5"/></text:span><text:span text:style-name="T10">Order deny,allow</text:span></text:p>
          <text:p text:style-name="P14"><text:span text:style-name="T10"><text:s text:c="5"/></text:span><text:span text:style-name="T10">Allow from all</text:span></text:p>
          <text:p text:style-name="P14"><text:span text:style-name="T10"><text:s text:c="4"/></text:span><text:span text:style-name="T10">&lt;/Location&gt;</text:span></text:p>
          <text:p text:style-name="P14"><text:span text:style-name="T10"><text:s text:c="4"/></text:span><text:span text:style-name="T10">EnableMCPMReceive</text:span></text:p>
          <text:p text:style-name="P14"><text:span text:style-name="T10"><text:s text:c="4"/></text:span><text:span text:style-name="T10">&lt;Location /mod_cluster_manager&gt;</text:span></text:p>
          <text:p text:style-name="P14"><text:span text:style-name="T10"><text:s text:c="7"/></text:span><text:span text:style-name="T10">SetHandler mod_cluster-manager</text:span></text:p>
          <text:p text:style-name="P14"><text:span text:style-name="T10"><text:s text:c="7"/></text:span><text:span text:style-name="T10">Order deny,allow</text:span></text:p>
          <text:p text:style-name="P14"><text:span text:style-name="T10"><text:s text:c="7"/></text:span><text:span text:style-name="T10">Allow from all</text:span></text:p>
          <text:p text:style-name="P14"><text:span text:style-name="T10"><text:s text:c="4"/></text:span><text:span text:style-name="T10">&lt;/Location&gt;</text:span></text:p>
          <text:p text:style-name="P14"><text:span text:style-name="T10"><text:s text:c="2"/></text:span><text:span text:style-name="T10">&lt;/VirtualHost&gt;</text:span></text:p>
          <text:p text:style-name="P14"><text:span text:style-name="T10">&lt;/IfModule&gt;</text:span></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3"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2" draw:layer="layout" svg:width="25.199cm" svg:height="3.173cm" svg:x="1.4cm" svg:y="0.637cm" presentation:class="title">
          <draw:text-box>
            <text:p>EAP configuration (standalone-ha.xml)</text:p>
          </draw:text-box>
        </draw:frame>
        <draw:frame presentation:style-name="pr8" draw:layer="layout" svg:width="25.199cm" svg:height="1.102cm" svg:x="1.27cm" svg:y="3.81cm" presentation:class="outline" presentation:user-transformed="true">
          <draw:text-box>
            <text:list text:style-name="L2">
              <text:list-item>
                <text:p>Address of httpd / mod-cluster:</text:p>
              </text:list-item>
            </text:list>
          </draw:text-box>
        </draw:frame>
        <draw:custom-shape draw:style-name="gr14" draw:text-style-name="P14" draw:layer="layout" svg:width="22.86cm" svg:height="2.54cm" svg:x="1.27cm" svg:y="5.08cm">
          <text:p text:style-name="P14"><text:span text:style-name="T10">&lt;subsystem xmlns="urn:jboss:domain:modcluster:1.1"&gt;</text:span></text:p>
          <text:p text:style-name="P14"><text:span text:style-name="T10"><text:s text:c="7"/></text:span><text:span text:style-name="T10">&lt;mod-cluster-config proxy-list="</text:span><text:span text:style-name="T11">cluster09:8000</text:span><text:span text:style-name="T10">" advertise="false"/&gt;</text:span></text:p>
          <text:p text:style-name="P14"><text:span text:style-name="T10">&lt;/subsystem&gt;</text:span></text:p>
          <text:p text:style-name="P14"><text:span text:style-name="T10"/></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8" draw:layer="layout" svg:width="25.199cm" svg:height="1.102cm" svg:x="1.471cm" svg:y="8.423cm" presentation:class="outline" presentation:user-transformed="true">
          <draw:text-box>
            <text:list text:style-name="L2">
              <text:list-item>
                <text:p>Cache configuration:</text:p>
              </text:list-item>
            </text:list>
          </draw:text-box>
        </draw:frame>
        <draw:custom-shape draw:style-name="gr15" draw:text-style-name="P14" draw:layer="layout" svg:width="23.514cm" svg:height="6.91cm" svg:x="1.295cm" svg:y="9.6cm">
          <text:p text:style-name="P14"><text:span text:style-name="T10">&lt;subsystem xmlns="urn:jboss:domain:infinispan:1.2"&gt;</text:span></text:p>
          <text:p text:style-name="P14"><text:span text:style-name="T10"><text:s text:c="4"/></text:span><text:span text:style-name="T10">&lt;cache-container name="</text:span><text:span text:style-name="T11">web</text:span><text:span text:style-name="T10">" default-cache="</text:span><text:span text:style-name="T11">repl-sync</text:span><text:span text:style-name="T10">"&gt;</text:span></text:p>
          <text:p text:style-name="P14"><text:span text:style-name="T10"><text:s text:c="8"/></text:span><text:span text:style-name="T10">&lt;transport stack="</text:span><text:span text:style-name="T11">udp</text:span><text:span text:style-name="T10">"/&gt;</text:span></text:p>
          <text:p text:style-name="P14"><text:span text:style-name="T10"><text:s text:c="8"/></text:span><text:span text:style-name="T10">&lt;replicated-cache name="</text:span><text:span text:style-name="T11">repl-async</text:span><text:span text:style-name="T10">" mode="ASYNC"/&gt;</text:span></text:p>
          <text:p text:style-name="P14"><text:span text:style-name="T10"><text:s text:c="8"/></text:span><text:span text:style-name="T10">&lt;replicated-cache name="</text:span><text:span text:style-name="T11">repl-sync</text:span><text:span text:style-name="T10">" mode="SYNC"/&gt;</text:span></text:p>
          <text:p text:style-name="P14"><text:span text:style-name="T10"><text:s text:c="8"/></text:span><text:span text:style-name="T10">&lt;distributed-cache name="</text:span><text:span text:style-name="T11">dist-async</text:span><text:span text:style-name="T10">" owners="2" mode="ASYNC"/&gt;</text:span></text:p>
          <text:p text:style-name="P14"><text:span text:style-name="T10"><text:s text:c="8"/></text:span><text:span text:style-name="T10">&lt;distributed-cache name="</text:span><text:span text:style-name="T11">dist-sync</text:span><text:span text:style-name="T10">" owners="2" mode="SYNC"/&gt;</text:span></text:p>
          <text:p text:style-name="P14"><text:span text:style-name="T10"><text:s text:c="4"/></text:span><text:span text:style-name="T10">&lt;/cache-container&gt;</text:span></text:p>
          <text:p text:style-name="P14"><text:span text:style-name="T10">&lt;/subsystem&gt;</text:span></text:p>
          <text:p text:style-name="P14"><text:span text:style-name="T10"/></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3"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2" draw:layer="layout" svg:width="25.199cm" svg:height="3.173cm" svg:x="1.4cm" svg:y="0.637cm" presentation:class="title">
          <draw:text-box>
            <text:p>EAP configuration (standalone-ha.xml)</text:p>
          </draw:text-box>
        </draw:frame>
        <draw:frame presentation:style-name="pr8" draw:layer="layout" svg:width="25.199cm" svg:height="1.102cm" svg:x="1.27cm" svg:y="3.81cm" presentation:class="outline" presentation:user-transformed="true">
          <draw:text-box>
            <text:list text:style-name="L2">
              <text:list-item>
                <text:p>Transport:</text:p>
              </text:list-item>
            </text:list>
          </draw:text-box>
        </draw:frame>
        <draw:custom-shape draw:style-name="gr16" draw:text-style-name="P14" draw:layer="layout" svg:width="24.765cm" svg:height="12.7cm" svg:x="1.257cm" svg:y="5.08cm">
          <text:p text:style-name="P14"><text:span text:style-name="T10">&lt;subsystem xmlns="urn:jboss:domain:jgroups:1.1" default-stack="udp"&gt;</text:span></text:p>
          <text:p text:style-name="P14"><text:span text:style-name="T10"><text:s text:c="4"/></text:span><text:span text:style-name="T10">&lt;stack name="</text:span><text:span text:style-name="T11">udp</text:span><text:span text:style-name="T10">"&gt;</text:span></text:p>
          <text:p text:style-name="P14"><text:span text:style-name="T10"><text:s text:c="8"/></text:span><text:span text:style-name="T10">&lt;transport type="UDP" socket-binding="jgroups-udp"/&gt;</text:span></text:p>
          <text:p text:style-name="P14"><text:span text:style-name="T10"><text:s text:c="8"/></text:span><text:span text:style-name="T10">&lt;protocol type="PING"/&gt;</text:span></text:p>
          <text:p text:style-name="P14"><text:span text:style-name="T10"><text:s text:c="8"/></text:span><text:span text:style-name="T10">&lt;protocol type="FD_SOCK" socket-binding="jgroups-udp-fd"/&gt;</text:span></text:p>
          <text:p text:style-name="P14"><text:span text:style-name="T10"><text:s text:c="8"/></text:span><text:span text:style-name="T10">&lt;protocol type="pbcast.NAKACK"/&gt;</text:span></text:p>
          <text:p text:style-name="P14"><text:span text:style-name="T10"><text:s text:c="8"/></text:span><text:span text:style-name="T10">&lt;protocol type="UNICAST2"/&gt;</text:span></text:p>
          <text:p text:style-name="P14"><text:span text:style-name="T10"><text:s text:c="8"/></text:span><text:span text:style-name="T10">&lt;protocol type="pbcast.STABLE"/&gt;</text:span></text:p>
          <text:p text:style-name="P14"><text:span text:style-name="T10"><text:s text:c="8"/></text:span><text:span text:style-name="T10">&lt;protocol type="pbcast.GMS"/&gt;</text:span></text:p>
          <text:p text:style-name="P14"><text:span text:style-name="T10"><text:s text:c="8"/></text:span><text:span text:style-name="T10">&lt;protocol type="FRAG2"/&gt;</text:span></text:p>
          <text:p text:style-name="P14"><text:span text:style-name="T10"><text:s text:c="4"/></text:span><text:span text:style-name="T10">&lt;/stack&gt;</text:span></text:p>
          <text:p text:style-name="P14"><text:span text:style-name="T10"><text:s text:c="4"/></text:span><text:span text:style-name="T10">&lt;stack name="</text:span><text:span text:style-name="T11">tcp</text:span><text:span text:style-name="T10">"&gt;</text:span></text:p>
          <text:p text:style-name="P14"><text:span text:style-name="T10"><text:s text:c="8"/></text:span><text:span text:style-name="T10">&lt;transport type="TCP" socket-binding="jgroups-tcp"/&gt;</text:span></text:p>
          <text:p text:style-name="P14"><text:span text:style-name="T10"><text:s text:c="8"/></text:span><text:span text:style-name="T10">&lt;protocol type="MPING" socket-binding="jgroups-mping"/&gt;</text:span></text:p>
          <text:p text:style-name="P14"><text:span text:style-name="T10"><text:s text:c="8"/></text:span><text:span text:style-name="T10">...</text:span></text:p>
          <text:p text:style-name="P14"><text:span text:style-name="T10"><text:s text:c="4"/></text:span><text:span text:style-name="T10">&lt;/stack&gt;</text:span></text:p>
          <text:p text:style-name="P14"><text:span text:style-name="T10">&lt;/subsystem&gt;</text:span></text:p>
          <text:p text:style-name="P14"><text:span text:style-name="T10"/></text:p>
          <text:p text:style-name="P14"><text:span text:style-name="T10"/></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3"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2" draw:layer="layout" svg:width="25.199cm" svg:height="3.173cm" svg:x="1.4cm" svg:y="0.637cm" presentation:class="title">
          <draw:text-box>
            <text:p>Webapp configuration (web.war)</text:p>
          </draw:text-box>
        </draw:frame>
        <draw:frame presentation:style-name="pr8" draw:layer="layout" svg:width="25.199cm" svg:height="1.102cm" svg:x="1.27cm" svg:y="3.81cm" presentation:class="outline" presentation:user-transformed="true">
          <draw:text-box>
            <text:list text:style-name="L2">
              <text:list-item>
                <text:p>WEB-INF/web.xml:</text:p>
              </text:list-item>
            </text:list>
          </draw:text-box>
        </draw:frame>
        <draw:custom-shape draw:style-name="gr17" draw:text-style-name="P14" draw:layer="layout" svg:width="22.86cm" svg:height="2.54cm" svg:x="1.27cm" svg:y="5.08cm">
          <text:p text:style-name="P14"><text:span text:style-name="T10">...</text:span></text:p>
          <text:p text:style-name="P14"><text:span text:style-name="T10">&lt;distributable/&gt;</text:span></text:p>
          <text:p text:style-name="P14"><text:span text:style-name="T10">...</text:span></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8" draw:layer="layout" svg:width="25.199cm" svg:height="1.102cm" svg:x="1.471cm" svg:y="8.423cm" presentation:class="outline" presentation:user-transformed="true">
          <draw:text-box>
            <text:list text:style-name="L2">
              <text:list-item>
                <text:p>WEB-INF/jboss-web.xml</text:p>
              </text:list-item>
            </text:list>
          </draw:text-box>
        </draw:frame>
        <draw:custom-shape draw:style-name="gr18" draw:text-style-name="P14" draw:layer="layout" svg:width="23.514cm" svg:height="3.735cm" svg:x="1.295cm" svg:y="9.6cm">
          <text:p text:style-name="P14"><text:span text:style-name="T10">&lt;replication-config&gt;</text:span></text:p>
          <text:p text:style-name="P14"><text:span text:style-name="T10"><text:s text:c="5"/></text:span><text:span text:style-name="T10">&lt;cache-name&gt;</text:span><text:span text:style-name="T11">web.repl-async</text:span><text:span text:style-name="T10">&lt;/cache-name&gt;</text:span></text:p>
          <text:p text:style-name="P14"><text:span text:style-name="T10">&lt;/replication-config&gt;</text:span></text:p>
          <text:p text:style-name="P14"><text:span text:style-name="T10"/></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3"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Default_20_1" presentation:presentation-page-layout-name="AL1T1">
        <draw:frame draw:style-name="gr1" draw:text-style-name="P8" draw:layer="layout" svg:width="22.855cm" svg:height="4.487cm" svg:x="3.18cm" svg:y="5.08cm">
          <draw:text-box>
            <text:p text:style-name="P1"><text:span text:style-name="T5">Performance numbers</text:span></text:p>
            <text:p text:style-name="P2"><text:span text:style-name="T2"/></text:p>
          </draw:text-box>
        </draw:frame>
        <presentation:notes draw:style-name="dp2">
          <draw:page-thumbnail draw:style-name="gr3" draw:layer="layout" svg:width="13.968cm" svg:height="10.476cm" svg:x="3.81cm" svg:y="2.123cm" draw:page-number="20" presentation:class="page"/>
          <draw:frame presentation:style-name="pr9" draw:text-style-name="P9" draw:layer="layout" svg:width="17.271cm" svg:height="12.573cm" svg:x="2.159cm" svg:y="13.271cm" presentation:class="notes" presentation:placeholder="true">
            <draw:text-box/>
          </draw:frame>
        </presentation:notes>
      </draw:page>
      <draw:page draw:name="page21" draw:style-name="dp1" draw:master-page-name="Default" presentation:presentation-page-layout-name="AL1T1">
        <draw:frame presentation:style-name="pr2" draw:layer="layout" svg:width="25.199cm" svg:height="3.173cm" svg:x="1.4cm" svg:y="0.637cm" presentation:class="title">
          <draw:text-box>
            <text:p>Test environment</text:p>
          </draw:text-box>
        </draw:frame>
        <draw:frame presentation:style-name="pr3" draw:layer="layout" svg:width="25.199cm" svg:height="13.435cm" svg:x="1.471cm" svg:y="4.145cm" presentation:class="outline">
          <draw:text-box>
            <text:list text:style-name="L2">
              <text:list-item>
                <text:p>HP DL360 G7 dual socket, 4 core E5640 Nehalem, 2.66 GHz, 32GB RAM</text:p>
              </text:list-item>
              <text:list-item>
                <text:p>1GB network</text:p>
              </text:list-item>
              <text:list-item>
                <text:p>JVM: 1.6.0_31</text:p>
                <text:list>
                  <text:list-item>
                    <text:p>Options: -Xms256m -Xmx1g -server</text:p>
                  </text:list-item>
                </text:list>
              </text:list-item>
              <text:list-item>
                <text:p>8 physical boxes for EAP instances</text:p>
                <text:list>
                  <text:list-item>
                    <text:p>When benching 12 and 16 instances, we run 2 EAP instances on some (12) or all (16) boxes</text:p>
                    <text:list>
                      <text:list-item>
                        <text:p>Competing for CPU / memory / network access</text:p>
                      </text:list-item>
                    </text:list>
                  </text:list-item>
                </text:list>
              </text:list-item>
            </text:list>
          </draw:text-box>
        </draw:frame>
        <presentation:notes draw:style-name="dp2">
          <draw:page-thumbnail draw:style-name="gr3" draw:layer="layout" svg:width="13.968cm" svg:height="10.476cm" svg:x="3.81cm" svg:y="2.123cm" draw:page-number="21" presentation:class="page"/>
          <draw:frame presentation:style-name="pr4"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presentation:style-name="pr2" draw:layer="layout" svg:width="25.199cm" svg:height="3.173cm" svg:x="1.4cm" svg:y="0.637cm" presentation:class="title">
          <draw:text-box>
            <text:p>Perf test setup</text:p>
          </draw:text-box>
        </draw:frame>
        <draw:frame draw:style-name="gr4" draw:layer="layout" svg:width="23.902cm" svg:height="13.319cm" svg:x="2.256cm" svg:y="4.032cm">
          <draw:object xlink:href="./Object 12" xlink:type="simple" xlink:show="embed" xlink:actuate="onLoad"/>
          <draw:image xlink:href="./ObjectReplacements/Object 12" xlink:type="simple" xlink:show="embed" xlink:actuate="onLoad"/>
        </draw:frame>
        <presentation:notes draw:style-name="dp2">
          <draw:page-thumbnail draw:style-name="gr3" draw:layer="layout" svg:width="13.968cm" svg:height="10.476cm" svg:x="3.81cm" svg:y="2.123cm" draw:page-number="22" presentation:class="page"/>
          <draw:frame presentation:style-name="pr4"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2" draw:layer="layout" svg:width="25.199cm" svg:height="3.173cm" svg:x="1.4cm" svg:y="0.637cm" presentation:class="title">
          <draw:text-box>
            <text:p>Test driver</text:p>
          </draw:text-box>
        </draw:frame>
        <draw:frame presentation:style-name="pr10" draw:layer="layout" svg:width="25.199cm" svg:height="5.905cm" svg:x="1.471cm" svg:y="4.145cm" presentation:class="outline" presentation:user-transformed="true">
          <draw:text-box>
            <text:list text:style-name="L2">
              <text:list-item>
                <text:p>Each 'client' is a thread in the (same) test driver</text:p>
              </text:list-item>
              <text:list-item>
                <text:p>400 clients execute 100'000 HTTP requests</text:p>
              </text:list-item>
              <text:list-item>
                <text:p>90% of the requests are reads, 10% are writes</text:p>
              </text:list-item>
              <text:list-item>
                <text:p>Each client does the following (num-reqs=100000):</text:p>
              </text:list-item>
            </text:list>
          </draw:text-box>
        </draw:frame>
        <draw:custom-shape draw:style-name="gr19" draw:text-style-name="P14" draw:layer="layout" svg:width="23.514cm" svg:height="5.023cm" svg:x="2.521cm" svg:y="10.217cm">
          <text:p text:style-name="P14"><text:span text:style-name="T10">- Create a session (10 attributes, each has a 1K byte[] buffer)</text:span></text:p>
          <text:p text:style-name="P14"><text:span text:style-name="T10">- while num-reqs &gt; 0:</text:span></text:p>
          <text:p text:style-name="P14"><text:span text:style-name="T10"><text:s text:c="6"/></text:span><text:span text:style-name="T10">- with a 90% chance: read a random attribute (1-10), or,</text:span></text:p>
          <text:p text:style-name="P14"><text:span text:style-name="T10"><text:s text:c="6"/></text:span><text:span text:style-name="T10">- with a 10% chance: write a random attribute</text:span></text:p>
          <text:p text:style-name="P14"><text:span text:style-name="T10"><text:s text:c="6"/></text:span><text:span text:style-name="T10">- decrement num-reqs</text:span></text:p>
          <text:p text:style-name="P14"><text:span text:style-name="T10">- Destroy the session</text:span></text:p>
          <text:p text:style-name="P14"><text:span text:style-name="T10"/></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3" draw:layer="layout" svg:width="13.968cm" svg:height="10.476cm" svg:x="3.81cm" svg:y="2.123cm" draw:page-number="23" presentation:class="page"/>
          <draw:frame presentation:style-name="pr4"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2" draw:layer="layout" svg:width="25.199cm" svg:height="3.173cm" svg:x="1.4cm" svg:y="0.637cm" presentation:class="title">
          <draw:text-box>
            <text:p>Base line</text:p>
          </draw:text-box>
        </draw:frame>
        <draw:frame draw:style-name="gr4" draw:layer="layout" svg:width="25.4cm" svg:height="13.335cm" svg:x="1.27cm" svg:y="3.175cm">
          <draw:object xlink:href="./Object 7" xlink:type="simple" xlink:show="embed" xlink:actuate="onLoad"/>
          <draw:image xlink:href="./ObjectReplacements/Object 7" xlink:type="simple" xlink:show="embed" xlink:actuate="onLoad"/>
        </draw:frame>
        <presentation:notes draw:style-name="dp2">
          <draw:page-thumbnail draw:style-name="gr3" draw:layer="layout" svg:width="13.968cm" svg:height="10.476cm" svg:x="3.81cm" svg:y="2.123cm" draw:page-number="24" presentation:class="page"/>
          <draw:frame presentation:style-name="pr4"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presentation:style-name="pr2" draw:layer="layout" svg:width="25.199cm" svg:height="3.173cm" svg:x="1.4cm" svg:y="0.637cm" presentation:class="title">
          <draw:text-box>
            <text:p>Comments</text:p>
          </draw:text-box>
        </draw:frame>
        <draw:frame presentation:style-name="pr3" draw:layer="layout" svg:width="25.199cm" svg:height="13.435cm" svg:x="1.471cm" svg:y="4.145cm" presentation:class="outline">
          <draw:text-box>
            <text:list text:style-name="L2">
              <text:list-item>
                <text:p>Clustering adds some overhead, so we won't get higher than these numbers</text:p>
              </text:list-item>
              <text:list-item>
                <text:p>Ca. 30'000 requests / sec is what apache httpd can handle for a single test driver (400 threads)</text:p>
              </text:list-item>
              <text:list-item>
                <text:p>We could run multiple httpds and multiple test drivers to increase total throughput, but that's not what we want to measure... we want to measure the difference between local and clustered sessions</text:p>
              </text:list-item>
            </text:list>
          </draw:text-box>
        </draw:frame>
        <presentation:notes draw:style-name="dp2">
          <draw:page-thumbnail draw:style-name="gr3"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presentation:style-name="pr2" draw:layer="layout" svg:width="25.199cm" svg:height="3.173cm" svg:x="1.4cm" svg:y="0.637cm" presentation:class="title">
          <draw:text-box>
            <text:p>UDP</text:p>
          </draw:text-box>
        </draw:frame>
        <draw:frame draw:style-name="gr4" draw:layer="layout" svg:width="24.877cm" svg:height="12.227cm" svg:x="1.567cm" svg:y="4.378cm">
          <draw:object xlink:href="./Object 8" xlink:type="simple" xlink:show="embed" xlink:actuate="onLoad"/>
          <draw:image xlink:href="./ObjectReplacements/Object 8" xlink:type="simple" xlink:show="embed" xlink:actuate="onLoad"/>
        </draw:frame>
        <presentation:notes draw:style-name="dp2">
          <draw:page-thumbnail draw:style-name="gr3"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2" draw:layer="layout" svg:width="25.199cm" svg:height="3.173cm" svg:x="1.4cm" svg:y="0.637cm" presentation:class="title">
          <draw:text-box>
            <text:p>TCP versus UDP</text:p>
          </draw:text-box>
        </draw:frame>
        <draw:frame draw:style-name="gr4" draw:layer="layout" svg:width="25.1cm" svg:height="13.84cm" svg:x="1.456cm" svg:y="3.572cm">
          <draw:object xlink:href="./Object 9" xlink:type="simple" xlink:show="embed" xlink:actuate="onLoad"/>
          <draw:image xlink:href="./ObjectReplacements/Object 9" xlink:type="simple" xlink:show="embed" xlink:actuate="onLoad"/>
        </draw:frame>
        <presentation:notes draw:style-name="dp2">
          <draw:page-thumbnail draw:style-name="gr3"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presentation:style-name="pr2" draw:layer="layout" svg:width="25.199cm" svg:height="3.173cm" svg:x="1.4cm" svg:y="0.637cm" presentation:class="title">
          <draw:text-box>
            <text:p>Comments</text:p>
          </draw:text-box>
        </draw:frame>
        <draw:frame presentation:style-name="pr3" draw:layer="layout" svg:width="25.199cm" svg:height="14.028cm" svg:x="1.471cm" svg:y="3.175cm" presentation:class="outline" presentation:user-transformed="true">
          <draw:text-box>
            <text:list text:style-name="L2">
              <text:list-item>
                <text:p>With increasing cluster size, DIST outperforms REPL</text:p>
                <text:list>
                  <text:list-item>
                    <text:p>On a modification, DIST changes the local cache and then sends a modification message to the backup owner</text:p>
                  </text:list-item>
                  <text:list-item>
                    <text:p>REPL has to send the modification to <text:span text:style-name="T7">all</text:span> cluster nodes</text:p>
                  </text:list-item>
                  <text:list-item>
                    <text:p>For 10K messages, we can get a theoretical max of roughly 12'500 reqs/sec (at the receivers)</text:p>
                  </text:list-item>
                </text:list>
              </text:list-item>
              <text:list-item>
                <text:p>DIST_SYNC is not much slower than DIST-ASYNC</text:p>
                <text:list>
                  <text:list-item>
                    <text:p>The network latency is low; it is apparently not the limiting factor</text:p>
                  </text:list-item>
                  <text:list-item>
                    <text:p>The limiting factor is client-httpd interaction and (replication) bandwidth</text:p>
                  </text:list-item>
                </text:list>
              </text:list-item>
            </text:list>
          </draw:text-box>
        </draw:frame>
        <presentation:notes draw:style-name="dp2">
          <draw:page-thumbnail draw:style-name="gr3"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frame presentation:style-name="pr2" draw:layer="layout" svg:width="25.199cm" svg:height="3.173cm" svg:x="1.4cm" svg:y="0.637cm" presentation:class="title">
          <draw:text-box>
            <text:p>Comments</text:p>
          </draw:text-box>
        </draw:frame>
        <draw:frame presentation:style-name="pr3" draw:layer="layout" svg:width="25.199cm" svg:height="13.435cm" svg:x="1.471cm" svg:y="4.145cm" presentation:class="outline">
          <draw:text-box>
            <text:list text:style-name="L2">
              <text:list-item>
                <text:p>With mode=REPL, TCP is faster than UDP initially, but perf degrades with increasing cluster size</text:p>
                <text:list>
                  <text:list-item>
                    <text:p>In a 16 node cluster, a 'multicast' involves sending the same message to 15 nodes</text:p>
                  </text:list-item>
                  <text:list-item>
                    <text:p>TCP gets slower than UDP at 8-12 nodes</text:p>
                  </text:list-item>
                </text:list>
              </text:list-item>
              <text:list-item>
                <text:p>With DIST, at 8+ nodes, TCP and UDP perform the same</text:p>
              </text:list-item>
            </text:list>
          </draw:text-box>
        </draw:frame>
        <presentation:notes draw:style-name="dp2">
          <draw:page-thumbnail draw:style-name="gr3" draw:layer="layout" svg:width="13.968cm" svg:height="10.476cm" svg:x="3.81cm" svg:y="2.123cm" draw:page-number="29" presentation:class="page"/>
          <draw:frame presentation:style-name="pr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draw:frame presentation:style-name="pr2" draw:layer="layout" svg:width="26.67cm" svg:height="3.173cm" svg:x="1.27cm" svg:y="0.637cm" presentation:class="title" presentation:user-transformed="true">
          <draw:text-box>
            <text:p>Changing the replication granularity (jboss-web.xml)</text:p>
          </draw:text-box>
        </draw:frame>
        <draw:custom-shape draw:style-name="gr20" draw:text-style-name="P14" draw:layer="layout" svg:width="23.514cm" svg:height="4.37cm" svg:x="1.27cm" svg:y="3.885cm">
          <text:p text:style-name="P14"><text:span text:style-name="T10">&lt;replication-config&gt;</text:span></text:p>
          <text:p text:style-name="P14"><text:span text:style-name="T10"><text:s text:c="5"/></text:span><text:span text:style-name="T10">&lt;cache-name&gt;web.repl-async&lt;/cache-name&gt;</text:span></text:p>
          <text:p text:style-name="P14"><text:span text:style-name="T10"><text:s text:c="5"/></text:span><text:span text:style-name="T10">&lt;replication-granularity&gt;</text:span><text:span text:style-name="T11">ATTRIBUTE</text:span><text:span text:style-name="T10">&lt;/replication-granularity&gt;</text:span></text:p>
          <text:p text:style-name="P14"><text:span text:style-name="T10">&lt;/replication-config&gt;</text:span></text:p>
          <text:p text:style-name="P14"><text:span text:style-name="T10"/></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11" draw:layer="layout" svg:width="25.199cm" svg:height="7.284cm" svg:x="1.472cm" svg:y="8.681cm" presentation:class="outline" presentation:user-transformed="true">
          <draw:text-box>
            <text:p/>
          </draw:text-box>
        </draw:frame>
        <draw:frame presentation:style-name="pr10" draw:layer="layout" svg:width="25.199cm" svg:height="7.078cm" svg:x="1.471cm" svg:y="8.89cm" presentation:class="outline" presentation:user-transformed="true">
          <draw:text-box>
            <text:list text:style-name="L2">
              <text:list-item>
                <text:p>SESSION is the default</text:p>
                <text:list>
                  <text:list-item>
                    <text:p>A modification serializes the entire session</text:p>
                  </text:list-item>
                  <text:list-item>
                    <text:p>10 attrs of 1K each --&gt; 10K</text:p>
                  </text:list-item>
                </text:list>
              </text:list-item>
              <text:list-item>
                <text:p>ATTRIBUTE only serializes the modified attribute</text:p>
                <text:list>
                  <text:list-item>
                    <text:p>Serialized state --&gt; 1K</text:p>
                  </text:list-item>
                </text:list>
              </text:list-item>
            </text:list>
          </draw:text-box>
        </draw:frame>
        <presentation:notes draw:style-name="dp2">
          <draw:page-thumbnail draw:style-name="gr3" draw:layer="layout" svg:width="13.968cm" svg:height="10.476cm" svg:x="3.81cm" svg:y="2.123cm" draw:page-number="30" presentation:class="page"/>
          <draw:frame presentation:style-name="pr4"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draw:frame presentation:style-name="pr2" draw:layer="layout" svg:width="25.199cm" svg:height="3.173cm" svg:x="1.4cm" svg:y="0.637cm" presentation:class="title">
          <draw:text-box>
            <text:p>Effect of changing the replication granularity</text:p>
          </draw:text-box>
        </draw:frame>
        <draw:frame draw:style-name="gr4" draw:layer="layout" svg:width="25.026cm" svg:height="14.565cm" svg:x="1.493cm" svg:y="3.209cm">
          <draw:object xlink:href="./Object 10" xlink:type="simple" xlink:show="embed" xlink:actuate="onLoad"/>
          <draw:image xlink:href="./ObjectReplacements/Object 10" xlink:type="simple" xlink:show="embed" xlink:actuate="onLoad"/>
        </draw:frame>
        <presentation:notes draw:style-name="dp2">
          <draw:page-thumbnail draw:style-name="gr3"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draw:frame presentation:style-name="pr2" draw:layer="layout" svg:width="25.199cm" svg:height="3.173cm" svg:x="1.4cm" svg:y="0.637cm" presentation:class="title">
          <draw:text-box>
            <text:p>Comments</text:p>
          </draw:text-box>
        </draw:frame>
        <draw:frame presentation:style-name="pr3" draw:layer="layout" svg:width="25.199cm" svg:height="13.435cm" svg:x="1.471cm" svg:y="4.145cm" presentation:class="outline">
          <draw:text-box>
            <text:list text:style-name="L2">
              <text:list-item>
                <text:p>REPL-ASYNC gets much faster, as it only has to replicate 1K instead of 10K</text:p>
              </text:list-item>
              <text:list-item>
                <text:p>REPL-SYNC is still bound by the latency; it needs to receive acks from <text:span text:style-name="T12">all</text:span> cluster nodes</text:p>
              </text:list-item>
            </text:list>
          </draw:text-box>
        </draw:frame>
        <presentation:notes draw:style-name="dp2">
          <draw:page-thumbnail draw:style-name="gr3" draw:layer="layout" svg:width="13.968cm" svg:height="10.476cm" svg:x="3.81cm" svg:y="2.123cm" draw:page-number="32" presentation:class="page"/>
          <draw:frame presentation:style-name="pr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draw:frame presentation:style-name="pr2" draw:layer="layout" svg:width="25.199cm" svg:height="3.173cm" svg:x="1.4cm" svg:y="0.637cm" presentation:class="title">
          <draw:text-box>
            <text:p>Changing the replication trigger</text:p>
          </draw:text-box>
        </draw:frame>
        <draw:custom-shape draw:style-name="gr21" draw:text-style-name="P14" draw:layer="layout" svg:width="23.514cm" svg:height="4.37cm" svg:x="1.251cm" svg:y="3.25cm">
          <text:p text:style-name="P14"><text:span text:style-name="T10">&lt;replication-config&gt;</text:span></text:p>
          <text:p text:style-name="P14"><text:span text:style-name="T10"><text:s text:c="5"/></text:span><text:span text:style-name="T10">&lt;cache-name&gt;web.repl-async&lt;/cache-name&gt;</text:span></text:p>
          <text:p text:style-name="P14"><text:span text:style-name="T10"><text:s text:c="5"/></text:span><text:span text:style-name="T10">&lt;replication-granularity&gt;ATTRIBUTE&lt;/replication-granularity&gt;</text:span></text:p>
          <text:p text:style-name="P14"><text:span text:style-name="T10"><text:s text:c="5"/></text:span><text:span text:style-name="T10">&lt;replication-trigger&gt;</text:span><text:span text:style-name="T11">SET</text:span><text:span text:style-name="T10">&lt;/replication-trigger&gt;</text:span></text:p>
          <text:p text:style-name="P14"><text:span text:style-name="T10">&lt;/replication-config&gt;</text:span></text:p>
          <text:p text:style-name="P14"><text:span text:style-name="T10"/></text:p>
          <draw:enhanced-geometry svg:viewBox="0 0 21600 21600" draw:mirror-horizontal="true" draw:glue-points="10800 0 0 10800 10800 21600 21600 10800" draw:text-areas="0 0 21600 ?f11" draw:type="paper" draw:modifiers="2088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12" draw:layer="layout" svg:width="25.199cm" svg:height="9.525cm" svg:x="1.471cm" svg:y="8.255cm" presentation:class="outline" presentation:user-transformed="true">
          <draw:text-box>
            <text:list text:style-name="L2">
              <text:list-item>
                <text:p>SET_AND_NON_PRIMITIVE_GET is default</text:p>
                <text:list>
                  <text:list-item>
                    <text:p>Since a byte[] buffer is non-primitive, even a read (getAttribute()) marks a session as dirty (triggering replication)</text:p>
                  </text:list-item>
                </text:list>
              </text:list-item>
              <text:list-item>
                <text:p>SET only marks a session as dirty on a write (setAttribute())</text:p>
              </text:list-item>
              <text:list-item>
                <text:p>Now the 90% reads won't trigger replication !</text:p>
              </text:list-item>
            </text:list>
          </draw:text-box>
        </draw:frame>
        <presentation:notes draw:style-name="dp2">
          <draw:page-thumbnail draw:style-name="gr3" draw:layer="layout" svg:width="13.968cm" svg:height="10.476cm" svg:x="3.81cm" svg:y="2.123cm" draw:page-number="33" presentation:class="page"/>
          <draw:frame presentation:style-name="pr4"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draw:frame presentation:style-name="pr2" draw:layer="layout" svg:width="25.199cm" svg:height="3.173cm" svg:x="1.4cm" svg:y="0.637cm" presentation:class="title">
          <draw:text-box>
            <text:p>Effect of changing the replication trigger</text:p>
          </draw:text-box>
        </draw:frame>
        <draw:frame draw:style-name="gr4" draw:layer="layout" svg:width="25.223cm" svg:height="15.011cm" svg:x="1.394cm" svg:y="2.986cm">
          <draw:object xlink:href="./Object 11" xlink:type="simple" xlink:show="embed" xlink:actuate="onLoad"/>
          <draw:image xlink:href="./ObjectReplacements/Object 11" xlink:type="simple" xlink:show="embed" xlink:actuate="onLoad"/>
        </draw:frame>
        <presentation:notes draw:style-name="dp2">
          <draw:page-thumbnail draw:style-name="gr3" draw:layer="layout" svg:width="13.968cm" svg:height="10.476cm" svg:x="3.81cm" svg:y="2.123cm" draw:page-number="34" presentation:class="page"/>
          <draw:frame presentation:style-name="pr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draw:frame presentation:style-name="pr2" draw:layer="layout" svg:width="25.199cm" svg:height="3.173cm" svg:x="1.4cm" svg:y="0.637cm" presentation:class="title">
          <draw:text-box>
            <text:p>Comments</text:p>
          </draw:text-box>
        </draw:frame>
        <draw:frame presentation:style-name="pr3" draw:layer="layout" svg:width="25.199cm" svg:height="13.435cm" svg:x="1.27cm" svg:y="3.81cm" presentation:class="outline" presentation:user-transformed="true">
          <draw:text-box>
            <text:list text:style-name="L2">
              <text:list-item>
                <text:p>Now we're only triggering replication in 10% of all requests (writes, size=1K)</text:p>
                <text:list>
                  <text:list-item>
                    <text:p>This doesn't stress the clustering subsystem enough</text:p>
                  </text:list-item>
                </text:list>
              </text:list-item>
              <text:list-item>
                <text:p>All reads are local</text:p>
                <text:list>
                  <text:list-item>
                    <text:p>DIST pins the sessionId to the local node</text:p>
                  </text:list-item>
                  <text:list-item>
                    <text:p>REPL has all of the data, so the read is local as well</text:p>
                  </text:list-item>
                </text:list>
              </text:list-item>
              <text:list-item>
                <text:p>Comparison to 2008 (EAP 4.x)</text:p>
                <text:list>
                  <text:list-item>
                    <text:p>Almost comparing apples and oranges</text:p>
                  </text:list-item>
                  <text:list-item>
                    <text:p>Different hw/sw (same test though)</text:p>
                  </text:list-item>
                </text:list>
              </text:list-item>
            </text:list>
          </draw:text-box>
        </draw:frame>
        <presentation:notes draw:style-name="dp2">
          <draw:page-thumbnail draw:style-name="gr3" draw:layer="layout" svg:width="13.968cm" svg:height="10.476cm" svg:x="3.81cm" svg:y="2.123cm" draw:page-number="35" presentation:class="page"/>
          <draw:frame presentation:style-name="pr4" draw:layer="layout" svg:width="17.271cm" svg:height="12.572cm" svg:x="2.159cm" svg:y="13.271cm" presentation:class="notes" presentation:placeholder="true">
            <draw:text-box/>
          </draw:frame>
        </presentation:notes>
      </draw:page>
      <draw:page draw:name="page36" draw:style-name="dp1" draw:master-page-name="Default_20_1" presentation:presentation-page-layout-name="AL1T1">
        <draw:frame draw:style-name="gr1" draw:text-style-name="P8" draw:layer="layout" svg:width="22.855cm" svg:height="4.487cm" svg:x="3.18cm" svg:y="5.08cm">
          <draw:text-box>
            <text:p text:style-name="P1"><text:span text:style-name="T5">More tuning tips</text:span></text:p>
            <text:p text:style-name="P2"><text:span text:style-name="T2"/></text:p>
          </draw:text-box>
        </draw:frame>
        <presentation:notes draw:style-name="dp2">
          <draw:page-thumbnail draw:style-name="gr3" draw:layer="layout" svg:width="13.968cm" svg:height="10.476cm" svg:x="3.81cm" svg:y="2.123cm" draw:page-number="36" presentation:class="page"/>
          <draw:frame presentation:style-name="pr13" draw:text-style-name="P9" draw:layer="layout" svg:width="17.271cm" svg:height="12.573cm" svg:x="2.159cm" svg:y="13.271cm" presentation:class="notes" presentation:placeholder="true">
            <draw:text-box/>
          </draw:frame>
        </presentation:notes>
      </draw:page>
      <draw:page draw:name="page37" draw:style-name="dp1" draw:master-page-name="Default" presentation:presentation-page-layout-name="AL1T1">
        <draw:frame presentation:style-name="pr14" draw:layer="layout" svg:width="25.199cm" svg:height="3.173cm" svg:x="1.4cm" svg:y="0.637cm" presentation:class="title">
          <draw:text-box>
            <text:p>Infinispan</text:p>
          </draw:text-box>
        </draw:frame>
        <draw:frame presentation:style-name="pr3" draw:layer="layout" svg:width="25.834cm" svg:height="13.879cm" svg:x="1.471cm" svg:y="3.175cm" presentation:class="outline" presentation:user-transformed="true">
          <draw:text-box>
            <text:list text:style-name="L2">
              <text:list-item>
                <text:p>Use of repl queue for async replication seems to be counter-productive !</text:p>
                <text:list>
                  <text:list-item>
                    <text:p>With: 18'000, without: 30'000 reqs/s (repl-async, 2 nodes)</text:p>
                  </text:list-item>
                  <text:list-item>
                    <text:p>Generates bursts rather than steady stream</text:p>
                  </text:list-item>
                  <text:list-item>
                    <text:p>Memory increase if generation rate &gt; send rate</text:p>
                  </text:list-item>
                  <text:list-item>
                    <text:p>JGroups already performs batching</text:p>
                  </text:list-item>
                </text:list>
              </text:list-item>
              <text:list-item>
                <text:p>Turn L1 cache off for sessions</text:p>
                <text:list>
                  <text:list-item>
                    <text:p>The session is always in the local cache</text:p>
                  </text:list-item>
                  <text:list-item>
                    <text:p>Generates invalidation traffic</text:p>
                  </text:list-item>
                  <text:list-item>
                    <text:p>Memory overhead</text:p>
                  </text:list-item>
                </text:list>
              </text:list-item>
            </text:list>
          </draw:text-box>
        </draw:frame>
        <presentation:notes draw:style-name="dp2">
          <draw:page-thumbnail draw:style-name="gr3" draw:layer="layout" svg:width="13.968cm" svg:height="10.476cm" svg:x="3.81cm" svg:y="2.123cm" draw:page-number="37" presentation:class="page"/>
          <draw:frame presentation:style-name="pr4"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draw:frame presentation:style-name="pr2" draw:layer="layout" svg:width="25.199cm" svg:height="3.173cm" svg:x="1.4cm" svg:y="0.637cm" presentation:class="title">
          <draw:text-box>
            <text:p>Network</text:p>
          </draw:text-box>
        </draw:frame>
        <draw:frame presentation:style-name="pr3" draw:layer="layout" svg:width="25.199cm" svg:height="13.435cm" svg:x="1.471cm" svg:y="4.145cm" presentation:class="outline">
          <draw:text-box>
            <text:list text:style-name="L2">
              <text:list-item>
                <text:p>Enabling 802.3 flow control can make a big difference with mode=REPL (in high traffic scenarios)</text:p>
                <text:list>
                  <text:list-item>
                    <text:p><text:a xlink:href="https://community.jboss.org/wiki/PerfTuning">https://community.jboss.org/wiki/PerfTuning</text:a></text:p>
                  </text:list-item>
                </text:list>
              </text:list-item>
              <text:list-item>
                <text:p>Going from 1GB to 10GB makes a big diff as well</text:p>
              </text:list-item>
            </text:list>
          </draw:text-box>
        </draw:frame>
        <presentation:notes draw:style-name="dp2">
          <draw:page-thumbnail draw:style-name="gr3" draw:layer="layout" svg:width="13.968cm" svg:height="10.476cm" svg:x="3.81cm" svg:y="2.123cm" draw:page-number="38" presentation:class="page"/>
          <draw:frame presentation:style-name="pr4" draw:text-style-name="P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draw:frame presentation:style-name="pr2" draw:layer="layout" svg:width="25.199cm" svg:height="3.173cm" svg:x="1.4cm" svg:y="0.637cm" presentation:class="title">
          <draw:text-box>
            <text:p>httpd</text:p>
          </draw:text-box>
        </draw:frame>
        <draw:frame presentation:style-name="pr3" draw:layer="layout" svg:width="25.199cm" svg:height="13.435cm" svg:x="1.471cm" svg:y="3.71cm" presentation:class="outline" presentation:user-transformed="true">
          <draw:text-box>
            <text:list text:style-name="L2">
              <text:list-header>
                <text:p/>
              </text:list-header>
              <text:list-item>
                <text:p>Do <text:span text:style-name="T12">not</text:span> use Maxsessionid in httpd.conf !</text:p>
              </text:list-item>
              <text:list-item>
                <text:p>Install httpd in a local file system</text:p>
                <text:list>
                  <text:list-item>
                    <text:p>NFS kills performance</text:p>
                    <text:list>
                      <text:list-item>
                        <text:p>Example: moving from NFS to /tmp increased local webapp access from 17'000 to 31'000 requests / sec</text:p>
                      </text:list-item>
                    </text:list>
                  </text:list-item>
                </text:list>
              </text:list-item>
              <text:list-item>
                <text:p>Decrease logging verbosity</text:p>
                <text:list>
                  <text:list-item>
                    <text:p>Remove or curtail access_log (can become big)<text:tab/></text:p>
                  </text:list-item>
                  <text:list-item>
                    <text:p>Log rotation is your friend</text:p>
                  </text:list-item>
                </text:list>
              </text:list-item>
            </text:list>
          </draw:text-box>
        </draw:frame>
        <presentation:notes draw:style-name="dp2">
          <draw:page-thumbnail draw:style-name="gr3" draw:layer="layout" svg:width="13.968cm" svg:height="10.476cm" svg:x="3.81cm" svg:y="2.123cm" draw:page-number="39" presentation:class="page"/>
          <draw:frame presentation:style-name="pr4" draw:layer="layout" svg:width="17.271cm" svg:height="12.572cm" svg:x="2.159cm" svg:y="13.271cm" presentation:class="notes" presentation:placeholder="true">
            <draw:text-box/>
          </draw:frame>
        </presentation:notes>
      </draw:page>
      <draw:page draw:name="page40" draw:style-name="dp1" draw:master-page-name="Default_20_1" presentation:presentation-page-layout-name="AL1T1">
        <draw:frame draw:style-name="gr1" draw:text-style-name="P8" draw:layer="layout" svg:width="22.855cm" svg:height="4.487cm" svg:x="3.18cm" svg:y="5.08cm">
          <draw:text-box>
            <text:p text:style-name="P1"><text:span text:style-name="T5">Conclusion</text:span></text:p>
            <text:p text:style-name="P2"><text:span text:style-name="T2"/></text:p>
          </draw:text-box>
        </draw:frame>
        <presentation:notes draw:style-name="dp2">
          <draw:page-thumbnail draw:style-name="gr3" draw:layer="layout" svg:width="13.968cm" svg:height="10.476cm" svg:x="3.81cm" svg:y="2.123cm" draw:page-number="40" presentation:class="page"/>
          <draw:frame presentation:style-name="pr15" draw:text-style-name="P9" draw:layer="layout" svg:width="17.271cm" svg:height="12.573cm" svg:x="2.159cm" svg:y="13.271cm" presentation:class="notes" presentation:placeholder="true">
            <draw:text-box/>
          </draw:frame>
        </presentation:notes>
      </draw:page>
      <draw:page draw:name="page41" draw:style-name="dp1" draw:master-page-name="Default" presentation:presentation-page-layout-name="AL1T1">
        <draw:frame presentation:style-name="pr2" draw:layer="layout" svg:width="25.199cm" svg:height="3.173cm" svg:x="1.4cm" svg:y="0.637cm" presentation:class="title">
          <draw:text-box>
            <text:p>Distribution or replication ?</text:p>
          </draw:text-box>
        </draw:frame>
        <draw:frame presentation:style-name="pr3" draw:layer="layout" svg:width="25.199cm" svg:height="14.631cm" svg:x="1.471cm" svg:y="3.372cm" presentation:class="outline" presentation:user-transformed="true">
          <draw:text-box>
            <text:list text:style-name="L2">
              <text:list-item>
                <text:p>ATTRIBUTE and SET are best in most cases</text:p>
              </text:list-item>
              <text:list-item>
                <text:p>Use replication when</text:p>
                <text:list>
                  <text:list-item>
                    <text:p>Cluster size is small and data is small</text:p>
                  </text:list-item>
                  <text:list-item>
                    <text:p>Data * cluster_size &lt; allocated heap</text:p>
                  </text:list-item>
                  <text:list-item>
                    <text:p>Reads are fast, no rebalancing</text:p>
                  </text:list-item>
                </text:list>
              </text:list-item>
              <text:list-item>
                <text:p>Use distribution when</text:p>
                <text:list>
                  <text:list-item>
                    <text:p>The data is big or the cluster is large</text:p>
                  </text:list-item>
                  <text:list-item>
                    <text:p>Access cost is constant</text:p>
                  </text:list-item>
                </text:list>
              </text:list-item>
              <text:list-item>
                <text:p>Async when we have (session) stickiness</text:p>
              </text:list-item>
              <text:list-item>
                <text:p>Sync when we don't</text:p>
              </text:list-item>
            </text:list>
          </draw:text-box>
        </draw:frame>
        <presentation:notes draw:style-name="dp2">
          <draw:page-thumbnail draw:style-name="gr3" draw:layer="layout" svg:width="13.968cm" svg:height="10.476cm" svg:x="3.81cm" svg:y="2.123cm" draw:page-number="41" presentation:class="page"/>
          <draw:frame presentation:style-name="pr4"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1">
        <draw:frame presentation:style-name="pr2" draw:layer="layout" svg:width="25.199cm" svg:height="3.173cm" svg:x="1.4cm" svg:y="0.637cm" presentation:class="title">
          <draw:text-box>
            <text:p>Links</text:p>
          </draw:text-box>
        </draw:frame>
        <draw:frame presentation:style-name="pr3" draw:layer="layout" svg:width="25.199cm" svg:height="13.435cm" svg:x="1.905cm" svg:y="4.345cm" presentation:class="outline" presentation:user-transformed="true">
          <draw:text-box>
            <text:list text:style-name="L2">
              <text:list-item>
                <text:p>EAP 6: <text:span text:style-name="T13"><text:a xlink:href="http://www.redhat.com/products/jbossenterprisemiddleware/application-platform">http://www.redhat.com/products/jbossenterprisemiddleware/application-platform</text:a></text:span></text:p>
              </text:list-item>
              <text:list-item>
                <text:p>mod-cluster: <text:a xlink:href="http://www.jboss.org/mod_cluster">http://www.jboss.org/mod_cluster</text:a></text:p>
              </text:list-item>
              <text:list-item>
                <text:p>Infinispan: <text:a xlink:href="http://www.infinispan.org/">http://www.infinispan.org</text:a></text:p>
              </text:list-item>
              <text:list-item>
                <text:p>JGroups: <text:a xlink:href="http://www.jgroups.org/">http://www.jgroups.org</text:a></text:p>
              </text:list-item>
              <text:list-item>
                <text:p>Perf test: <text:a xlink:href="https://github.com/belaban/SessionPerf">https://github.com/belaban/SessionPerf</text:a></text:p>
              </text:list-item>
            </text:list>
          </draw:text-box>
        </draw:frame>
        <presentation:notes draw:style-name="dp2">
          <draw:page-thumbnail draw:style-name="gr3" draw:layer="layout" svg:width="13.968cm" svg:height="10.476cm" svg:x="3.81cm" svg:y="2.123cm" draw:page-number="42" presentation:class="page"/>
          <draw:frame presentation:style-name="pr4" draw:layer="layout" svg:width="17.271cm" svg:height="12.572cm" svg:x="2.159cm" svg:y="13.271cm" presentation:class="notes" presentation:placeholder="true">
            <draw:text-box/>
          </draw:frame>
        </presentation:notes>
      </draw:page>
      <draw:page draw:name="page43" draw:style-name="dp3" draw:master-page-name="Default_20_3" presentation:presentation-page-layout-name="AL1T1">
        <presentation:notes draw:style-name="dp2">
          <draw:page-thumbnail draw:style-name="gr3" draw:layer="layout" svg:width="13.968cm" svg:height="10.476cm" svg:x="3.81cm" svg:y="2.123cm" draw:page-number="43" presentation:class="page"/>
          <draw:frame presentation:style-name="pr1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ackground" xlink:href="Pictures/1000000000000855000006409CF00B9F.png" xlink:type="simple" xlink:show="embed" xlink:actuate="onLoad"/>
    <draw:marker draw:name="Arrow" svg:viewBox="0 0 20 30" svg:d="m10 0-10 30h20z"/>
    <draw:marker draw:name="Symmetric_20_Arrow" draw:display-name="Symmetric Arrow" svg:viewBox="0 0 1131 902" svg:d="m564 0-564 902h113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1.413cm" style:text-autospace="none"/>
      <style:text-properties style:use-window-font-color="true" style:text-outline="false" style:text-line-through-style="none" fo:font-family="Tahoma, Lucidasans, 'Lucida Sans', 'Arial Unicode MS'" style:font-family-generic="swiss" style:font-pitch="variable" fo:font-size="28pt" fo:font-style="normal" fo:text-shadow="none" style:text-underline-style="none" fo:font-weight="normal" style:font-family-asian="Tahoma, Lucidasans, 'Lucida Sans', 'Arial Unicode MS'" style:font-family-generic-asian="swiss" style:font-pitch-asian="variable" style:font-size-asian="28pt" style:font-style-asian="normal" style:font-weight-asian="normal"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1.058cm" style:text-autospace="none"/>
      <style:text-properties style:use-window-font-color="true" style:text-outline="false" style:text-line-through-style="none" fo:font-family="Tahoma, Lucidasans, 'Lucida Sans', 'Arial Unicode MS'" style:font-family-generic="swiss" style:font-pitch="variable" fo:font-size="24pt" fo:font-style="normal" fo:text-shadow="none" style:text-underline-style="none" fo:font-weight="normal" style:font-family-asian="Tahoma, Lucidasans, 'Lucida Sans', 'Arial Unicode MS'" style:font-family-generic-asian="swiss" style:font-pitch-asian="variable" style:font-size-asian="24pt" style:font-style-asian="normal" style:font-weight-asian="normal"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fo:font-family="Tahoma, Lucidasans, 'Lucida Sans', 'Arial Unicode MS'" style:font-family-generic="swiss" style:font-pitch="variable" fo:font-size="44pt" fo:font-style="normal" fo:text-shadow="none" style:text-underline-style="none" fo:font-weight="normal" style:font-family-asian="Tahoma, Lucidasans, 'Lucida Sans', 'Arial Unicode MS'" style:font-family-generic-asian="swiss" style:font-pitch-asian="variable" style:font-size-asian="44pt" style:font-style-asian="normal" style:font-weight-asian="normal"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fo:font-family="Interstate-Light" fo:font-size="10pt" fo:letter-spacing="normal" fo:language="en" fo:country="US" fo:font-style="normal" style:text-underline-style="none" fo:font-weight="normal" style:font-family-asian="Interstate-Light" style:font-size-asian="10pt" style:font-style-asian="normal" style:font-weight-asian="normal" style:font-family-complex="Interstate-Light" style:font-size-complex="10pt" style:font-style-complex="normal" style:font-weight-complex="normal" style:text-emphasize="none" style:text-scale="100%"/>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swiss" style:font-pitch="variable" fo:font-size="30pt" fo:font-style="normal" fo:text-shadow="none" style:text-underline-style="none" fo:font-weight="bold" style:letter-kerning="true" style:font-family-asian="'MS Gothic'" style:font-family-generic-asian="system" style:font-pitch-asian="variable" style:font-size-asian="34pt" style:font-style-asian="normal" style:font-weight-asian="bold" style:font-family-complex="Tahoma" style:font-family-generic-complex="system" style:font-pitch-complex="variable" style:font-size-complex="3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text:list-style style:name="Default_20_2-notes" style:display-name="Default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8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6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6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6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6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6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6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6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iragino Kaku Gothic Pro W3'"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Hiragino Kaku Gothic Pro W3'"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iragino Kaku Gothic Pro W3'"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_20_3-outline2" style:display-name="Default 3-outline2" style:family="presentation" style:parent-style-name="Default_20_3-outline1">
      <style:paragraph-properties fo:margin-top="0cm" fo:margin-bottom="0.4cm"/>
      <style:text-properties fo:font-size="28pt" style:font-size-asian="28pt" style:font-size-complex="28pt"/>
    </style:style>
    <style:style style:name="Default_20_3-outline3" style:display-name="Default 3-outline3" style:family="presentation" style:parent-style-name="Default_20_3-outline2">
      <style:paragraph-properties fo:margin-top="0cm" fo:margin-bottom="0.3cm"/>
      <style:text-properties fo:font-size="24pt" style:font-size-asian="24pt" style:font-size-complex="24pt"/>
    </style:style>
    <style:style style:name="Default_20_3-outline4" style:display-name="Default 3-outline4" style:family="presentation" style:parent-style-name="Default_20_3-outline3">
      <style:paragraph-properties fo:margin-top="0cm" fo:margin-bottom="0.2cm"/>
      <style:text-properties fo:font-size="20pt" style:font-size-asian="20pt" style:font-size-complex="20pt"/>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Hiragino Kaku Gothic Pro W3'"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2-outline1">
      <style:graphic-properties draw:fill-color="#ffffff" draw:auto-grow-height="false" fo:min-height="13.86cm"/>
    </style:style>
    <style:style style:name="Mpr6" style:family="presentation" style:parent-style-name="Default_20_2-backgroundobjects">
      <style:graphic-properties draw:stroke="none" draw:fill="none" draw:fill-color="#ffffff" draw:auto-grow-height="false" fo:min-height="1.449cm"/>
    </style:style>
    <style:style style:name="Mpr7" style:family="presentation" style:parent-style-name="Default_20_2-backgroundobjects">
      <style:graphic-properties draw:stroke="none" draw:fill="none" draw:fill-color="#ffffff" draw:auto-grow-height="false" fo:min-height="1.397cm"/>
    </style:style>
    <style:style style:name="Mpr8" style:family="presentation" style:parent-style-name="Default_20_2-backgroundobjects">
      <style:graphic-properties draw:stroke="none" draw:fill="none" draw:fill-color="#ffffff" draw:textarea-vertical-align="bottom" draw:auto-grow-height="false" fo:min-height="1.397cm"/>
    </style:style>
    <style:style style:name="Mpr9" style:family="presentation" style:parent-style-name="Default_20_1-backgroundobjects">
      <style:graphic-properties draw:stroke="none" draw:fill="none" draw:fill-color="#ffffff" draw:auto-grow-height="false" fo:min-height="1.449cm"/>
    </style:style>
    <style:style style:name="Mpr10" style:family="presentation" style:parent-style-name="Default_20_1-backgroundobjects">
      <style:graphic-properties draw:stroke="none" draw:fill="none" draw:fill-color="#ffffff" draw:auto-grow-height="false" fo:min-height="1.397cm"/>
    </style:style>
    <style:style style:name="Mpr11" style:family="presentation" style:parent-style-name="Default_20_1-backgroundobjects">
      <style:graphic-properties draw:stroke="none" draw:fill="none" draw:fill-color="#ffffff" draw:textarea-vertical-align="bottom" draw:auto-grow-height="false" fo:min-height="1.397cm"/>
    </style:style>
    <style:style style:name="Mpr12" style:family="presentation" style:parent-style-name="Default_20_3-backgroundobjects">
      <style:graphic-properties draw:stroke="none" draw:fill="none" draw:fill-color="#ffffff" draw:auto-grow-height="false" fo:min-height="1.449cm"/>
    </style:style>
    <style:style style:name="Mpr13" style:family="presentation" style:parent-style-name="Default_20_3-backgroundobjects">
      <style:graphic-properties draw:stroke="none" draw:fill="none" draw:fill-color="#ffffff" draw:auto-grow-height="false" fo:min-height="1.397cm"/>
    </style:style>
    <style:style style:name="Mpr14" style:family="presentation" style:parent-style-name="Default_20_3-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text:enable-numbering="true" fo:margin-left="1.2cm" fo:margin-right="0cm" fo:text-indent="-0.9cm"/>
    </style:style>
    <style:style style:name="MP5" style:family="paragraph">
      <style:paragraph-properties fo:text-align="center"/>
    </style:style>
    <style:style style:name="MP6" style:family="paragraph">
      <style:paragraph-properties fo:margin-left="1.2cm" fo:margin-right="0cm" fo:text-indent="-0.9cm"/>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862cm" svg:height="4.396cm" svg:x="1cm" svg:y="3.722cm"/>
      <draw:page-thumbnail draw:layer="backgroundobjects" svg:width="5.862cm" svg:height="4.396cm" svg:x="1cm" svg:y="11.77cm"/>
      <draw:page-thumbnail draw:layer="backgroundobjects" svg:width="5.862cm" svg:height="4.396cm" svg:x="1cm" svg:y="19.818cm"/>
      <draw:page-thumbnail draw:layer="backgroundobjects" svg:width="5.862cm" svg:height="4.396cm" svg:x="7.863cm" svg:y="3.722cm"/>
      <draw:page-thumbnail draw:layer="backgroundobjects" svg:width="5.862cm" svg:height="4.396cm" svg:x="7.863cm" svg:y="11.77cm"/>
      <draw:page-thumbnail draw:layer="backgroundobjects" svg:width="5.862cm" svg:height="4.396cm" svg:x="7.863cm" svg:y="19.818cm"/>
      <draw:page-thumbnail draw:layer="backgroundobjects" svg:width="5.862cm" svg:height="4.396cm" svg:x="14.726cm" svg:y="3.722cm"/>
      <draw:page-thumbnail draw:layer="backgroundobjects" svg:width="5.862cm" svg:height="4.396cm" svg:x="14.726cm" svg:y="11.77cm"/>
      <draw:page-thumbnail draw:layer="backgroundobjects" svg:width="5.862cm" svg:height="4.396cm" svg:x="14.726cm" svg:y="19.818cm"/>
    </style:handout-master>
    <style:master-page style:name="Default" style:page-layout-name="PM1" draw:style-name="Mdp1">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draw:style-name="Mgr3" draw:text-style-name="MP5" draw:layer="backgroundobjects" svg:width="28cm" svg:height="3.333cm" svg:x="0cm" svg:y="17.667cm">
        <draw:image xlink:href="Pictures/10000201000004000000007AE4B29483.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Mpr5" draw:text-style-name="MP6" draw:layer="backgroundobjects" svg:width="25.199cm" svg:height="13.859cm" svg:x="1.4cm" svg:y="4.914cm" presentation:class="outline">
        <draw:text-box>
          <text:list text:style-name="ML4">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5" draw:layer="backgroundobjects" svg:width="28.002cm" svg:height="21cm" svg:x="0cm" svg:y="0cm">
        <draw:image xlink:href="Pictures/100000000000085500000640EA60E182.pn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9" draw:text-style-name="MP8" draw:layer="backgroundobjects" svg:width="6.523cm" svg:height="1.448cm" svg:x="1.4cm" svg:y="19.131cm" presentation:class="date-time">
        <draw:text-box>
          <text:p text:style-name="MP8"><text:span text:style-name="MT1"><presentation:date-time/></text:span></text:p>
        </draw:text-box>
      </draw:frame>
      <draw:frame presentation:style-name="Mpr9" draw:text-style-name="MP9" draw:layer="backgroundobjects" svg:width="8.875cm" svg:height="1.448cm" svg:x="9.576cm" svg:y="19.131cm" presentation:class="footer">
        <draw:text-box>
          <text:p text:style-name="MP9"><text:span text:style-name="MT1"><presentation:footer/></text:span></text:p>
        </draw:text-box>
      </draw:frame>
      <draw:frame presentation:style-name="Mpr9" draw:text-style-name="MP10" draw:layer="backgroundobjects" svg:width="6.523cm" svg:height="1.448cm" svg:x="20.076cm" svg:y="19.131cm" presentation:class="page-number">
        <draw:text-box>
          <text:p text:style-name="MP10"><text:span text:style-name="MT1"><text:page-number>&lt;number&gt;</text:page-number></text:span></text:p>
        </draw:text-box>
      </draw:frame>
      <draw:frame draw:style-name="Mgr3" draw:text-style-name="MP5" draw:layer="backgroundobjects" svg:width="28.002cm" svg:height="21cm" svg:x="0cm" svg:y="0cm">
        <draw:image xlink:href="Pictures/100000000000040000000300E3099475.png" xlink:type="simple" xlink:show="embed" xlink:actuate="onLoad">
          <text:p/>
        </draw:image>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0" draw:text-style-name="MP8" draw:layer="backgroundobjects" svg:width="9.369cm" svg:height="1.396cm" svg:x="0cm" svg:y="0cm" presentation:class="header">
          <draw:text-box>
            <text:p text:style-name="MP8"><text:span text:style-name="MT1"><presentation:header/></text:span></text:p>
          </draw:text-box>
        </draw:frame>
        <draw:frame presentation:style-name="Mpr10" draw:text-style-name="MP10" draw:layer="backgroundobjects" svg:width="9.369cm" svg:height="1.396cm" svg:x="12.22cm" svg:y="0cm" presentation:class="date-time">
          <draw:text-box>
            <text:p text:style-name="MP10"><text:span text:style-name="MT1"><presentation:date-time/></text:span></text:p>
          </draw:text-box>
        </draw:frame>
        <draw:frame presentation:style-name="Mpr11" draw:text-style-name="MP8" draw:layer="backgroundobjects" svg:width="9.369cm" svg:height="1.396cm" svg:x="0cm" svg:y="26.543cm" presentation:class="footer">
          <draw:text-box>
            <text:p text:style-name="MP8"><text:span text:style-name="MT1"><presentation:footer/></text:span></text:p>
          </draw:text-box>
        </draw:frame>
        <draw:frame presentation:style-name="Mpr11" draw:text-style-name="MP10" draw:layer="backgroundobjects" svg:width="9.369cm" svg:height="1.396cm" svg:x="12.22cm" svg:y="26.543cm" presentation:class="page-number">
          <draw:text-box>
            <text:p text:style-name="MP10"><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3.506cm" svg:x="1.4cm" svg:y="0.837cm" presentation:class="title" presentation:placeholder="true">
        <draw:text-box/>
      </draw:frame>
      <draw:frame presentation:style-name="Default_20_3-outline1" draw:layer="backgroundobjects" svg:width="25.199cm" svg:height="12.18cm" svg:x="1.4cm" svg:y="4.914cm" presentation:class="outline" presentation:placeholder="true">
        <draw:text-box/>
      </draw:frame>
      <draw:frame presentation:style-name="Mpr12" draw:text-style-name="MP8" draw:layer="backgroundobjects" svg:width="6.523cm" svg:height="1.448cm" svg:x="1.4cm" svg:y="19.131cm" presentation:class="date-time">
        <draw:text-box>
          <text:p text:style-name="MP8"><text:span text:style-name="MT1"><presentation:date-time/></text:span></text:p>
        </draw:text-box>
      </draw:frame>
      <draw:frame presentation:style-name="Mpr12" draw:text-style-name="MP9" draw:layer="backgroundobjects" svg:width="8.875cm" svg:height="1.448cm" svg:x="9.576cm" svg:y="19.131cm" presentation:class="footer">
        <draw:text-box>
          <text:p text:style-name="MP9"><text:span text:style-name="MT1"><presentation:footer/></text:span></text:p>
        </draw:text-box>
      </draw:frame>
      <draw:frame presentation:style-name="Mpr12" draw:text-style-name="MP10" draw:layer="backgroundobjects" svg:width="6.523cm" svg:height="1.448cm" svg:x="20.076cm" svg:y="19.131cm" presentation:class="page-number">
        <draw:text-box>
          <text:p text:style-name="MP10"><text:span text:style-name="MT1"><text:page-number>&lt;number&gt;</text:page-number></text:span></text:p>
        </draw:text-box>
      </draw:frame>
      <draw:frame draw:style-name="Mgr3" draw:text-style-name="MP5" draw:layer="backgroundobjects" svg:width="28.002cm" svg:height="21cm" svg:x="0cm" svg:y="0cm">
        <draw:image xlink:href="Pictures/100000000000085500000640F198CA06.png" xlink:type="simple" xlink:show="embed" xlink:actuate="onLoad">
          <text:p/>
        </draw:image>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3" draw:text-style-name="MP8" draw:layer="backgroundobjects" svg:width="9.369cm" svg:height="1.396cm" svg:x="0cm" svg:y="0cm" presentation:class="header">
          <draw:text-box>
            <text:p text:style-name="MP8"><text:span text:style-name="MT1"><presentation:header/></text:span></text:p>
          </draw:text-box>
        </draw:frame>
        <draw:frame presentation:style-name="Mpr13" draw:text-style-name="MP10" draw:layer="backgroundobjects" svg:width="9.369cm" svg:height="1.396cm" svg:x="12.22cm" svg:y="0cm" presentation:class="date-time">
          <draw:text-box>
            <text:p text:style-name="MP10"><text:span text:style-name="MT1"><presentation:date-time/></text:span></text:p>
          </draw:text-box>
        </draw:frame>
        <draw:frame presentation:style-name="Mpr14" draw:text-style-name="MP8" draw:layer="backgroundobjects" svg:width="9.369cm" svg:height="1.396cm" svg:x="0cm" svg:y="26.543cm" presentation:class="footer">
          <draw:text-box>
            <text:p text:style-name="MP8"><text:span text:style-name="MT1"><presentation:footer/></text:span></text:p>
          </draw:text-box>
        </draw:frame>
        <draw:frame presentation:style-name="Mpr14" draw:text-style-name="MP10" draw:layer="backgroundobjects" svg:width="9.369cm" svg:height="1.396cm" svg:x="12.22cm" svg:y="26.543cm" presentation:class="page-number">
          <draw:text-box>
            <text:p text:style-name="MP10"><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dc9775d-05ecbee-0851ad3-1586698-727bf66</meta:generator>
    <meta:initial-creator>adrienne yancey</meta:initial-creator>
    <meta:creation-date>2009-02-23T10:59:51</meta:creation-date>
    <dc:date>2012-06-22T10:30:08</dc:date>
    <dc:language>en-US</dc:language>
    <meta:editing-cycles>334</meta:editing-cycles>
    <meta:editing-duration>P9DT9H6M36S</meta:editing-duration>
    <dc:creator>Bela Ban</dc:creator>
    <meta:document-statistic meta:object-count="276"/>
    <meta:user-defined meta:name="Info 1"/>
    <meta:user-defined meta:name="Info 2"/>
    <meta:user-defined meta:name="Info 3"/>
    <meta:user-defined meta:name="Info 4"/>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027cm" svg:height="14.566cm" xlink:href="." xlink:type="simple" chart:class="chart:line" chart:style-name="ch1">
        <chart:title svg:x="8.749cm" svg:y="0.427cm" chart:style-name="ch2">
          <text:p>replication-granularity=ATTRIBUTE</text:p>
        </chart:title>
        <chart:legend chart:legend-position="end" svg:x="21.221cm" svg:y="5.943cm" style:legend-expansion="high" chart:style-name="ch3"/>
        <chart:plot-area chart:style-name="ch4" chart:data-source-has-labels="both" svg:x="1.504cm" svg:y="2.095cm" svg:width="18.717cm" svg:height="11.206cm">
          <chartooo:coordinate-region svg:x="2.792cm" svg:y="2.303cm" svg:width="17.22cm" svg:height="10.333cm"/>
          <chart:axis chart:dimension="x" chart:name="primary-x" chart:style-name="ch5" chartooo:axis-type="auto">
            <chartooo:date-scale/>
            <chart:title svg:x="10.325cm" svg:y="13.593cm" chart:style-name="ch6">
              <text:p>Nodes</text:p>
            </chart:title>
            <chart:categories table:cell-range-address="local-table.$B$1:.$F$1"/>
          </chart:axis>
          <chart:axis chart:dimension="y" chart:name="primary-y" chart:style-name="ch5">
            <chart:title svg:x="0.451cm" svg:y="8.831cm" chart:style-name="ch7">
              <text:p>Requests / sec</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series chart:style-name="ch13" chart:values-cell-range-address="local-table.$B$6:.$F$6" chart:label-cell-address="local-table.$A$6"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2">
                <text:p>10</text:p>
              </table:table-cell>
              <table:table-cell office:value-type="float" office:value="16">
                <text:p>20</text:p>
              </table:table-cell>
            </table:table-row>
          </table:table-header-rows>
          <table:table-rows>
            <table:table-row>
              <table:table-cell office:value-type="string">
                <text:p>Non-replicated</text:p>
              </table:table-cell>
              <table:table-cell office:value-type="float" office:value="30478">
                <text:p>30478</text:p>
              </table:table-cell>
              <table:table-cell office:value-type="float" office:value="29708">
                <text:p>29708</text:p>
              </table:table-cell>
              <table:table-cell office:value-type="float" office:value="30534">
                <text:p>30534</text:p>
              </table:table-cell>
              <table:table-cell office:value-type="float" office:value="29967">
                <text:p>29967</text:p>
              </table:table-cell>
              <table:table-cell office:value-type="float" office:value="31230">
                <text:p>31230</text:p>
              </table:table-cell>
            </table:table-row>
            <table:table-row>
              <table:table-cell office:value-type="string">
                <text:p>repl-sync</text:p>
              </table:table-cell>
              <table:table-cell office:value-type="float" office:value="9455">
                <text:p>9455</text:p>
              </table:table-cell>
              <table:table-cell office:value-type="float" office:value="10036">
                <text:p>10036</text:p>
              </table:table-cell>
              <table:table-cell office:value-type="float" office:value="10031">
                <text:p>10031</text:p>
              </table:table-cell>
              <table:table-cell office:value-type="float" office:value="8030">
                <text:p>8030</text:p>
              </table:table-cell>
              <table:table-cell office:value-type="float" office:value="7713">
                <text:p>7713</text:p>
              </table:table-cell>
            </table:table-row>
            <table:table-row>
              <table:table-cell office:value-type="string">
                <text:p>repl-async</text:p>
              </table:table-cell>
              <table:table-cell office:value-type="float" office:value="27571">
                <text:p>27571</text:p>
              </table:table-cell>
              <table:table-cell office:value-type="float" office:value="24160">
                <text:p>24160</text:p>
              </table:table-cell>
              <table:table-cell office:value-type="float" office:value="23223">
                <text:p>23223</text:p>
              </table:table-cell>
              <table:table-cell office:value-type="float" office:value="20738">
                <text:p>20738</text:p>
              </table:table-cell>
              <table:table-cell office:value-type="float" office:value="21815">
                <text:p>21815</text:p>
              </table:table-cell>
            </table:table-row>
            <table:table-row>
              <table:table-cell office:value-type="string">
                <text:p>dist-sync</text:p>
              </table:table-cell>
              <table:table-cell office:value-type="float" office:value="8924">
                <text:p>8924</text:p>
              </table:table-cell>
              <table:table-cell office:value-type="float" office:value="23957">
                <text:p>23957</text:p>
              </table:table-cell>
              <table:table-cell office:value-type="float" office:value="28097">
                <text:p>28097</text:p>
              </table:table-cell>
              <table:table-cell office:value-type="float" office:value="28224">
                <text:p>28224</text:p>
              </table:table-cell>
              <table:table-cell office:value-type="float" office:value="29542">
                <text:p>29542</text:p>
              </table:table-cell>
            </table:table-row>
            <table:table-row>
              <table:table-cell office:value-type="string">
                <text:p>dist-async</text:p>
              </table:table-cell>
              <table:table-cell office:value-type="float" office:value="9929">
                <text:p>9929</text:p>
              </table:table-cell>
              <table:table-cell office:value-type="float" office:value="24485">
                <text:p>24485</text:p>
              </table:table-cell>
              <table:table-cell office:value-type="float" office:value="29265">
                <text:p>29265</text:p>
              </table:table-cell>
              <table:table-cell office:value-type="float" office:value="27886">
                <text:p>27886</text:p>
              </table:table-cell>
              <table:table-cell office:value-type="float" office:value="28473">
                <text:p>2847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dc9775d-05ecbee-0851ad3-1586698-727bf66</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83caff" draw:fill-color="#83caf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24cm" svg:height="15.012cm" xlink:href="." xlink:type="simple" chart:class="chart:line" chart:style-name="ch1">
        <chart:title svg:x="10.054cm" svg:y="0.436cm" chart:style-name="ch2">
          <text:p>Replication-trigger=SET</text:p>
        </chart:title>
        <chart:legend chart:legend-position="end" svg:x="20.614cm" svg:y="5.908cm" style:legend-expansion="high" chart:style-name="ch3"/>
        <chart:plot-area chart:style-name="ch4" chart:data-source-has-labels="both" svg:x="1.508cm" svg:y="2.131cm" svg:width="18.098cm" svg:height="11.607cm">
          <chartooo:coordinate-region svg:x="2.796cm" svg:y="2.339cm" svg:width="16.601cm" svg:height="10.734cm"/>
          <chart:axis chart:dimension="x" chart:name="primary-x" chart:style-name="ch5" chartooo:axis-type="auto">
            <chartooo:date-scale/>
            <chart:title svg:x="10.02cm" svg:y="14.039cm" chart:style-name="ch6">
              <text:p>Nodes</text:p>
            </chart:title>
            <chart:categories table:cell-range-address="local-table.$B$1:.$F$1"/>
          </chart:axis>
          <chart:axis chart:dimension="y" chart:name="primary-y" chart:style-name="ch5">
            <chart:title svg:x="0.451cm" svg:y="9.067cm" chart:style-name="ch7">
              <text:p>Requests / sec</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series chart:style-name="ch13" chart:values-cell-range-address="local-table.$B$6:.$F$6" chart:label-cell-address="local-table.$A$6" chart:class="chart:line">
            <chart:data-point chart:repeated="5"/>
          </chart:series>
          <chart:series chart:style-name="ch14" chart:values-cell-range-address="local-table.$B$7:.$F$7" chart:label-cell-address="local-table.$A$7"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2">
                <text:p>10</text:p>
              </table:table-cell>
              <table:table-cell office:value-type="float" office:value="16">
                <text:p>20</text:p>
              </table:table-cell>
            </table:table-row>
          </table:table-header-rows>
          <table:table-rows>
            <table:table-row>
              <table:table-cell office:value-type="string">
                <text:p>Non-replicated</text:p>
              </table:table-cell>
              <table:table-cell office:value-type="float" office:value="30478">
                <text:p>30478</text:p>
              </table:table-cell>
              <table:table-cell office:value-type="float" office:value="29708">
                <text:p>29708</text:p>
              </table:table-cell>
              <table:table-cell office:value-type="float" office:value="30534">
                <text:p>30534</text:p>
              </table:table-cell>
              <table:table-cell office:value-type="float" office:value="29967">
                <text:p>29967</text:p>
              </table:table-cell>
              <table:table-cell office:value-type="float" office:value="31230">
                <text:p>31230</text:p>
              </table:table-cell>
            </table:table-row>
            <table:table-row>
              <table:table-cell office:value-type="string">
                <text:p>repl-sync</text:p>
              </table:table-cell>
              <table:table-cell office:value-type="float" office:value="30238">
                <text:p>30238</text:p>
              </table:table-cell>
              <table:table-cell office:value-type="float" office:value="30111">
                <text:p>30111</text:p>
              </table:table-cell>
              <table:table-cell office:value-type="float" office:value="31230">
                <text:p>31230</text:p>
              </table:table-cell>
              <table:table-cell office:value-type="float" office:value="29231">
                <text:p>29231</text:p>
              </table:table-cell>
              <table:table-cell office:value-type="float" office:value="30646">
                <text:p>30646</text:p>
              </table:table-cell>
            </table:table-row>
            <table:table-row>
              <table:table-cell office:value-type="string">
                <text:p>repl-async</text:p>
              </table:table-cell>
              <table:table-cell office:value-type="float" office:value="30902">
                <text:p>30902</text:p>
              </table:table-cell>
              <table:table-cell office:value-type="float" office:value="29137">
                <text:p>29137</text:p>
              </table:table-cell>
              <table:table-cell office:value-type="float" office:value="31297">
                <text:p>31297</text:p>
              </table:table-cell>
              <table:table-cell office:value-type="float" office:value="29753">
                <text:p>29753</text:p>
              </table:table-cell>
              <table:table-cell office:value-type="float" office:value="30562">
                <text:p>30562</text:p>
              </table:table-cell>
            </table:table-row>
            <table:table-row>
              <table:table-cell office:value-type="string">
                <text:p>dist-sync</text:p>
              </table:table-cell>
              <table:table-cell office:value-type="float" office:value="29146">
                <text:p>29146</text:p>
              </table:table-cell>
              <table:table-cell office:value-type="float" office:value="30740">
                <text:p>30740</text:p>
              </table:table-cell>
              <table:table-cell office:value-type="float" office:value="29673">
                <text:p>29673</text:p>
              </table:table-cell>
              <table:table-cell office:value-type="float" office:value="28752">
                <text:p>28752</text:p>
              </table:table-cell>
              <table:table-cell office:value-type="float" office:value="29274">
                <text:p>29274</text:p>
              </table:table-cell>
            </table:table-row>
            <table:table-row>
              <table:table-cell office:value-type="string">
                <text:p>dist-async</text:p>
              </table:table-cell>
              <table:table-cell office:value-type="float" office:value="29325">
                <text:p>29325</text:p>
              </table:table-cell>
              <table:table-cell office:value-type="float" office:value="29137">
                <text:p>29137</text:p>
              </table:table-cell>
              <table:table-cell office:value-type="float" office:value="30084">
                <text:p>30084</text:p>
              </table:table-cell>
              <table:table-cell office:value-type="float" office:value="30515">
                <text:p>30515</text:p>
              </table:table-cell>
              <table:table-cell office:value-type="float" office:value="29385">
                <text:p>29385</text:p>
              </table:table-cell>
            </table:table-row>
            <table:table-row>
              <table:table-cell office:value-type="string">
                <text:p>EAP 4.x (2008 test)</text:p>
              </table:table-cell>
              <table:table-cell office:value-type="float" office:value="NaN">
                <text:p>NaN</text:p>
              </table:table-cell>
              <table:table-cell office:value-type="float" office:value="8606">
                <text:p>8606</text:p>
              </table:table-cell>
              <table:table-cell office:value-type="float" office:value="9607">
                <text:p>960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dc9775d-05ecbee-0851ad3-1586698-727bf66</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cc99" draw:opacity="50%" draw:textarea-horizontal-align="justify" draw:textarea-vertical-align="middle" draw:auto-grow-height="false" draw:shadow-offset-x="0.203cm" draw:shadow-offset-y="0.203cm" draw:shadow-opacity="50%"/>
    </style:style>
    <style:style style:name="gr2" style:family="graphic" style:parent-style-name="objectwithoutfill">
      <style:graphic-properties draw:fill="none" draw:textarea-vertical-align="middle"/>
    </style:style>
    <style:style style:name="gr3" style:family="graphic" style:parent-style-name="standard">
      <style:graphic-properties draw:textarea-horizontal-align="justify" draw:textarea-vertical-align="middle" draw:auto-grow-height="false" draw:shadow="visible" draw:shadow-offset-x="0.203cm" draw:shadow-offset-y="0.203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203cm" svg:height="6.298cm" svg:x="5.858cm" svg:y="6.402cm">
          <text:p/>
          <draw:enhanced-geometry svg:viewBox="0 0 21600 21600" draw:type="rectangle" draw:enhanced-path="M 0 0 L 21600 0 21600 21600 0 21600 0 0 Z N"/>
        </draw:custom-shape>
        <draw:line draw:style-name="gr2" draw:text-style-name="P1" draw:layer="layout" svg:x1="2.304cm" svg:y1="9.359cm" svg:x2="19.569cm" svg:y2="9.359cm">
          <text:p/>
        </draw:line>
        <draw:custom-shape draw:style-name="gr3" draw:text-style-name="P2" draw:layer="layout" svg:width="2.808cm" svg:height="1.559cm" svg:x="2.3cm" svg:y="6.919cm">
          <text:p text:style-name="P1"><text:span text:style-name="T1">httpd</text:span></text:p>
          <text:p text:style-name="P1"><text:span text:style-name="T1">mod-cluster</text:span></text:p>
          <draw:enhanced-geometry svg:viewBox="0 0 21600 21600" draw:mirror-horizontal="false" draw:mirror-vertical="false" draw:type="rectangle" draw:enhanced-path="M 0 0 L 21600 0 21600 21600 0 21600 0 0 Z N"/>
        </draw:custom-shape>
        <draw:line draw:style-name="gr2" draw:text-style-name="P1" draw:layer="layout" svg:x1="2.304cm" svg:y1="5.652cm" svg:x2="18.047cm" svg:y2="5.652cm">
          <text:p/>
        </draw:line>
        <draw:custom-shape draw:style-name="gr3" draw:text-style-name="P2" draw:layer="layout" svg:width="2.469cm" svg:height="1.559cm" svg:x="6.42cm" svg:y="6.92cm">
          <text:p text:style-name="P1"><text:span text:style-name="T1">jboss-01</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9.762cm" svg:y="6.919cm">
          <text:p text:style-name="P1"><text:span text:style-name="T1">jboss-02</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13.029cm" svg:y="6.919cm">
          <text:p text:style-name="P1"><text:span text:style-name="T1">jboss-03</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6.419cm" svg:y="6.919cm">
          <text:p text:style-name="P1"><text:span text:style-name="T1">jboss-01</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2.505cm" svg:y="3.083cm">
          <text:p text:style-name="P1"><text:span text:style-name="T1">Perf test</text:span></text:p>
          <text:p text:style-name="P1"><text:span text:style-name="T1">client</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16.242cm" svg:y="6.918cm">
          <text:p text:style-name="P1"><text:span text:style-name="T1">jboss-04</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6.443cm" svg:y="10.03cm">
          <text:p text:style-name="P1"><text:span text:style-name="T1">jboss-01</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9.785cm" svg:y="10.029cm">
          <text:p text:style-name="P1"><text:span text:style-name="T1">jboss-06</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13.052cm" svg:y="10.029cm">
          <text:p text:style-name="P1"><text:span text:style-name="T1">jboss-07</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6.442cm" svg:y="10.029cm">
          <text:p text:style-name="P1"><text:span text:style-name="T1">jboss-01</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6.442cm" svg:y="10.029cm">
          <text:p text:style-name="P1"><text:span text:style-name="T1">jboss-05</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2.469cm" svg:height="1.559cm" svg:x="16.265cm" svg:y="10.028cm">
          <text:p text:style-name="P1"><text:span text:style-name="T1">jboss-08</text:span></text:p>
          <draw:enhanced-geometry svg:viewBox="0 0 21600 21600" draw:mirror-horizontal="false" draw:mirror-vertical="false" draw:type="rectangle" draw:enhanced-path="M 0 0 L 21600 0 21600 21600 0 21600 0 0 Z N"/>
        </draw:custom-shape>
        <draw:line draw:style-name="gr2" draw:text-style-name="P1" draw:layer="layout" svg:x1="3.81cm" svg:y1="8.527cm" svg:x2="3.81cm" svg:y2="9.331cm">
          <text:p/>
        </draw:line>
        <draw:line draw:style-name="gr2" draw:text-style-name="P1" draw:layer="layout" svg:x1="7.724cm" svg:y1="8.527cm" svg:x2="7.724cm" svg:y2="10.031cm">
          <text:p/>
        </draw:line>
        <draw:line draw:style-name="gr2" draw:text-style-name="P1" draw:layer="layout" svg:x1="11.118cm" svg:y1="8.526cm" svg:x2="11.118cm" svg:y2="10.03cm">
          <text:p/>
        </draw:line>
        <draw:line draw:style-name="gr2" draw:text-style-name="P1" draw:layer="layout" svg:x1="14.384cm" svg:y1="8.526cm" svg:x2="14.384cm" svg:y2="10.03cm">
          <text:p/>
        </draw:line>
        <draw:line draw:style-name="gr2" draw:text-style-name="P1" draw:layer="layout" svg:x1="17.598cm" svg:y1="8.526cm" svg:x2="17.598cm" svg:y2="10.03cm">
          <text:p/>
        </draw:line>
        <draw:frame draw:style-name="gr4" draw:text-style-name="P3" draw:layer="layout" svg:width="2.246cm" svg:height="0.806cm" svg:x="1.452cm" svg:y="9.331cm">
          <draw:text-box>
            <text:p><text:span text:style-name="T1">10.1.x.x</text:span></text:p>
          </draw:text-box>
        </draw:frame>
        <draw:frame draw:style-name="gr4" draw:text-style-name="P3" draw:layer="layout" svg:width="3.072cm" svg:height="0.806cm" svg:x="15.992cm" svg:y="5.573cm">
          <draw:text-box>
            <text:p><text:span text:style-name="T1">192.168.x.x</text:span></text:p>
          </draw:text-box>
        </draw:frame>
        <draw:frame draw:style-name="gr4" draw:text-style-name="P3" draw:layer="layout" svg:width="2.246cm" svg:height="0.806cm" svg:x="1.452cm" svg:y="9.331cm">
          <draw:text-box>
            <text:p><text:span text:style-name="T1">10.1.x.x</text:span></text:p>
          </draw:text-box>
        </draw:frame>
        <draw:line draw:style-name="gr2" draw:text-style-name="P1" draw:layer="layout" svg:x1="3.784cm" svg:y1="4.743cm" svg:x2="3.784cm" svg:y2="6.921cm">
          <text:p/>
        </draw:line>
        <draw:frame draw:style-name="gr4" draw:text-style-name="P3" draw:layer="layout" svg:width="2.068cm" svg:height="0.806cm" svg:x="17.936cm" svg:y="12.052cm">
          <draw:text-box>
            <text:p><text:span text:style-name="T1">Cluster</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Radial_20_red_2f_yellow" draw:display-name="Radial red/yellow" draw:style="radial" draw:cx="50%" draw:cy="50%" draw:start-color="#ff3333" draw:end-color="#e6ff00" draw:start-intensity="100%" draw:end-intensity="10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903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903cm" fo:min-width="1.892cm"/>
    </style:style>
    <style:style style:name="P1" style:family="paragraph">
      <style:paragraph-properties fo:text-align="center"/>
    </style:style>
    <style:style style:name="P2" style:family="paragraph">
      <style:text-properties fo:font-size="16pt" style:font-size-asian="16pt" style:font-size-complex="16pt"/>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4.655cm" svg:height="5.191cm" svg:x="2.273cm" svg:y="5.483cm">
            <text:p/>
            <draw:enhanced-geometry svg:viewBox="0 0 21600 21600" draw:type="rectangle" draw:enhanced-path="M 0 0 L 21600 0 21600 21600 0 21600 0 0 Z N"/>
          </draw:custom-shape>
          <draw:custom-shape draw:style-name="gr2" draw:text-style-name="P1" draw:layer="layout" svg:width="3.925cm" svg:height="4.336cm" svg:x="2.58cm" svg:y="5.932cm">
            <text:p/>
            <draw:enhanced-geometry svg:viewBox="0 0 21600 21600" draw:type="rectangle" draw:enhanced-path="M 0 0 L 21600 0 21600 21600 0 21600 0 0 Z N"/>
          </draw:custom-shape>
          <draw:line draw:style-name="gr3" draw:text-style-name="P1" draw:layer="layout" svg:x1="2.592cm" svg:y1="6.729cm" svg:x2="6.48cm" svg:y2="6.729cm">
            <text:p/>
          </draw:line>
          <draw:line draw:style-name="gr3" draw:text-style-name="P1" draw:layer="layout" svg:x1="2.617cm" svg:y1="7.65cm" svg:x2="6.48cm" svg:y2="7.65cm">
            <text:p/>
          </draw:line>
          <draw:line draw:style-name="gr3" draw:text-style-name="P1" draw:layer="layout" svg:x1="2.617cm" svg:y1="8.521cm" svg:x2="6.505cm" svg:y2="8.521cm">
            <text:p/>
          </draw:line>
          <draw:line draw:style-name="gr3" draw:text-style-name="P1" draw:layer="layout" svg:x1="2.617cm" svg:y1="9.393cm" svg:x2="6.529cm" svg:y2="9.393cm">
            <text:p/>
          </draw:line>
          <draw:line draw:style-name="gr3" draw:text-style-name="P1" draw:layer="layout" svg:x1="3.938cm" svg:y1="5.932cm" svg:x2="3.938cm" svg:y2="10.268cm">
            <text:p/>
          </draw:line>
          <draw:frame draw:style-name="gr4" draw:text-style-name="P2" draw:layer="layout" svg:width="1.188cm" svg:height="0.878cm" svg:x="2.841cm" svg:y="5.908cm">
            <draw:text-box>
              <text:p><text:span text:style-name="T1">K1</text:span></text:p>
            </draw:text-box>
          </draw:frame>
          <draw:frame draw:style-name="gr4" draw:text-style-name="P2" draw:layer="layout" svg:width="1.188cm" svg:height="1.153cm" svg:x="2.841cm" svg:y="6.805cm">
            <draw:text-box>
              <text:p><text:span text:style-name="T1">K2</text:span></text:p>
            </draw:text-box>
          </draw:frame>
          <draw:frame draw:style-name="gr4" draw:text-style-name="P2" draw:layer="layout" svg:width="1.184cm" svg:height="1.153cm" svg:x="2.841cm" svg:y="7.702cm">
            <draw:text-box>
              <text:p><text:span text:style-name="T1">K3</text:span></text:p>
            </draw:text-box>
          </draw:frame>
          <draw:frame draw:style-name="gr4" draw:text-style-name="P2" draw:layer="layout" svg:width="1.188cm" svg:height="1.153cm" svg:x="2.841cm" svg:y="8.574cm">
            <draw:text-box>
              <text:p><text:span text:style-name="T1">K4</text:span></text:p>
            </draw:text-box>
          </draw:frame>
          <draw:frame draw:style-name="gr4" draw:text-style-name="P2" draw:layer="layout" svg:width="1.184cm" svg:height="1.153cm" svg:x="2.841cm" svg:y="9.397cm">
            <draw:text-box>
              <text:p><text:span text:style-name="T1">K5</text:span></text:p>
            </draw:text-box>
          </draw:frame>
          <draw:frame draw:style-name="gr5" draw:text-style-name="P2" draw:layer="layout" svg:width="2.392cm" svg:height="1.153cm" svg:x="4.187cm" svg:y="5.908cm">
            <draw:text-box>
              <text:p><text:span text:style-name="T1">Val1</text:span></text:p>
            </draw:text-box>
          </draw:frame>
          <draw:frame draw:style-name="gr5" draw:text-style-name="P2" draw:layer="layout" svg:width="2.392cm" svg:height="1.153cm" svg:x="4.187cm" svg:y="6.806cm">
            <draw:text-box>
              <text:p><text:span text:style-name="T1">Val2</text:span></text:p>
            </draw:text-box>
          </draw:frame>
          <draw:frame draw:style-name="gr5" draw:text-style-name="P2" draw:layer="layout" svg:width="2.392cm" svg:height="1.153cm" svg:x="4.187cm" svg:y="7.678cm">
            <draw:text-box>
              <text:p><text:span text:style-name="T1">Val3</text:span></text:p>
            </draw:text-box>
          </draw:frame>
          <draw:frame draw:style-name="gr5" draw:text-style-name="P2" draw:layer="layout" svg:width="2.392cm" svg:height="1.153cm" svg:x="4.187cm" svg:y="8.526cm">
            <draw:text-box>
              <text:p><text:span text:style-name="T1">Val4</text:span></text:p>
            </draw:text-box>
          </draw:frame>
          <draw:frame draw:style-name="gr5" draw:text-style-name="P2" draw:layer="layout" svg:width="2.392cm" svg:height="1.153cm" svg:x="4.187cm" svg:y="9.423cm">
            <draw:text-box>
              <text:p><text:span text:style-name="T1">Val5</text:span></text:p>
            </draw:text-box>
          </draw:frame>
          <draw:custom-shape draw:style-name="gr1" draw:text-style-name="P1" draw:layer="layout" svg:width="4.655cm" svg:height="5.191cm" svg:x="2.272cm" svg:y="5.482cm">
            <text:p/>
            <draw:enhanced-geometry svg:viewBox="0 0 21600 21600" draw:type="rectangle" draw:enhanced-path="M 0 0 L 21600 0 21600 21600 0 21600 0 0 Z N"/>
          </draw:custom-shape>
          <draw:custom-shape draw:style-name="gr2" draw:text-style-name="P1" draw:layer="layout" svg:width="3.925cm" svg:height="4.336cm" svg:x="2.579cm" svg:y="5.931cm">
            <text:p/>
            <draw:enhanced-geometry svg:viewBox="0 0 21600 21600" draw:type="rectangle" draw:enhanced-path="M 0 0 L 21600 0 21600 21600 0 21600 0 0 Z N"/>
          </draw:custom-shape>
          <draw:line draw:style-name="gr3" draw:text-style-name="P1" draw:layer="layout" svg:x1="2.591cm" svg:y1="6.728cm" svg:x2="6.479cm" svg:y2="6.728cm">
            <text:p/>
          </draw:line>
          <draw:line draw:style-name="gr3" draw:text-style-name="P1" draw:layer="layout" svg:x1="2.616cm" svg:y1="7.649cm" svg:x2="6.479cm" svg:y2="7.649cm">
            <text:p/>
          </draw:line>
          <draw:line draw:style-name="gr3" draw:text-style-name="P1" draw:layer="layout" svg:x1="2.616cm" svg:y1="8.52cm" svg:x2="6.504cm" svg:y2="8.52cm">
            <text:p/>
          </draw:line>
          <draw:line draw:style-name="gr3" draw:text-style-name="P1" draw:layer="layout" svg:x1="2.616cm" svg:y1="9.392cm" svg:x2="6.528cm" svg:y2="9.392cm">
            <text:p/>
          </draw:line>
          <draw:line draw:style-name="gr3" draw:text-style-name="P1" draw:layer="layout" svg:x1="3.937cm" svg:y1="5.931cm" svg:x2="3.937cm" svg:y2="10.267cm">
            <text:p/>
          </draw:line>
          <draw:frame draw:style-name="gr4" draw:text-style-name="P2" draw:layer="layout" svg:width="1.188cm" svg:height="0.878cm" svg:x="2.84cm" svg:y="5.907cm">
            <draw:text-box>
              <text:p><text:span text:style-name="T1">K1</text:span></text:p>
            </draw:text-box>
          </draw:frame>
          <draw:frame draw:style-name="gr4" draw:text-style-name="P2" draw:layer="layout" svg:width="1.188cm" svg:height="1.153cm" svg:x="2.84cm" svg:y="8.573cm">
            <draw:text-box>
              <text:p><text:span text:style-name="T1">K4</text:span></text:p>
            </draw:text-box>
          </draw:frame>
          <draw:frame draw:style-name="gr5" draw:text-style-name="P2" draw:layer="layout" svg:width="2.392cm" svg:height="1.153cm" svg:x="4.186cm" svg:y="5.907cm">
            <draw:text-box>
              <text:p><text:span text:style-name="T1">Val1</text:span></text:p>
            </draw:text-box>
          </draw:frame>
          <draw:frame draw:style-name="gr5" draw:text-style-name="P2" draw:layer="layout" svg:width="2.392cm" svg:height="1.153cm" svg:x="4.186cm" svg:y="8.525cm">
            <draw:text-box>
              <text:p><text:span text:style-name="T1">Val4</text:span></text:p>
            </draw:text-box>
          </draw:frame>
          <draw:custom-shape draw:style-name="gr1" draw:text-style-name="P1" draw:layer="layout" svg:width="4.655cm" svg:height="5.191cm" svg:x="7.28cm" svg:y="5.481cm">
            <text:p/>
            <draw:enhanced-geometry svg:viewBox="0 0 21600 21600" draw:type="rectangle" draw:enhanced-path="M 0 0 L 21600 0 21600 21600 0 21600 0 0 Z N"/>
          </draw:custom-shape>
          <draw:custom-shape draw:style-name="gr2" draw:text-style-name="P1" draw:layer="layout" svg:width="3.925cm" svg:height="4.336cm" svg:x="7.587cm" svg:y="5.93cm">
            <text:p/>
            <draw:enhanced-geometry svg:viewBox="0 0 21600 21600" draw:type="rectangle" draw:enhanced-path="M 0 0 L 21600 0 21600 21600 0 21600 0 0 Z N"/>
          </draw:custom-shape>
          <draw:line draw:style-name="gr3" draw:text-style-name="P1" draw:layer="layout" svg:x1="7.599cm" svg:y1="6.727cm" svg:x2="11.487cm" svg:y2="6.727cm">
            <text:p/>
          </draw:line>
          <draw:line draw:style-name="gr3" draw:text-style-name="P1" draw:layer="layout" svg:x1="7.624cm" svg:y1="7.648cm" svg:x2="11.487cm" svg:y2="7.648cm">
            <text:p/>
          </draw:line>
          <draw:line draw:style-name="gr3" draw:text-style-name="P1" draw:layer="layout" svg:x1="7.624cm" svg:y1="8.519cm" svg:x2="11.512cm" svg:y2="8.519cm">
            <text:p/>
          </draw:line>
          <draw:line draw:style-name="gr3" draw:text-style-name="P1" draw:layer="layout" svg:x1="7.624cm" svg:y1="9.391cm" svg:x2="11.536cm" svg:y2="9.391cm">
            <text:p/>
          </draw:line>
          <draw:line draw:style-name="gr3" draw:text-style-name="P1" draw:layer="layout" svg:x1="8.945cm" svg:y1="5.93cm" svg:x2="8.945cm" svg:y2="10.266cm">
            <text:p/>
          </draw:line>
          <draw:frame draw:style-name="gr4" draw:text-style-name="P2" draw:layer="layout" svg:width="1.188cm" svg:height="0.878cm" svg:x="7.848cm" svg:y="5.906cm">
            <draw:text-box>
              <text:p><text:span text:style-name="T1">K1</text:span></text:p>
            </draw:text-box>
          </draw:frame>
          <draw:frame draw:style-name="gr4" draw:text-style-name="P2" draw:layer="layout" svg:width="1.188cm" svg:height="1.153cm" svg:x="7.848cm" svg:y="6.803cm">
            <draw:text-box>
              <text:p><text:span text:style-name="T1">K2</text:span></text:p>
            </draw:text-box>
          </draw:frame>
          <draw:frame draw:style-name="gr4" draw:text-style-name="P2" draw:layer="layout" svg:width="1.184cm" svg:height="1.153cm" svg:x="7.848cm" svg:y="7.7cm">
            <draw:text-box>
              <text:p><text:span text:style-name="T1">K3</text:span></text:p>
            </draw:text-box>
          </draw:frame>
          <draw:frame draw:style-name="gr4" draw:text-style-name="P2" draw:layer="layout" svg:width="1.188cm" svg:height="1.153cm" svg:x="7.848cm" svg:y="8.572cm">
            <draw:text-box>
              <text:p><text:span text:style-name="T1">K4</text:span></text:p>
            </draw:text-box>
          </draw:frame>
          <draw:frame draw:style-name="gr4" draw:text-style-name="P2" draw:layer="layout" svg:width="1.184cm" svg:height="1.153cm" svg:x="7.848cm" svg:y="9.395cm">
            <draw:text-box>
              <text:p><text:span text:style-name="T1">K5</text:span></text:p>
            </draw:text-box>
          </draw:frame>
          <draw:frame draw:style-name="gr5" draw:text-style-name="P2" draw:layer="layout" svg:width="2.392cm" svg:height="1.153cm" svg:x="9.194cm" svg:y="5.906cm">
            <draw:text-box>
              <text:p><text:span text:style-name="T1">Val1</text:span></text:p>
            </draw:text-box>
          </draw:frame>
          <draw:frame draw:style-name="gr5" draw:text-style-name="P2" draw:layer="layout" svg:width="2.392cm" svg:height="1.153cm" svg:x="9.194cm" svg:y="6.804cm">
            <draw:text-box>
              <text:p><text:span text:style-name="T1">Val2</text:span></text:p>
            </draw:text-box>
          </draw:frame>
          <draw:frame draw:style-name="gr5" draw:text-style-name="P2" draw:layer="layout" svg:width="2.392cm" svg:height="1.153cm" svg:x="9.194cm" svg:y="7.676cm">
            <draw:text-box>
              <text:p><text:span text:style-name="T1">Val3</text:span></text:p>
            </draw:text-box>
          </draw:frame>
          <draw:frame draw:style-name="gr5" draw:text-style-name="P2" draw:layer="layout" svg:width="2.392cm" svg:height="1.153cm" svg:x="9.194cm" svg:y="8.524cm">
            <draw:text-box>
              <text:p><text:span text:style-name="T1">Val4</text:span></text:p>
            </draw:text-box>
          </draw:frame>
          <draw:frame draw:style-name="gr5" draw:text-style-name="P2" draw:layer="layout" svg:width="2.392cm" svg:height="1.153cm" svg:x="9.194cm" svg:y="9.421cm">
            <draw:text-box>
              <text:p><text:span text:style-name="T1">Val5</text:span></text:p>
            </draw:text-box>
          </draw:frame>
          <draw:custom-shape draw:style-name="gr1" draw:text-style-name="P1" draw:layer="layout" svg:width="4.655cm" svg:height="5.191cm" svg:x="7.279cm" svg:y="5.48cm">
            <text:p/>
            <draw:enhanced-geometry svg:viewBox="0 0 21600 21600" draw:type="rectangle" draw:enhanced-path="M 0 0 L 21600 0 21600 21600 0 21600 0 0 Z N"/>
          </draw:custom-shape>
          <draw:custom-shape draw:style-name="gr2" draw:text-style-name="P1" draw:layer="layout" svg:width="3.925cm" svg:height="4.336cm" svg:x="7.586cm" svg:y="5.929cm">
            <text:p/>
            <draw:enhanced-geometry svg:viewBox="0 0 21600 21600" draw:type="rectangle" draw:enhanced-path="M 0 0 L 21600 0 21600 21600 0 21600 0 0 Z N"/>
          </draw:custom-shape>
          <draw:line draw:style-name="gr3" draw:text-style-name="P1" draw:layer="layout" svg:x1="7.598cm" svg:y1="6.726cm" svg:x2="11.486cm" svg:y2="6.726cm">
            <text:p/>
          </draw:line>
          <draw:line draw:style-name="gr3" draw:text-style-name="P1" draw:layer="layout" svg:x1="7.623cm" svg:y1="7.647cm" svg:x2="11.486cm" svg:y2="7.647cm">
            <text:p/>
          </draw:line>
          <draw:line draw:style-name="gr3" draw:text-style-name="P1" draw:layer="layout" svg:x1="7.623cm" svg:y1="8.518cm" svg:x2="11.511cm" svg:y2="8.518cm">
            <text:p/>
          </draw:line>
          <draw:line draw:style-name="gr3" draw:text-style-name="P1" draw:layer="layout" svg:x1="7.623cm" svg:y1="9.39cm" svg:x2="11.535cm" svg:y2="9.39cm">
            <text:p/>
          </draw:line>
          <draw:line draw:style-name="gr3" draw:text-style-name="P1" draw:layer="layout" svg:x1="8.944cm" svg:y1="5.929cm" svg:x2="8.944cm" svg:y2="10.265cm">
            <text:p/>
          </draw:line>
          <draw:frame draw:style-name="gr4" draw:text-style-name="P2" draw:layer="layout" svg:width="1.188cm" svg:height="0.878cm" svg:x="7.847cm" svg:y="5.905cm">
            <draw:text-box>
              <text:p><text:span text:style-name="T1">K1</text:span></text:p>
            </draw:text-box>
          </draw:frame>
          <draw:frame draw:style-name="gr4" draw:text-style-name="P2" draw:layer="layout" svg:width="1.188cm" svg:height="1.153cm" svg:x="7.847cm" svg:y="6.802cm">
            <draw:text-box>
              <text:p><text:span text:style-name="T1">K2</text:span></text:p>
            </draw:text-box>
          </draw:frame>
          <draw:frame draw:style-name="gr4" draw:text-style-name="P2" draw:layer="layout" svg:width="1.188cm" svg:height="1.153cm" svg:x="7.847cm" svg:y="8.571cm">
            <draw:text-box>
              <text:p><text:span text:style-name="T1">K4</text:span></text:p>
            </draw:text-box>
          </draw:frame>
          <draw:frame draw:style-name="gr4" draw:text-style-name="P2" draw:layer="layout" svg:width="1.184cm" svg:height="1.153cm" svg:x="7.847cm" svg:y="9.394cm">
            <draw:text-box>
              <text:p><text:span text:style-name="T1">K5</text:span></text:p>
            </draw:text-box>
          </draw:frame>
          <draw:frame draw:style-name="gr5" draw:text-style-name="P2" draw:layer="layout" svg:width="2.392cm" svg:height="1.153cm" svg:x="9.193cm" svg:y="5.905cm">
            <draw:text-box>
              <text:p><text:span text:style-name="T1">Val1</text:span></text:p>
            </draw:text-box>
          </draw:frame>
          <draw:frame draw:style-name="gr5" draw:text-style-name="P2" draw:layer="layout" svg:width="2.392cm" svg:height="1.153cm" svg:x="9.193cm" svg:y="6.803cm">
            <draw:text-box>
              <text:p><text:span text:style-name="T1">Val2</text:span></text:p>
            </draw:text-box>
          </draw:frame>
          <draw:frame draw:style-name="gr5" draw:text-style-name="P2" draw:layer="layout" svg:width="2.392cm" svg:height="1.153cm" svg:x="9.193cm" svg:y="8.523cm">
            <draw:text-box>
              <text:p><text:span text:style-name="T1">Val4</text:span></text:p>
            </draw:text-box>
          </draw:frame>
          <draw:frame draw:style-name="gr5" draw:text-style-name="P2" draw:layer="layout" svg:width="2.392cm" svg:height="1.153cm" svg:x="9.193cm" svg:y="9.42cm">
            <draw:text-box>
              <text:p><text:span text:style-name="T1">Val5</text:span></text:p>
            </draw:text-box>
          </draw:frame>
          <draw:custom-shape draw:style-name="gr1" draw:text-style-name="P1" draw:layer="layout" svg:width="4.655cm" svg:height="5.191cm" svg:x="12.265cm" svg:y="5.481cm">
            <text:p/>
            <draw:enhanced-geometry svg:viewBox="0 0 21600 21600" draw:type="rectangle" draw:enhanced-path="M 0 0 L 21600 0 21600 21600 0 21600 0 0 Z N"/>
          </draw:custom-shape>
          <draw:custom-shape draw:style-name="gr2" draw:text-style-name="P1" draw:layer="layout" svg:width="3.925cm" svg:height="4.336cm" svg:x="12.572cm" svg:y="5.93cm">
            <text:p/>
            <draw:enhanced-geometry svg:viewBox="0 0 21600 21600" draw:type="rectangle" draw:enhanced-path="M 0 0 L 21600 0 21600 21600 0 21600 0 0 Z N"/>
          </draw:custom-shape>
          <draw:line draw:style-name="gr3" draw:text-style-name="P1" draw:layer="layout" svg:x1="12.584cm" svg:y1="6.727cm" svg:x2="16.472cm" svg:y2="6.727cm">
            <text:p/>
          </draw:line>
          <draw:line draw:style-name="gr3" draw:text-style-name="P1" draw:layer="layout" svg:x1="12.609cm" svg:y1="7.648cm" svg:x2="16.472cm" svg:y2="7.648cm">
            <text:p/>
          </draw:line>
          <draw:line draw:style-name="gr3" draw:text-style-name="P1" draw:layer="layout" svg:x1="12.609cm" svg:y1="8.519cm" svg:x2="16.497cm" svg:y2="8.519cm">
            <text:p/>
          </draw:line>
          <draw:line draw:style-name="gr3" draw:text-style-name="P1" draw:layer="layout" svg:x1="12.609cm" svg:y1="9.391cm" svg:x2="16.521cm" svg:y2="9.391cm">
            <text:p/>
          </draw:line>
          <draw:line draw:style-name="gr3" draw:text-style-name="P1" draw:layer="layout" svg:x1="13.93cm" svg:y1="5.93cm" svg:x2="13.93cm" svg:y2="10.266cm">
            <text:p/>
          </draw:line>
          <draw:frame draw:style-name="gr4" draw:text-style-name="P2" draw:layer="layout" svg:width="1.188cm" svg:height="0.878cm" svg:x="12.833cm" svg:y="5.906cm">
            <draw:text-box>
              <text:p><text:span text:style-name="T1">K1</text:span></text:p>
            </draw:text-box>
          </draw:frame>
          <draw:frame draw:style-name="gr4" draw:text-style-name="P2" draw:layer="layout" svg:width="1.188cm" svg:height="1.153cm" svg:x="12.833cm" svg:y="6.803cm">
            <draw:text-box>
              <text:p><text:span text:style-name="T1">K2</text:span></text:p>
            </draw:text-box>
          </draw:frame>
          <draw:frame draw:style-name="gr4" draw:text-style-name="P2" draw:layer="layout" svg:width="1.184cm" svg:height="1.153cm" svg:x="12.833cm" svg:y="7.7cm">
            <draw:text-box>
              <text:p><text:span text:style-name="T1">K3</text:span></text:p>
            </draw:text-box>
          </draw:frame>
          <draw:frame draw:style-name="gr4" draw:text-style-name="P2" draw:layer="layout" svg:width="1.188cm" svg:height="1.153cm" svg:x="12.833cm" svg:y="8.572cm">
            <draw:text-box>
              <text:p><text:span text:style-name="T1">K4</text:span></text:p>
            </draw:text-box>
          </draw:frame>
          <draw:frame draw:style-name="gr4" draw:text-style-name="P2" draw:layer="layout" svg:width="1.184cm" svg:height="1.153cm" svg:x="12.833cm" svg:y="9.395cm">
            <draw:text-box>
              <text:p><text:span text:style-name="T1">K5</text:span></text:p>
            </draw:text-box>
          </draw:frame>
          <draw:frame draw:style-name="gr5" draw:text-style-name="P2" draw:layer="layout" svg:width="2.392cm" svg:height="1.153cm" svg:x="14.179cm" svg:y="5.906cm">
            <draw:text-box>
              <text:p><text:span text:style-name="T1">Val1</text:span></text:p>
            </draw:text-box>
          </draw:frame>
          <draw:frame draw:style-name="gr5" draw:text-style-name="P2" draw:layer="layout" svg:width="2.392cm" svg:height="1.153cm" svg:x="14.179cm" svg:y="6.804cm">
            <draw:text-box>
              <text:p><text:span text:style-name="T1">Val2</text:span></text:p>
            </draw:text-box>
          </draw:frame>
          <draw:frame draw:style-name="gr5" draw:text-style-name="P2" draw:layer="layout" svg:width="2.392cm" svg:height="1.153cm" svg:x="14.179cm" svg:y="7.676cm">
            <draw:text-box>
              <text:p><text:span text:style-name="T1">Val3</text:span></text:p>
            </draw:text-box>
          </draw:frame>
          <draw:frame draw:style-name="gr5" draw:text-style-name="P2" draw:layer="layout" svg:width="2.392cm" svg:height="1.153cm" svg:x="14.179cm" svg:y="8.524cm">
            <draw:text-box>
              <text:p><text:span text:style-name="T1">Val4</text:span></text:p>
            </draw:text-box>
          </draw:frame>
          <draw:frame draw:style-name="gr5" draw:text-style-name="P2" draw:layer="layout" svg:width="2.392cm" svg:height="1.153cm" svg:x="14.179cm" svg:y="9.421cm">
            <draw:text-box>
              <text:p><text:span text:style-name="T1">Val5</text:span></text:p>
            </draw:text-box>
          </draw:frame>
          <draw:custom-shape draw:style-name="gr1" draw:text-style-name="P1" draw:layer="layout" svg:width="4.655cm" svg:height="5.191cm" svg:x="12.264cm" svg:y="5.48cm">
            <text:p/>
            <draw:enhanced-geometry svg:viewBox="0 0 21600 21600" draw:type="rectangle" draw:enhanced-path="M 0 0 L 21600 0 21600 21600 0 21600 0 0 Z N"/>
          </draw:custom-shape>
          <draw:custom-shape draw:style-name="gr2" draw:text-style-name="P1" draw:layer="layout" svg:width="3.925cm" svg:height="4.336cm" svg:x="12.571cm" svg:y="5.929cm">
            <text:p/>
            <draw:enhanced-geometry svg:viewBox="0 0 21600 21600" draw:type="rectangle" draw:enhanced-path="M 0 0 L 21600 0 21600 21600 0 21600 0 0 Z N"/>
          </draw:custom-shape>
          <draw:line draw:style-name="gr3" draw:text-style-name="P1" draw:layer="layout" svg:x1="12.583cm" svg:y1="6.726cm" svg:x2="16.471cm" svg:y2="6.726cm">
            <text:p/>
          </draw:line>
          <draw:line draw:style-name="gr3" draw:text-style-name="P1" draw:layer="layout" svg:x1="12.608cm" svg:y1="7.647cm" svg:x2="16.471cm" svg:y2="7.647cm">
            <text:p/>
          </draw:line>
          <draw:line draw:style-name="gr3" draw:text-style-name="P1" draw:layer="layout" svg:x1="12.608cm" svg:y1="8.518cm" svg:x2="16.496cm" svg:y2="8.518cm">
            <text:p/>
          </draw:line>
          <draw:line draw:style-name="gr3" draw:text-style-name="P1" draw:layer="layout" svg:x1="12.608cm" svg:y1="9.39cm" svg:x2="16.52cm" svg:y2="9.39cm">
            <text:p/>
          </draw:line>
          <draw:line draw:style-name="gr3" draw:text-style-name="P1" draw:layer="layout" svg:x1="13.929cm" svg:y1="5.929cm" svg:x2="13.929cm" svg:y2="10.265cm">
            <text:p/>
          </draw:line>
          <draw:frame draw:style-name="gr4" draw:text-style-name="P2" draw:layer="layout" svg:width="1.188cm" svg:height="1.153cm" svg:x="12.832cm" svg:y="6.802cm">
            <draw:text-box>
              <text:p><text:span text:style-name="T1">K2</text:span></text:p>
            </draw:text-box>
          </draw:frame>
          <draw:frame draw:style-name="gr4" draw:text-style-name="P2" draw:layer="layout" svg:width="1.184cm" svg:height="1.153cm" svg:x="12.832cm" svg:y="7.699cm">
            <draw:text-box>
              <text:p><text:span text:style-name="T1">K3</text:span></text:p>
            </draw:text-box>
          </draw:frame>
          <draw:frame draw:style-name="gr4" draw:text-style-name="P2" draw:layer="layout" svg:width="1.184cm" svg:height="1.153cm" svg:x="12.832cm" svg:y="9.394cm">
            <draw:text-box>
              <text:p><text:span text:style-name="T1">K5</text:span></text:p>
            </draw:text-box>
          </draw:frame>
          <draw:frame draw:style-name="gr5" draw:text-style-name="P2" draw:layer="layout" svg:width="2.392cm" svg:height="1.153cm" svg:x="14.178cm" svg:y="6.803cm">
            <draw:text-box>
              <text:p><text:span text:style-name="T1">Val2</text:span></text:p>
            </draw:text-box>
          </draw:frame>
          <draw:frame draw:style-name="gr5" draw:text-style-name="P2" draw:layer="layout" svg:width="2.392cm" svg:height="1.153cm" svg:x="14.178cm" svg:y="7.675cm">
            <draw:text-box>
              <text:p><text:span text:style-name="T1">Val3</text:span></text:p>
            </draw:text-box>
          </draw:frame>
          <draw:frame draw:style-name="gr5" draw:text-style-name="P2" draw:layer="layout" svg:width="2.392cm" svg:height="1.153cm" svg:x="14.178cm" svg:y="9.42cm">
            <draw:text-box>
              <text:p><text:span text:style-name="T1">Val5</text:span></text:p>
            </draw:text-box>
          </draw:frame>
          <draw:custom-shape draw:style-name="gr1" draw:text-style-name="P1" draw:layer="layout" svg:width="4.655cm" svg:height="5.191cm" svg:x="17.274cm" svg:y="5.481cm">
            <text:p/>
            <draw:enhanced-geometry svg:viewBox="0 0 21600 21600" draw:type="rectangle" draw:enhanced-path="M 0 0 L 21600 0 21600 21600 0 21600 0 0 Z N"/>
          </draw:custom-shape>
          <draw:custom-shape draw:style-name="gr2" draw:text-style-name="P1" draw:layer="layout" svg:width="3.925cm" svg:height="4.336cm" svg:x="17.581cm" svg:y="5.93cm">
            <text:p/>
            <draw:enhanced-geometry svg:viewBox="0 0 21600 21600" draw:type="rectangle" draw:enhanced-path="M 0 0 L 21600 0 21600 21600 0 21600 0 0 Z N"/>
          </draw:custom-shape>
          <draw:line draw:style-name="gr3" draw:text-style-name="P1" draw:layer="layout" svg:x1="17.593cm" svg:y1="6.727cm" svg:x2="21.481cm" svg:y2="6.727cm">
            <text:p/>
          </draw:line>
          <draw:line draw:style-name="gr3" draw:text-style-name="P1" draw:layer="layout" svg:x1="17.618cm" svg:y1="7.648cm" svg:x2="21.481cm" svg:y2="7.648cm">
            <text:p/>
          </draw:line>
          <draw:line draw:style-name="gr3" draw:text-style-name="P1" draw:layer="layout" svg:x1="17.618cm" svg:y1="8.519cm" svg:x2="21.506cm" svg:y2="8.519cm">
            <text:p/>
          </draw:line>
          <draw:line draw:style-name="gr3" draw:text-style-name="P1" draw:layer="layout" svg:x1="17.618cm" svg:y1="9.391cm" svg:x2="21.53cm" svg:y2="9.391cm">
            <text:p/>
          </draw:line>
          <draw:line draw:style-name="gr3" draw:text-style-name="P1" draw:layer="layout" svg:x1="18.939cm" svg:y1="5.93cm" svg:x2="18.939cm" svg:y2="10.266cm">
            <text:p/>
          </draw:line>
          <draw:frame draw:style-name="gr4" draw:text-style-name="P2" draw:layer="layout" svg:width="1.188cm" svg:height="0.878cm" svg:x="17.842cm" svg:y="5.906cm">
            <draw:text-box>
              <text:p><text:span text:style-name="T1">K1</text:span></text:p>
            </draw:text-box>
          </draw:frame>
          <draw:frame draw:style-name="gr4" draw:text-style-name="P2" draw:layer="layout" svg:width="1.188cm" svg:height="1.153cm" svg:x="17.842cm" svg:y="6.803cm">
            <draw:text-box>
              <text:p><text:span text:style-name="T1">K2</text:span></text:p>
            </draw:text-box>
          </draw:frame>
          <draw:frame draw:style-name="gr4" draw:text-style-name="P2" draw:layer="layout" svg:width="1.184cm" svg:height="1.153cm" svg:x="17.842cm" svg:y="7.7cm">
            <draw:text-box>
              <text:p><text:span text:style-name="T1">K3</text:span></text:p>
            </draw:text-box>
          </draw:frame>
          <draw:frame draw:style-name="gr4" draw:text-style-name="P2" draw:layer="layout" svg:width="1.188cm" svg:height="1.153cm" svg:x="17.842cm" svg:y="8.572cm">
            <draw:text-box>
              <text:p><text:span text:style-name="T1">K4</text:span></text:p>
            </draw:text-box>
          </draw:frame>
          <draw:frame draw:style-name="gr4" draw:text-style-name="P2" draw:layer="layout" svg:width="1.184cm" svg:height="1.153cm" svg:x="17.842cm" svg:y="9.395cm">
            <draw:text-box>
              <text:p><text:span text:style-name="T1">K5</text:span></text:p>
            </draw:text-box>
          </draw:frame>
          <draw:frame draw:style-name="gr5" draw:text-style-name="P2" draw:layer="layout" svg:width="2.392cm" svg:height="1.153cm" svg:x="19.188cm" svg:y="5.906cm">
            <draw:text-box>
              <text:p><text:span text:style-name="T1">Val1</text:span></text:p>
            </draw:text-box>
          </draw:frame>
          <draw:frame draw:style-name="gr5" draw:text-style-name="P2" draw:layer="layout" svg:width="2.392cm" svg:height="1.153cm" svg:x="19.188cm" svg:y="6.804cm">
            <draw:text-box>
              <text:p><text:span text:style-name="T1">Val2</text:span></text:p>
            </draw:text-box>
          </draw:frame>
          <draw:frame draw:style-name="gr5" draw:text-style-name="P2" draw:layer="layout" svg:width="2.392cm" svg:height="1.153cm" svg:x="19.188cm" svg:y="7.676cm">
            <draw:text-box>
              <text:p><text:span text:style-name="T1">Val3</text:span></text:p>
            </draw:text-box>
          </draw:frame>
          <draw:frame draw:style-name="gr5" draw:text-style-name="P2" draw:layer="layout" svg:width="2.392cm" svg:height="1.153cm" svg:x="19.188cm" svg:y="8.524cm">
            <draw:text-box>
              <text:p><text:span text:style-name="T1">Val4</text:span></text:p>
            </draw:text-box>
          </draw:frame>
          <draw:frame draw:style-name="gr5" draw:text-style-name="P2" draw:layer="layout" svg:width="2.392cm" svg:height="1.153cm" svg:x="19.188cm" svg:y="9.421cm">
            <draw:text-box>
              <text:p><text:span text:style-name="T1">Val5</text:span></text:p>
            </draw:text-box>
          </draw:frame>
          <draw:custom-shape draw:style-name="gr1" draw:text-style-name="P1" draw:layer="layout" svg:width="4.655cm" svg:height="5.191cm" svg:x="17.273cm" svg:y="5.48cm">
            <text:p/>
            <draw:enhanced-geometry svg:viewBox="0 0 21600 21600" draw:type="rectangle" draw:enhanced-path="M 0 0 L 21600 0 21600 21600 0 21600 0 0 Z N"/>
          </draw:custom-shape>
          <draw:custom-shape draw:style-name="gr2" draw:text-style-name="P1" draw:layer="layout" svg:width="3.925cm" svg:height="4.336cm" svg:x="17.58cm" svg:y="5.929cm">
            <text:p/>
            <draw:enhanced-geometry svg:viewBox="0 0 21600 21600" draw:type="rectangle" draw:enhanced-path="M 0 0 L 21600 0 21600 21600 0 21600 0 0 Z N"/>
          </draw:custom-shape>
          <draw:line draw:style-name="gr3" draw:text-style-name="P1" draw:layer="layout" svg:x1="17.592cm" svg:y1="6.726cm" svg:x2="21.48cm" svg:y2="6.726cm">
            <text:p/>
          </draw:line>
          <draw:line draw:style-name="gr3" draw:text-style-name="P1" draw:layer="layout" svg:x1="17.617cm" svg:y1="7.647cm" svg:x2="21.48cm" svg:y2="7.647cm">
            <text:p/>
          </draw:line>
          <draw:line draw:style-name="gr3" draw:text-style-name="P1" draw:layer="layout" svg:x1="17.617cm" svg:y1="8.518cm" svg:x2="21.505cm" svg:y2="8.518cm">
            <text:p/>
          </draw:line>
          <draw:line draw:style-name="gr3" draw:text-style-name="P1" draw:layer="layout" svg:x1="17.617cm" svg:y1="9.39cm" svg:x2="21.529cm" svg:y2="9.39cm">
            <text:p/>
          </draw:line>
          <draw:line draw:style-name="gr3" draw:text-style-name="P1" draw:layer="layout" svg:x1="18.938cm" svg:y1="5.929cm" svg:x2="18.938cm" svg:y2="10.265cm">
            <text:p/>
          </draw:line>
          <draw:frame draw:style-name="gr4" draw:text-style-name="P2" draw:layer="layout" svg:width="1.184cm" svg:height="1.153cm" svg:x="17.841cm" svg:y="7.699cm">
            <draw:text-box>
              <text:p><text:span text:style-name="T1">K3</text:span></text:p>
            </draw:text-box>
          </draw:frame>
          <draw:frame draw:style-name="gr5" draw:text-style-name="P2" draw:layer="layout" svg:width="2.392cm" svg:height="1.153cm" svg:x="19.187cm" svg:y="7.675cm">
            <draw:text-box>
              <text:p><text:span text:style-name="T1">Val3</text:span></text:p>
            </draw:text-box>
          </draw:fram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ffcc99" draw:opacity="50%" draw:textarea-horizontal-align="justify" draw:textarea-vertical-align="middle" draw:auto-grow-height="false" draw:shadow-opacity="50%"/>
    </style:style>
    <style:style style:name="gr2" style:family="graphic" style:parent-style-name="standard">
      <style:graphic-properties draw:fill-color="#ffffff" draw:textarea-horizontal-align="justify" draw:textarea-vertical-align="middle" draw:auto-grow-height="false" draw:shadow="visible" draw:shadow-offset-x="0.203cm" draw:shadow-offset-y="0.203cm"/>
    </style:style>
    <style:style style:name="gr3" style:family="graphic" style:parent-style-name="standard">
      <style:graphic-properties draw:marker-end="" draw:marker-end-width="0.3cm" draw:textarea-horizontal-align="center" draw:textarea-vertical-align="middle"/>
    </style:style>
    <style:style style:name="gr4" style:family="graphic" style:parent-style-name="standard">
      <style:graphic-properties draw:fill-color="#ffffff" draw:textarea-horizontal-align="justify" draw:textarea-vertical-align="middle" draw:auto-grow-height="false" draw:shadow="visible" draw:shadow-offset-x="0.203cm" draw:shadow-offset-y="0.2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4pt"/>
    </style:style>
    <style:style style:name="P5" style:family="paragraph">
      <style:text-properties fo:font-size="14pt" style:font-size-asian="14pt" style:font-size-complex="14pt"/>
    </style:style>
    <style:style style:name="T1" style:family="text">
      <style:text-properties fo:font-size="14pt"/>
    </style:style>
    <style:style style:name="T2"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6.506cm" svg:height="8.293cm" svg:x="12.336cm" svg:y="4.456cm">
          <text:p/>
          <draw:enhanced-geometry svg:viewBox="0 0 21600 21600" draw:type="rectangle" draw:enhanced-path="M 0 0 L 21600 0 21600 21600 0 21600 0 0 Z N"/>
        </draw:custom-shape>
        <draw:custom-shape draw:style-name="gr1" draw:text-style-name="P1" draw:layer="layout" svg:width="6.506cm" svg:height="8.293cm" svg:x="2.799cm" svg:y="4.457cm">
          <text:p/>
          <draw:enhanced-geometry svg:viewBox="0 0 21600 21600" draw:type="rectangle" draw:enhanced-path="M 0 0 L 21600 0 21600 21600 0 21600 0 0 Z N"/>
        </draw:custom-shape>
        <draw:custom-shape draw:style-name="gr2" draw:text-style-name="P1" xml:id="id1" draw:id="id1" draw:layer="layout" svg:width="5.08cm" svg:height="1.905cm" svg:x="3.799cm" svg:y="5.12cm">
          <text:p text:style-name="P2">HTTP session</text:p>
          <text:p text:style-name="P2">clustering</text:p>
          <draw:enhanced-geometry svg:viewBox="0 0 21600 21600" draw:type="rectangle" draw:enhanced-path="M 0 0 L 21600 0 21600 21600 0 21600 0 0 Z N"/>
        </draw:custom-shape>
        <draw:custom-shape draw:style-name="gr2" draw:text-style-name="P1" xml:id="id2" draw:id="id2" draw:layer="layout" svg:width="5.08cm" svg:height="1.905cm" svg:x="3.799cm" svg:y="7.66cm">
          <text:p text:style-name="P2">Infinispan</text:p>
          <draw:enhanced-geometry svg:viewBox="0 0 21600 21600" draw:type="rectangle" draw:enhanced-path="M 0 0 L 21600 0 21600 21600 0 21600 0 0 Z N"/>
        </draw:custom-shape>
        <draw:custom-shape draw:style-name="gr2" draw:text-style-name="P1" xml:id="id3" draw:id="id3" draw:layer="layout" svg:width="5.08cm" svg:height="1.905cm" svg:x="3.799cm" svg:y="10.2cm">
          <text:p text:style-name="P2">JGroups</text:p>
          <draw:enhanced-geometry svg:viewBox="0 0 21600 21600" draw:type="rectangle" draw:enhanced-path="M 0 0 L 21600 0 21600 21600 0 21600 0 0 Z N"/>
        </draw:custom-shape>
        <draw:connector draw:style-name="gr3" draw:text-style-name="P1" draw:layer="layout" draw:type="line" svg:x1="6.339cm" svg:y1="7.025cm" svg:x2="6.339cm" svg:y2="7.66cm" draw:start-shape="id1" draw:start-glue-point="2" draw:end-shape="id2" svg:d="m6339 7025v635">
          <text:p/>
        </draw:connector>
        <draw:connector draw:style-name="gr3" draw:text-style-name="P1" draw:layer="layout" draw:type="line" svg:x1="6.339cm" svg:y1="9.565cm" svg:x2="6.339cm" svg:y2="10.2cm" draw:start-shape="id2" draw:start-glue-point="2" draw:end-shape="id3" draw:end-glue-point="0" svg:d="m6339 9565v635">
          <text:p/>
        </draw:connector>
        <draw:custom-shape draw:style-name="gr2" draw:text-style-name="P1" xml:id="id4" draw:id="id4" draw:layer="layout" svg:width="5.08cm" svg:height="1.905cm" svg:x="12.689cm" svg:y="5.12cm">
          <text:p text:style-name="P2">HTTP session</text:p>
          <text:p text:style-name="P2">clustering</text:p>
          <draw:enhanced-geometry svg:viewBox="0 0 21600 21600" draw:type="rectangle" draw:enhanced-path="M 0 0 L 21600 0 21600 21600 0 21600 0 0 Z N"/>
        </draw:custom-shape>
        <draw:custom-shape draw:style-name="gr2" draw:text-style-name="P1" xml:id="id5" draw:id="id5" draw:layer="layout" svg:width="5.08cm" svg:height="1.905cm" svg:x="12.689cm" svg:y="7.66cm">
          <text:p text:style-name="P2">Infinispan</text:p>
          <draw:enhanced-geometry svg:viewBox="0 0 21600 21600" draw:type="rectangle" draw:enhanced-path="M 0 0 L 21600 0 21600 21600 0 21600 0 0 Z N"/>
        </draw:custom-shape>
        <draw:custom-shape draw:style-name="gr2" draw:text-style-name="P1" xml:id="id6" draw:id="id6" draw:layer="layout" svg:width="5.08cm" svg:height="1.905cm" svg:x="12.689cm" svg:y="10.2cm">
          <text:p text:style-name="P2">JGroups</text:p>
          <draw:enhanced-geometry svg:viewBox="0 0 21600 21600" draw:type="rectangle" draw:enhanced-path="M 0 0 L 21600 0 21600 21600 0 21600 0 0 Z N"/>
        </draw:custom-shape>
        <draw:connector draw:style-name="gr3" draw:text-style-name="P1" draw:layer="layout" draw:type="line" svg:x1="15.229cm" svg:y1="7.025cm" svg:x2="15.229cm" svg:y2="7.66cm" draw:start-shape="id4" draw:start-glue-point="2" draw:end-shape="id5" svg:d="m15229 7025v635">
          <text:p/>
        </draw:connector>
        <draw:connector draw:style-name="gr3" draw:text-style-name="P1" draw:layer="layout" draw:type="line" svg:x1="15.229cm" svg:y1="9.565cm" svg:x2="15.229cm" svg:y2="10.2cm" draw:start-shape="id5" draw:start-glue-point="2" draw:end-shape="id6" draw:end-glue-point="0" svg:d="m15229 9565v635">
          <text:p/>
        </draw:connector>
        <draw:custom-shape draw:style-name="gr4" draw:text-style-name="P1" draw:layer="layout" svg:width="3.81cm" svg:height="0.635cm" svg:x="8.879cm" svg:y="10.83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4" draw:layer="layout" svg:width="2.962cm" svg:height="0.806cm" svg:x="9.514cm" svg:y="11.93cm">
          <draw:text-box>
            <text:p text:style-name="P3"><text:span text:style-name="T1">Replication</text:span></text:p>
          </draw:text-box>
        </draw:frame>
        <draw:frame draw:style-name="gr5" draw:text-style-name="P5" draw:layer="layout" svg:width="3.838cm" svg:height="0.806cm" svg:x="2.436cm" svg:y="3.705cm">
          <draw:text-box>
            <text:p><text:span text:style-name="T2">JBoss instance</text:span></text:p>
          </draw:text-box>
        </draw:frame>
        <draw:frame draw:style-name="gr5" draw:text-style-name="P5" draw:layer="layout" svg:width="3.838cm" svg:height="0.806cm" svg:x="12.052cm" svg:y="3.705cm">
          <draw:text-box>
            <text:p><text:span text:style-name="T2">JBoss instance</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622cm" fo:min-width="1.973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6.95cm" svg:height="5.254cm" svg:x="2.546cm" svg:y="5.844cm">
            <text:p/>
            <draw:enhanced-geometry svg:viewBox="0 0 21600 21600" draw:type="rectangle" draw:enhanced-path="M 0 0 L 21600 0 21600 21600 0 21600 0 0 Z N"/>
          </draw:custom-shape>
          <draw:g>
            <draw:custom-shape draw:style-name="gr2" draw:text-style-name="P1" draw:layer="layout" svg:width="6.479cm" svg:height="4.241cm" svg:x="2.805cm" svg:y="6.339cm">
              <text:p/>
              <draw:enhanced-geometry svg:viewBox="0 0 21600 21600" draw:type="rectangle" draw:enhanced-path="M 0 0 L 21600 0 21600 21600 0 21600 0 0 Z N"/>
            </draw:custom-shape>
            <draw:line draw:style-name="gr3" draw:text-style-name="P1" draw:layer="layout" svg:x1="4.429cm" svg:y1="6.362cm" svg:x2="4.429cm" svg:y2="10.58cm">
              <text:p/>
            </draw:line>
            <draw:line draw:style-name="gr3" draw:text-style-name="P1" draw:layer="layout" svg:x1="2.804cm" svg:y1="7.423cm" svg:x2="9.26cm" svg:y2="7.423cm">
              <text:p/>
            </draw:line>
            <draw:line draw:style-name="gr3" draw:text-style-name="P1" draw:layer="layout" svg:x1="2.803cm" svg:y1="8.482cm" svg:x2="9.259cm" svg:y2="8.482cm">
              <text:p/>
            </draw:line>
            <draw:line draw:style-name="gr3" draw:text-style-name="P1" draw:layer="layout" svg:x1="2.803cm" svg:y1="9.542cm" svg:x2="9.259cm" svg:y2="9.542cm">
              <text:p/>
            </draw:line>
            <draw:frame draw:style-name="gr4" draw:layer="layout" svg:width="1.281cm" svg:height="0.962cm" svg:x="3.016cm" svg:y="6.362cm">
              <draw:text-box>
                <text:p>K1</text:p>
              </draw:text-box>
            </draw:frame>
            <draw:frame draw:style-name="gr4" draw:layer="layout" svg:width="1.281cm" svg:height="0.962cm" svg:x="3.017cm" svg:y="6.362cm">
              <draw:text-box>
                <text:p>K1</text:p>
              </draw:text-box>
            </draw:frame>
            <draw:frame draw:style-name="gr4" draw:layer="layout" svg:width="1.277cm" svg:height="0.962cm" svg:x="3.017cm" svg:y="7.469cm">
              <draw:text-box>
                <text:p>K2</text:p>
              </draw:text-box>
            </draw:frame>
            <draw:frame draw:style-name="gr4" draw:layer="layout" svg:width="1.277cm" svg:height="0.962cm" svg:x="3.017cm" svg:y="8.53cm">
              <draw:text-box>
                <text:p>K3</text:p>
              </draw:text-box>
            </draw:frame>
            <draw:frame draw:style-name="gr4" draw:layer="layout" svg:width="1.277cm" svg:height="0.962cm" svg:x="3.017cm" svg:y="9.614cm">
              <draw:text-box>
                <text:p>K4</text:p>
              </draw:text-box>
            </draw:frame>
            <draw:frame draw:style-name="gr5" draw:layer="layout" svg:width="3.062cm" svg:height="0.962cm" svg:x="4.549cm" svg:y="6.362cm">
              <draw:text-box>
                <text:p>Val1</text:p>
              </draw:text-box>
            </draw:frame>
            <draw:frame draw:style-name="gr5" draw:layer="layout" svg:width="3.062cm" svg:height="0.962cm" svg:x="4.549cm" svg:y="7.446cm">
              <draw:text-box>
                <text:p>Val2</text:p>
              </draw:text-box>
            </draw:frame>
            <draw:frame draw:style-name="gr5" draw:layer="layout" svg:width="3.062cm" svg:height="0.962cm" svg:x="4.549cm" svg:y="8.53cm">
              <draw:text-box>
                <text:p>Val3</text:p>
              </draw:text-box>
            </draw:frame>
            <draw:frame draw:style-name="gr5" draw:layer="layout" svg:width="3.062cm" svg:height="0.962cm" svg:x="4.549cm" svg:y="9.59cm">
              <draw:text-box>
                <text:p>Val4</text:p>
              </draw:text-box>
            </draw:frame>
          </draw:g>
        </draw:g>
        <draw:custom-shape draw:style-name="gr1" draw:text-style-name="P1" draw:layer="layout" svg:width="6.95cm" svg:height="5.254cm" svg:x="9.897cm" svg:y="5.844cm">
          <text:p/>
          <draw:enhanced-geometry svg:viewBox="0 0 21600 21600" draw:type="rectangle" draw:enhanced-path="M 0 0 L 21600 0 21600 21600 0 21600 0 0 Z N"/>
        </draw:custom-shape>
        <draw:custom-shape draw:style-name="gr2" draw:text-style-name="P1" draw:layer="layout" svg:width="6.479cm" svg:height="4.241cm" svg:x="10.156cm" svg:y="6.339cm">
          <text:p/>
          <draw:enhanced-geometry svg:viewBox="0 0 21600 21600" draw:type="rectangle" draw:enhanced-path="M 0 0 L 21600 0 21600 21600 0 21600 0 0 Z N"/>
        </draw:custom-shape>
        <draw:line draw:style-name="gr3" draw:text-style-name="P1" draw:layer="layout" svg:x1="11.78cm" svg:y1="6.362cm" svg:x2="11.78cm" svg:y2="10.58cm">
          <text:p/>
        </draw:line>
        <draw:line draw:style-name="gr3" draw:text-style-name="P1" draw:layer="layout" svg:x1="10.155cm" svg:y1="7.423cm" svg:x2="16.611cm" svg:y2="7.423cm">
          <text:p/>
        </draw:line>
        <draw:line draw:style-name="gr3" draw:text-style-name="P1" draw:layer="layout" svg:x1="10.154cm" svg:y1="8.482cm" svg:x2="16.61cm" svg:y2="8.482cm">
          <text:p/>
        </draw:line>
        <draw:line draw:style-name="gr3" draw:text-style-name="P1" draw:layer="layout" svg:x1="10.154cm" svg:y1="9.542cm" svg:x2="16.61cm" svg:y2="9.542cm">
          <text:p/>
        </draw:line>
        <draw:frame draw:style-name="gr4" draw:layer="layout" svg:width="1.281cm" svg:height="0.962cm" svg:x="10.367cm" svg:y="6.362cm">
          <draw:text-box>
            <text:p>K1</text:p>
          </draw:text-box>
        </draw:frame>
        <draw:frame draw:style-name="gr4" draw:layer="layout" svg:width="1.281cm" svg:height="0.962cm" svg:x="10.368cm" svg:y="6.362cm">
          <draw:text-box>
            <text:p>K1</text:p>
          </draw:text-box>
        </draw:frame>
        <draw:frame draw:style-name="gr4" draw:layer="layout" svg:width="1.277cm" svg:height="0.962cm" svg:x="10.368cm" svg:y="7.469cm">
          <draw:text-box>
            <text:p>K2</text:p>
          </draw:text-box>
        </draw:frame>
        <draw:frame draw:style-name="gr4" draw:layer="layout" svg:width="1.277cm" svg:height="0.962cm" svg:x="10.368cm" svg:y="8.53cm">
          <draw:text-box>
            <text:p>K3</text:p>
          </draw:text-box>
        </draw:frame>
        <draw:frame draw:style-name="gr4" draw:layer="layout" svg:width="1.277cm" svg:height="0.962cm" svg:x="10.368cm" svg:y="9.614cm">
          <draw:text-box>
            <text:p>K4</text:p>
          </draw:text-box>
        </draw:frame>
        <draw:frame draw:style-name="gr5" draw:layer="layout" svg:width="3.062cm" svg:height="0.962cm" svg:x="11.9cm" svg:y="6.362cm">
          <draw:text-box>
            <text:p>Val1</text:p>
          </draw:text-box>
        </draw:frame>
        <draw:frame draw:style-name="gr5" draw:layer="layout" svg:width="3.062cm" svg:height="0.962cm" svg:x="11.9cm" svg:y="7.446cm">
          <draw:text-box>
            <text:p>Val2</text:p>
          </draw:text-box>
        </draw:frame>
        <draw:frame draw:style-name="gr5" draw:layer="layout" svg:width="3.062cm" svg:height="0.962cm" svg:x="11.9cm" svg:y="8.53cm">
          <draw:text-box>
            <text:p>Val3</text:p>
          </draw:text-box>
        </draw:frame>
        <draw:frame draw:style-name="gr5" draw:layer="layout" svg:width="3.062cm" svg:height="0.962cm" svg:x="11.9cm" svg:y="9.59cm">
          <draw:text-box>
            <text:p>Val4</text:p>
          </draw:text-box>
        </draw:frame>
        <draw:g>
          <draw:custom-shape draw:style-name="gr1" draw:text-style-name="P1" draw:layer="layout" svg:width="6.95cm" svg:height="5.254cm" svg:x="17.396cm" svg:y="5.875cm">
            <text:p/>
            <draw:enhanced-geometry svg:viewBox="0 0 21600 21600" draw:type="rectangle" draw:enhanced-path="M 0 0 L 21600 0 21600 21600 0 21600 0 0 Z N"/>
          </draw:custom-shape>
          <draw:g>
            <draw:custom-shape draw:style-name="gr2" draw:text-style-name="P1" draw:layer="layout" svg:width="6.479cm" svg:height="4.241cm" svg:x="17.655cm" svg:y="6.37cm">
              <text:p/>
              <draw:enhanced-geometry svg:viewBox="0 0 21600 21600" draw:type="rectangle" draw:enhanced-path="M 0 0 L 21600 0 21600 21600 0 21600 0 0 Z N"/>
            </draw:custom-shape>
            <draw:line draw:style-name="gr3" draw:text-style-name="P1" draw:layer="layout" svg:x1="19.279cm" svg:y1="6.393cm" svg:x2="19.279cm" svg:y2="10.611cm">
              <text:p/>
            </draw:line>
            <draw:line draw:style-name="gr3" draw:text-style-name="P1" draw:layer="layout" svg:x1="17.654cm" svg:y1="7.454cm" svg:x2="24.11cm" svg:y2="7.454cm">
              <text:p/>
            </draw:line>
            <draw:line draw:style-name="gr3" draw:text-style-name="P1" draw:layer="layout" svg:x1="17.653cm" svg:y1="8.513cm" svg:x2="24.109cm" svg:y2="8.513cm">
              <text:p/>
            </draw:line>
            <draw:line draw:style-name="gr3" draw:text-style-name="P1" draw:layer="layout" svg:x1="17.653cm" svg:y1="9.573cm" svg:x2="24.109cm" svg:y2="9.573cm">
              <text:p/>
            </draw:line>
            <draw:frame draw:style-name="gr4" draw:layer="layout" svg:width="1.281cm" svg:height="0.962cm" svg:x="17.866cm" svg:y="6.393cm">
              <draw:text-box>
                <text:p>K1</text:p>
              </draw:text-box>
            </draw:frame>
            <draw:frame draw:style-name="gr4" draw:layer="layout" svg:width="1.281cm" svg:height="0.962cm" svg:x="17.867cm" svg:y="6.393cm">
              <draw:text-box>
                <text:p>K1</text:p>
              </draw:text-box>
            </draw:frame>
            <draw:frame draw:style-name="gr4" draw:layer="layout" svg:width="1.277cm" svg:height="0.962cm" svg:x="17.867cm" svg:y="7.5cm">
              <draw:text-box>
                <text:p>K2</text:p>
              </draw:text-box>
            </draw:frame>
            <draw:frame draw:style-name="gr4" draw:layer="layout" svg:width="1.277cm" svg:height="0.962cm" svg:x="17.867cm" svg:y="8.561cm">
              <draw:text-box>
                <text:p>K3</text:p>
              </draw:text-box>
            </draw:frame>
            <draw:frame draw:style-name="gr4" draw:layer="layout" svg:width="1.277cm" svg:height="0.962cm" svg:x="17.867cm" svg:y="9.645cm">
              <draw:text-box>
                <text:p>K4</text:p>
              </draw:text-box>
            </draw:frame>
            <draw:frame draw:style-name="gr5" draw:layer="layout" svg:width="3.062cm" svg:height="0.962cm" svg:x="19.399cm" svg:y="6.393cm">
              <draw:text-box>
                <text:p>Val1</text:p>
              </draw:text-box>
            </draw:frame>
            <draw:frame draw:style-name="gr5" draw:layer="layout" svg:width="3.062cm" svg:height="0.962cm" svg:x="19.399cm" svg:y="7.477cm">
              <draw:text-box>
                <text:p>Val2</text:p>
              </draw:text-box>
            </draw:frame>
            <draw:frame draw:style-name="gr5" draw:layer="layout" svg:width="3.062cm" svg:height="0.962cm" svg:x="19.399cm" svg:y="8.561cm">
              <draw:text-box>
                <text:p>Val3</text:p>
              </draw:text-box>
            </draw:frame>
            <draw:frame draw:style-name="gr5" draw:layer="layout" svg:width="3.062cm" svg:height="0.962cm" svg:x="19.399cm" svg:y="9.621cm">
              <draw:text-box>
                <text:p>Val4</text:p>
              </draw:text-box>
            </draw:frame>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622cm" fo:min-width="1.973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6.95cm" svg:height="5.254cm" svg:x="2.546cm" svg:y="5.844cm">
            <text:p/>
            <draw:enhanced-geometry svg:viewBox="0 0 21600 21600" draw:type="rectangle" draw:enhanced-path="M 0 0 L 21600 0 21600 21600 0 21600 0 0 Z N"/>
          </draw:custom-shape>
          <draw:g>
            <draw:custom-shape draw:style-name="gr2" draw:text-style-name="P1" draw:layer="layout" svg:width="6.479cm" svg:height="4.241cm" svg:x="2.805cm" svg:y="6.339cm">
              <text:p/>
              <draw:enhanced-geometry svg:viewBox="0 0 21600 21600" draw:type="rectangle" draw:enhanced-path="M 0 0 L 21600 0 21600 21600 0 21600 0 0 Z N"/>
            </draw:custom-shape>
            <draw:line draw:style-name="gr3" draw:text-style-name="P1" draw:layer="layout" svg:x1="4.429cm" svg:y1="6.362cm" svg:x2="4.429cm" svg:y2="10.58cm">
              <text:p/>
            </draw:line>
            <draw:line draw:style-name="gr3" draw:text-style-name="P1" draw:layer="layout" svg:x1="2.804cm" svg:y1="7.423cm" svg:x2="9.26cm" svg:y2="7.423cm">
              <text:p/>
            </draw:line>
            <draw:line draw:style-name="gr3" draw:text-style-name="P1" draw:layer="layout" svg:x1="2.803cm" svg:y1="8.482cm" svg:x2="9.259cm" svg:y2="8.482cm">
              <text:p/>
            </draw:line>
            <draw:line draw:style-name="gr3" draw:text-style-name="P1" draw:layer="layout" svg:x1="2.803cm" svg:y1="9.542cm" svg:x2="9.259cm" svg:y2="9.542cm">
              <text:p/>
            </draw:line>
            <draw:frame draw:style-name="gr4" draw:layer="layout" svg:width="1.281cm" svg:height="0.962cm" svg:x="3.016cm" svg:y="6.362cm">
              <draw:text-box>
                <text:p>K1</text:p>
              </draw:text-box>
            </draw:frame>
            <draw:frame draw:style-name="gr4" draw:layer="layout" svg:width="1.281cm" svg:height="0.962cm" svg:x="3.017cm" svg:y="6.362cm">
              <draw:text-box>
                <text:p>K1</text:p>
              </draw:text-box>
            </draw:frame>
            <draw:frame draw:style-name="gr4" draw:layer="layout" svg:width="1.277cm" svg:height="0.962cm" svg:x="3.017cm" svg:y="7.469cm">
              <draw:text-box>
                <text:p>K2</text:p>
              </draw:text-box>
            </draw:frame>
            <draw:frame draw:style-name="gr4" draw:layer="layout" svg:width="1.277cm" svg:height="0.962cm" svg:x="3.017cm" svg:y="8.53cm">
              <draw:text-box>
                <text:p>K3</text:p>
              </draw:text-box>
            </draw:frame>
            <draw:frame draw:style-name="gr4" draw:layer="layout" svg:width="1.277cm" svg:height="0.962cm" svg:x="3.017cm" svg:y="9.614cm">
              <draw:text-box>
                <text:p>K4</text:p>
              </draw:text-box>
            </draw:frame>
            <draw:frame draw:style-name="gr5" draw:layer="layout" svg:width="3.062cm" svg:height="0.962cm" svg:x="4.549cm" svg:y="6.362cm">
              <draw:text-box>
                <text:p>Val1</text:p>
              </draw:text-box>
            </draw:frame>
            <draw:frame draw:style-name="gr5" draw:layer="layout" svg:width="3.062cm" svg:height="0.962cm" svg:x="4.549cm" svg:y="7.446cm">
              <draw:text-box>
                <text:p>Val2</text:p>
              </draw:text-box>
            </draw:frame>
            <draw:frame draw:style-name="gr5" draw:layer="layout" svg:width="3.062cm" svg:height="0.962cm" svg:x="4.549cm" svg:y="8.53cm">
              <draw:text-box>
                <text:p>Val3</text:p>
              </draw:text-box>
            </draw:frame>
            <draw:frame draw:style-name="gr5" draw:layer="layout" svg:width="3.062cm" svg:height="0.962cm" svg:x="4.549cm" svg:y="9.59cm">
              <draw:text-box>
                <text:p>Val4</text:p>
              </draw:text-box>
            </draw:frame>
          </draw:g>
        </draw:g>
        <draw:custom-shape draw:style-name="gr1" draw:text-style-name="P1" draw:layer="layout" svg:width="6.95cm" svg:height="5.254cm" svg:x="9.897cm" svg:y="5.844cm">
          <text:p/>
          <draw:enhanced-geometry svg:viewBox="0 0 21600 21600" draw:type="rectangle" draw:enhanced-path="M 0 0 L 21600 0 21600 21600 0 21600 0 0 Z N"/>
        </draw:custom-shape>
        <draw:custom-shape draw:style-name="gr2" draw:text-style-name="P1" draw:layer="layout" svg:width="6.479cm" svg:height="4.241cm" svg:x="10.156cm" svg:y="6.339cm">
          <text:p/>
          <draw:enhanced-geometry svg:viewBox="0 0 21600 21600" draw:type="rectangle" draw:enhanced-path="M 0 0 L 21600 0 21600 21600 0 21600 0 0 Z N"/>
        </draw:custom-shape>
        <draw:line draw:style-name="gr3" draw:text-style-name="P1" draw:layer="layout" svg:x1="11.78cm" svg:y1="6.362cm" svg:x2="11.78cm" svg:y2="10.58cm">
          <text:p/>
        </draw:line>
        <draw:line draw:style-name="gr3" draw:text-style-name="P1" draw:layer="layout" svg:x1="10.155cm" svg:y1="7.423cm" svg:x2="16.611cm" svg:y2="7.423cm">
          <text:p/>
        </draw:line>
        <draw:line draw:style-name="gr3" draw:text-style-name="P1" draw:layer="layout" svg:x1="10.154cm" svg:y1="8.482cm" svg:x2="16.61cm" svg:y2="8.482cm">
          <text:p/>
        </draw:line>
        <draw:line draw:style-name="gr3" draw:text-style-name="P1" draw:layer="layout" svg:x1="10.154cm" svg:y1="9.542cm" svg:x2="16.61cm" svg:y2="9.542cm">
          <text:p/>
        </draw:line>
        <draw:frame draw:style-name="gr4" draw:layer="layout" svg:width="1.281cm" svg:height="0.962cm" svg:x="10.367cm" svg:y="6.362cm">
          <draw:text-box>
            <text:p>K1</text:p>
          </draw:text-box>
        </draw:frame>
        <draw:frame draw:style-name="gr4" draw:layer="layout" svg:width="1.281cm" svg:height="0.962cm" svg:x="10.368cm" svg:y="6.362cm">
          <draw:text-box>
            <text:p>K1</text:p>
          </draw:text-box>
        </draw:frame>
        <draw:frame draw:style-name="gr4" draw:layer="layout" svg:width="1.277cm" svg:height="0.962cm" svg:x="10.368cm" svg:y="7.469cm">
          <draw:text-box>
            <text:p>K2</text:p>
          </draw:text-box>
        </draw:frame>
        <draw:frame draw:style-name="gr4" draw:layer="layout" svg:width="1.277cm" svg:height="0.962cm" svg:x="10.368cm" svg:y="8.53cm">
          <draw:text-box>
            <text:p>K3</text:p>
          </draw:text-box>
        </draw:frame>
        <draw:frame draw:style-name="gr4" draw:layer="layout" svg:width="1.277cm" svg:height="0.962cm" svg:x="10.368cm" svg:y="9.614cm">
          <draw:text-box>
            <text:p>K4</text:p>
          </draw:text-box>
        </draw:frame>
        <draw:frame draw:style-name="gr5" draw:layer="layout" svg:width="3.062cm" svg:height="0.962cm" svg:x="11.9cm" svg:y="6.362cm">
          <draw:text-box>
            <text:p>Val1</text:p>
          </draw:text-box>
        </draw:frame>
        <draw:frame draw:style-name="gr5" draw:layer="layout" svg:width="3.062cm" svg:height="0.962cm" svg:x="11.9cm" svg:y="7.446cm">
          <draw:text-box>
            <text:p>Val2</text:p>
          </draw:text-box>
        </draw:frame>
        <draw:frame draw:style-name="gr5" draw:layer="layout" svg:width="3.062cm" svg:height="0.962cm" svg:x="11.9cm" svg:y="8.53cm">
          <draw:text-box>
            <text:p>Val3</text:p>
          </draw:text-box>
        </draw:frame>
        <draw:frame draw:style-name="gr5" draw:layer="layout" svg:width="3.062cm" svg:height="0.962cm" svg:x="11.9cm" svg:y="9.59cm">
          <draw:text-box>
            <text:p>Val4</text:p>
          </draw:text-box>
        </draw:frame>
        <draw:g>
          <draw:custom-shape draw:style-name="gr1" draw:text-style-name="P1" draw:layer="layout" svg:width="6.95cm" svg:height="5.254cm" svg:x="17.396cm" svg:y="5.875cm">
            <text:p/>
            <draw:enhanced-geometry svg:viewBox="0 0 21600 21600" draw:type="rectangle" draw:enhanced-path="M 0 0 L 21600 0 21600 21600 0 21600 0 0 Z N"/>
          </draw:custom-shape>
          <draw:g>
            <draw:custom-shape draw:style-name="gr2" draw:text-style-name="P1" draw:layer="layout" svg:width="6.479cm" svg:height="4.241cm" svg:x="17.655cm" svg:y="6.37cm">
              <text:p/>
              <draw:enhanced-geometry svg:viewBox="0 0 21600 21600" draw:type="rectangle" draw:enhanced-path="M 0 0 L 21600 0 21600 21600 0 21600 0 0 Z N"/>
            </draw:custom-shape>
            <draw:line draw:style-name="gr3" draw:text-style-name="P1" draw:layer="layout" svg:x1="19.279cm" svg:y1="6.393cm" svg:x2="19.279cm" svg:y2="10.611cm">
              <text:p/>
            </draw:line>
            <draw:line draw:style-name="gr3" draw:text-style-name="P1" draw:layer="layout" svg:x1="17.654cm" svg:y1="7.454cm" svg:x2="24.11cm" svg:y2="7.454cm">
              <text:p/>
            </draw:line>
            <draw:line draw:style-name="gr3" draw:text-style-name="P1" draw:layer="layout" svg:x1="17.653cm" svg:y1="8.513cm" svg:x2="24.109cm" svg:y2="8.513cm">
              <text:p/>
            </draw:line>
            <draw:line draw:style-name="gr3" draw:text-style-name="P1" draw:layer="layout" svg:x1="17.653cm" svg:y1="9.573cm" svg:x2="24.109cm" svg:y2="9.573cm">
              <text:p/>
            </draw:line>
            <draw:frame draw:style-name="gr4" draw:layer="layout" svg:width="1.281cm" svg:height="0.962cm" svg:x="17.866cm" svg:y="6.393cm">
              <draw:text-box>
                <text:p>K1</text:p>
              </draw:text-box>
            </draw:frame>
            <draw:frame draw:style-name="gr4" draw:layer="layout" svg:width="1.281cm" svg:height="0.962cm" svg:x="17.867cm" svg:y="6.393cm">
              <draw:text-box>
                <text:p>K1</text:p>
              </draw:text-box>
            </draw:frame>
            <draw:frame draw:style-name="gr4" draw:layer="layout" svg:width="1.277cm" svg:height="0.962cm" svg:x="17.867cm" svg:y="7.5cm">
              <draw:text-box>
                <text:p>K2</text:p>
              </draw:text-box>
            </draw:frame>
            <draw:frame draw:style-name="gr4" draw:layer="layout" svg:width="1.277cm" svg:height="0.962cm" svg:x="17.867cm" svg:y="8.561cm">
              <draw:text-box>
                <text:p>K3</text:p>
              </draw:text-box>
            </draw:frame>
            <draw:frame draw:style-name="gr4" draw:layer="layout" svg:width="1.277cm" svg:height="0.962cm" svg:x="17.867cm" svg:y="9.645cm">
              <draw:text-box>
                <text:p>K4</text:p>
              </draw:text-box>
            </draw:frame>
            <draw:frame draw:style-name="gr5" draw:layer="layout" svg:width="3.062cm" svg:height="0.962cm" svg:x="19.399cm" svg:y="6.393cm">
              <draw:text-box>
                <text:p>Val1</text:p>
              </draw:text-box>
            </draw:frame>
            <draw:frame draw:style-name="gr5" draw:layer="layout" svg:width="3.062cm" svg:height="0.962cm" svg:x="19.399cm" svg:y="7.477cm">
              <draw:text-box>
                <text:p>Val2</text:p>
              </draw:text-box>
            </draw:frame>
            <draw:frame draw:style-name="gr5" draw:layer="layout" svg:width="3.062cm" svg:height="0.962cm" svg:x="19.399cm" svg:y="8.561cm">
              <draw:text-box>
                <text:p>Val3</text:p>
              </draw:text-box>
            </draw:frame>
            <draw:frame draw:style-name="gr5" draw:layer="layout" svg:width="3.062cm" svg:height="0.962cm" svg:x="19.399cm" svg:y="9.621cm">
              <draw:text-box>
                <text:p>Val4</text:p>
              </draw:text-box>
            </draw:frame>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903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903cm" fo:min-width="1.892cm"/>
    </style:style>
    <style:style style:name="P1" style:family="paragraph">
      <style:paragraph-properties fo:text-align="center"/>
    </style:style>
    <style:style style:name="P2" style:family="paragraph">
      <style:text-properties fo:font-size="16pt" style:font-size-asian="16pt" style:font-size-complex="16pt"/>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4.655cm" svg:height="5.191cm" svg:x="2.273cm" svg:y="5.483cm">
            <text:p/>
            <draw:enhanced-geometry svg:viewBox="0 0 21600 21600" draw:type="rectangle" draw:enhanced-path="M 0 0 L 21600 0 21600 21600 0 21600 0 0 Z N"/>
          </draw:custom-shape>
          <draw:custom-shape draw:style-name="gr2" draw:text-style-name="P1" draw:layer="layout" svg:width="3.925cm" svg:height="4.336cm" svg:x="2.58cm" svg:y="5.932cm">
            <text:p/>
            <draw:enhanced-geometry svg:viewBox="0 0 21600 21600" draw:type="rectangle" draw:enhanced-path="M 0 0 L 21600 0 21600 21600 0 21600 0 0 Z N"/>
          </draw:custom-shape>
          <draw:line draw:style-name="gr3" draw:text-style-name="P1" draw:layer="layout" svg:x1="2.592cm" svg:y1="6.729cm" svg:x2="6.48cm" svg:y2="6.729cm">
            <text:p/>
          </draw:line>
          <draw:line draw:style-name="gr3" draw:text-style-name="P1" draw:layer="layout" svg:x1="2.617cm" svg:y1="7.65cm" svg:x2="6.48cm" svg:y2="7.65cm">
            <text:p/>
          </draw:line>
          <draw:line draw:style-name="gr3" draw:text-style-name="P1" draw:layer="layout" svg:x1="2.617cm" svg:y1="8.521cm" svg:x2="6.505cm" svg:y2="8.521cm">
            <text:p/>
          </draw:line>
          <draw:line draw:style-name="gr3" draw:text-style-name="P1" draw:layer="layout" svg:x1="2.617cm" svg:y1="9.393cm" svg:x2="6.529cm" svg:y2="9.393cm">
            <text:p/>
          </draw:line>
          <draw:line draw:style-name="gr3" draw:text-style-name="P1" draw:layer="layout" svg:x1="3.938cm" svg:y1="5.932cm" svg:x2="3.938cm" svg:y2="10.268cm">
            <text:p/>
          </draw:line>
          <draw:frame draw:style-name="gr4" draw:text-style-name="P2" draw:layer="layout" svg:width="1.188cm" svg:height="1.153cm" svg:x="2.841cm" svg:y="5.908cm">
            <draw:text-box>
              <text:p><text:span text:style-name="T1">K1</text:span></text:p>
            </draw:text-box>
          </draw:frame>
          <draw:frame draw:style-name="gr4" draw:text-style-name="P2" draw:layer="layout" svg:width="1.188cm" svg:height="1.153cm" svg:x="2.841cm" svg:y="6.805cm">
            <draw:text-box>
              <text:p><text:span text:style-name="T1">K2</text:span></text:p>
            </draw:text-box>
          </draw:frame>
          <draw:frame draw:style-name="gr4" draw:text-style-name="P2" draw:layer="layout" svg:width="1.184cm" svg:height="1.153cm" svg:x="2.841cm" svg:y="7.702cm">
            <draw:text-box>
              <text:p><text:span text:style-name="T1">K3</text:span></text:p>
            </draw:text-box>
          </draw:frame>
          <draw:frame draw:style-name="gr4" draw:text-style-name="P2" draw:layer="layout" svg:width="1.188cm" svg:height="1.153cm" svg:x="2.841cm" svg:y="8.574cm">
            <draw:text-box>
              <text:p><text:span text:style-name="T1">K4</text:span></text:p>
            </draw:text-box>
          </draw:frame>
          <draw:frame draw:style-name="gr4" draw:text-style-name="P2" draw:layer="layout" svg:width="1.184cm" svg:height="1.153cm" svg:x="2.841cm" svg:y="9.397cm">
            <draw:text-box>
              <text:p><text:span text:style-name="T1">K5</text:span></text:p>
            </draw:text-box>
          </draw:frame>
          <draw:frame draw:style-name="gr5" draw:text-style-name="P2" draw:layer="layout" svg:width="2.392cm" svg:height="1.153cm" svg:x="4.187cm" svg:y="5.908cm">
            <draw:text-box>
              <text:p><text:span text:style-name="T1">Val1</text:span></text:p>
            </draw:text-box>
          </draw:frame>
          <draw:frame draw:style-name="gr5" draw:text-style-name="P2" draw:layer="layout" svg:width="2.392cm" svg:height="1.153cm" svg:x="4.187cm" svg:y="6.806cm">
            <draw:text-box>
              <text:p><text:span text:style-name="T1">Val2</text:span></text:p>
            </draw:text-box>
          </draw:frame>
          <draw:frame draw:style-name="gr5" draw:text-style-name="P2" draw:layer="layout" svg:width="2.392cm" svg:height="1.153cm" svg:x="4.187cm" svg:y="7.678cm">
            <draw:text-box>
              <text:p><text:span text:style-name="T1">Val3</text:span></text:p>
            </draw:text-box>
          </draw:frame>
          <draw:frame draw:style-name="gr5" draw:text-style-name="P2" draw:layer="layout" svg:width="2.392cm" svg:height="1.153cm" svg:x="4.187cm" svg:y="8.526cm">
            <draw:text-box>
              <text:p><text:span text:style-name="T1">Val4</text:span></text:p>
            </draw:text-box>
          </draw:frame>
          <draw:frame draw:style-name="gr5" draw:text-style-name="P2" draw:layer="layout" svg:width="2.392cm" svg:height="1.153cm" svg:x="4.187cm" svg:y="9.423cm">
            <draw:text-box>
              <text:p><text:span text:style-name="T1">Val5</text:span></text:p>
            </draw:text-box>
          </draw:frame>
          <draw:custom-shape draw:style-name="gr1" draw:text-style-name="P1" draw:layer="layout" svg:width="4.655cm" svg:height="5.191cm" svg:x="2.272cm" svg:y="5.482cm">
            <text:p/>
            <draw:enhanced-geometry svg:viewBox="0 0 21600 21600" draw:type="rectangle" draw:enhanced-path="M 0 0 L 21600 0 21600 21600 0 21600 0 0 Z N"/>
          </draw:custom-shape>
          <draw:custom-shape draw:style-name="gr2" draw:text-style-name="P1" draw:layer="layout" svg:width="3.925cm" svg:height="4.336cm" svg:x="2.579cm" svg:y="5.931cm">
            <text:p/>
            <draw:enhanced-geometry svg:viewBox="0 0 21600 21600" draw:type="rectangle" draw:enhanced-path="M 0 0 L 21600 0 21600 21600 0 21600 0 0 Z N"/>
          </draw:custom-shape>
          <draw:line draw:style-name="gr3" draw:text-style-name="P1" draw:layer="layout" svg:x1="2.591cm" svg:y1="6.728cm" svg:x2="6.479cm" svg:y2="6.728cm">
            <text:p/>
          </draw:line>
          <draw:line draw:style-name="gr3" draw:text-style-name="P1" draw:layer="layout" svg:x1="2.616cm" svg:y1="7.649cm" svg:x2="6.479cm" svg:y2="7.649cm">
            <text:p/>
          </draw:line>
          <draw:line draw:style-name="gr3" draw:text-style-name="P1" draw:layer="layout" svg:x1="2.616cm" svg:y1="8.52cm" svg:x2="6.504cm" svg:y2="8.52cm">
            <text:p/>
          </draw:line>
          <draw:line draw:style-name="gr3" draw:text-style-name="P1" draw:layer="layout" svg:x1="2.616cm" svg:y1="9.392cm" svg:x2="6.528cm" svg:y2="9.392cm">
            <text:p/>
          </draw:line>
          <draw:line draw:style-name="gr3" draw:text-style-name="P1" draw:layer="layout" svg:x1="3.937cm" svg:y1="5.931cm" svg:x2="3.937cm" svg:y2="10.267cm">
            <text:p/>
          </draw:line>
          <draw:frame draw:style-name="gr4" draw:text-style-name="P2" draw:layer="layout" svg:width="1.188cm" svg:height="1.153cm" svg:x="2.84cm" svg:y="5.907cm">
            <draw:text-box>
              <text:p><text:span text:style-name="T1">K1</text:span></text:p>
            </draw:text-box>
          </draw:frame>
          <draw:frame draw:style-name="gr4" draw:text-style-name="P2" draw:layer="layout" svg:width="1.188cm" svg:height="1.153cm" svg:x="2.84cm" svg:y="8.573cm">
            <draw:text-box>
              <text:p><text:span text:style-name="T1">K4</text:span></text:p>
            </draw:text-box>
          </draw:frame>
          <draw:frame draw:style-name="gr5" draw:text-style-name="P2" draw:layer="layout" svg:width="2.392cm" svg:height="1.153cm" svg:x="4.186cm" svg:y="5.907cm">
            <draw:text-box>
              <text:p><text:span text:style-name="T1">Val1</text:span></text:p>
            </draw:text-box>
          </draw:frame>
          <draw:frame draw:style-name="gr5" draw:text-style-name="P2" draw:layer="layout" svg:width="2.392cm" svg:height="1.153cm" svg:x="4.186cm" svg:y="8.525cm">
            <draw:text-box>
              <text:p><text:span text:style-name="T1">Val4</text:span></text:p>
            </draw:text-box>
          </draw:frame>
          <draw:custom-shape draw:style-name="gr1" draw:text-style-name="P1" draw:layer="layout" svg:width="4.655cm" svg:height="5.191cm" svg:x="7.28cm" svg:y="5.481cm">
            <text:p/>
            <draw:enhanced-geometry svg:viewBox="0 0 21600 21600" draw:type="rectangle" draw:enhanced-path="M 0 0 L 21600 0 21600 21600 0 21600 0 0 Z N"/>
          </draw:custom-shape>
          <draw:custom-shape draw:style-name="gr2" draw:text-style-name="P1" draw:layer="layout" svg:width="3.925cm" svg:height="4.336cm" svg:x="7.587cm" svg:y="5.93cm">
            <text:p/>
            <draw:enhanced-geometry svg:viewBox="0 0 21600 21600" draw:type="rectangle" draw:enhanced-path="M 0 0 L 21600 0 21600 21600 0 21600 0 0 Z N"/>
          </draw:custom-shape>
          <draw:line draw:style-name="gr3" draw:text-style-name="P1" draw:layer="layout" svg:x1="7.599cm" svg:y1="6.727cm" svg:x2="11.487cm" svg:y2="6.727cm">
            <text:p/>
          </draw:line>
          <draw:line draw:style-name="gr3" draw:text-style-name="P1" draw:layer="layout" svg:x1="7.624cm" svg:y1="7.648cm" svg:x2="11.487cm" svg:y2="7.648cm">
            <text:p/>
          </draw:line>
          <draw:line draw:style-name="gr3" draw:text-style-name="P1" draw:layer="layout" svg:x1="7.624cm" svg:y1="8.519cm" svg:x2="11.512cm" svg:y2="8.519cm">
            <text:p/>
          </draw:line>
          <draw:line draw:style-name="gr3" draw:text-style-name="P1" draw:layer="layout" svg:x1="7.624cm" svg:y1="9.391cm" svg:x2="11.536cm" svg:y2="9.391cm">
            <text:p/>
          </draw:line>
          <draw:line draw:style-name="gr3" draw:text-style-name="P1" draw:layer="layout" svg:x1="8.945cm" svg:y1="5.93cm" svg:x2="8.945cm" svg:y2="10.266cm">
            <text:p/>
          </draw:line>
          <draw:frame draw:style-name="gr4" draw:text-style-name="P2" draw:layer="layout" svg:width="1.188cm" svg:height="1.153cm" svg:x="7.848cm" svg:y="5.906cm">
            <draw:text-box>
              <text:p><text:span text:style-name="T1">K1</text:span></text:p>
            </draw:text-box>
          </draw:frame>
          <draw:frame draw:style-name="gr4" draw:text-style-name="P2" draw:layer="layout" svg:width="1.188cm" svg:height="1.153cm" svg:x="7.848cm" svg:y="6.803cm">
            <draw:text-box>
              <text:p><text:span text:style-name="T1">K2</text:span></text:p>
            </draw:text-box>
          </draw:frame>
          <draw:frame draw:style-name="gr4" draw:text-style-name="P2" draw:layer="layout" svg:width="1.184cm" svg:height="1.153cm" svg:x="7.848cm" svg:y="7.7cm">
            <draw:text-box>
              <text:p><text:span text:style-name="T1">K3</text:span></text:p>
            </draw:text-box>
          </draw:frame>
          <draw:frame draw:style-name="gr4" draw:text-style-name="P2" draw:layer="layout" svg:width="1.188cm" svg:height="1.153cm" svg:x="7.848cm" svg:y="8.572cm">
            <draw:text-box>
              <text:p><text:span text:style-name="T1">K4</text:span></text:p>
            </draw:text-box>
          </draw:frame>
          <draw:frame draw:style-name="gr4" draw:text-style-name="P2" draw:layer="layout" svg:width="1.184cm" svg:height="1.153cm" svg:x="7.848cm" svg:y="9.395cm">
            <draw:text-box>
              <text:p><text:span text:style-name="T1">K5</text:span></text:p>
            </draw:text-box>
          </draw:frame>
          <draw:frame draw:style-name="gr5" draw:text-style-name="P2" draw:layer="layout" svg:width="2.392cm" svg:height="1.153cm" svg:x="9.194cm" svg:y="5.906cm">
            <draw:text-box>
              <text:p><text:span text:style-name="T1">Val1</text:span></text:p>
            </draw:text-box>
          </draw:frame>
          <draw:frame draw:style-name="gr5" draw:text-style-name="P2" draw:layer="layout" svg:width="2.392cm" svg:height="1.153cm" svg:x="9.194cm" svg:y="6.804cm">
            <draw:text-box>
              <text:p><text:span text:style-name="T1">Val2</text:span></text:p>
            </draw:text-box>
          </draw:frame>
          <draw:frame draw:style-name="gr5" draw:text-style-name="P2" draw:layer="layout" svg:width="2.392cm" svg:height="1.153cm" svg:x="9.194cm" svg:y="7.676cm">
            <draw:text-box>
              <text:p><text:span text:style-name="T1">Val3</text:span></text:p>
            </draw:text-box>
          </draw:frame>
          <draw:frame draw:style-name="gr5" draw:text-style-name="P2" draw:layer="layout" svg:width="2.392cm" svg:height="1.153cm" svg:x="9.194cm" svg:y="8.524cm">
            <draw:text-box>
              <text:p><text:span text:style-name="T1">Val4</text:span></text:p>
            </draw:text-box>
          </draw:frame>
          <draw:frame draw:style-name="gr5" draw:text-style-name="P2" draw:layer="layout" svg:width="2.392cm" svg:height="1.153cm" svg:x="9.194cm" svg:y="9.421cm">
            <draw:text-box>
              <text:p><text:span text:style-name="T1">Val5</text:span></text:p>
            </draw:text-box>
          </draw:frame>
          <draw:custom-shape draw:style-name="gr1" draw:text-style-name="P1" draw:layer="layout" svg:width="4.655cm" svg:height="5.191cm" svg:x="7.279cm" svg:y="5.48cm">
            <text:p/>
            <draw:enhanced-geometry svg:viewBox="0 0 21600 21600" draw:type="rectangle" draw:enhanced-path="M 0 0 L 21600 0 21600 21600 0 21600 0 0 Z N"/>
          </draw:custom-shape>
          <draw:custom-shape draw:style-name="gr2" draw:text-style-name="P1" draw:layer="layout" svg:width="3.925cm" svg:height="4.336cm" svg:x="7.586cm" svg:y="5.929cm">
            <text:p/>
            <draw:enhanced-geometry svg:viewBox="0 0 21600 21600" draw:type="rectangle" draw:enhanced-path="M 0 0 L 21600 0 21600 21600 0 21600 0 0 Z N"/>
          </draw:custom-shape>
          <draw:line draw:style-name="gr3" draw:text-style-name="P1" draw:layer="layout" svg:x1="7.598cm" svg:y1="6.726cm" svg:x2="11.486cm" svg:y2="6.726cm">
            <text:p/>
          </draw:line>
          <draw:line draw:style-name="gr3" draw:text-style-name="P1" draw:layer="layout" svg:x1="7.623cm" svg:y1="7.647cm" svg:x2="11.486cm" svg:y2="7.647cm">
            <text:p/>
          </draw:line>
          <draw:line draw:style-name="gr3" draw:text-style-name="P1" draw:layer="layout" svg:x1="7.623cm" svg:y1="8.518cm" svg:x2="11.511cm" svg:y2="8.518cm">
            <text:p/>
          </draw:line>
          <draw:line draw:style-name="gr3" draw:text-style-name="P1" draw:layer="layout" svg:x1="7.623cm" svg:y1="9.39cm" svg:x2="11.535cm" svg:y2="9.39cm">
            <text:p/>
          </draw:line>
          <draw:line draw:style-name="gr3" draw:text-style-name="P1" draw:layer="layout" svg:x1="8.944cm" svg:y1="5.929cm" svg:x2="8.944cm" svg:y2="10.265cm">
            <text:p/>
          </draw:line>
          <draw:frame draw:style-name="gr4" draw:text-style-name="P2" draw:layer="layout" svg:width="1.188cm" svg:height="1.153cm" svg:x="7.847cm" svg:y="5.905cm">
            <draw:text-box>
              <text:p><text:span text:style-name="T1">K1</text:span></text:p>
            </draw:text-box>
          </draw:frame>
          <draw:frame draw:style-name="gr4" draw:text-style-name="P2" draw:layer="layout" svg:width="1.188cm" svg:height="1.153cm" svg:x="7.847cm" svg:y="6.802cm">
            <draw:text-box>
              <text:p><text:span text:style-name="T1">K2</text:span></text:p>
            </draw:text-box>
          </draw:frame>
          <draw:frame draw:style-name="gr4" draw:text-style-name="P2" draw:layer="layout" svg:width="1.188cm" svg:height="1.153cm" svg:x="7.847cm" svg:y="8.571cm">
            <draw:text-box>
              <text:p><text:span text:style-name="T1">K4</text:span></text:p>
            </draw:text-box>
          </draw:frame>
          <draw:frame draw:style-name="gr4" draw:text-style-name="P2" draw:layer="layout" svg:width="1.184cm" svg:height="1.153cm" svg:x="7.847cm" svg:y="9.394cm">
            <draw:text-box>
              <text:p><text:span text:style-name="T1">K5</text:span></text:p>
            </draw:text-box>
          </draw:frame>
          <draw:frame draw:style-name="gr5" draw:text-style-name="P2" draw:layer="layout" svg:width="2.392cm" svg:height="1.153cm" svg:x="9.193cm" svg:y="5.905cm">
            <draw:text-box>
              <text:p><text:span text:style-name="T1">Val1</text:span></text:p>
            </draw:text-box>
          </draw:frame>
          <draw:frame draw:style-name="gr5" draw:text-style-name="P2" draw:layer="layout" svg:width="2.392cm" svg:height="1.153cm" svg:x="9.193cm" svg:y="6.803cm">
            <draw:text-box>
              <text:p><text:span text:style-name="T1">Val2</text:span></text:p>
            </draw:text-box>
          </draw:frame>
          <draw:frame draw:style-name="gr5" draw:text-style-name="P2" draw:layer="layout" svg:width="2.392cm" svg:height="1.153cm" svg:x="9.193cm" svg:y="8.523cm">
            <draw:text-box>
              <text:p><text:span text:style-name="T1">Val4</text:span></text:p>
            </draw:text-box>
          </draw:frame>
          <draw:frame draw:style-name="gr5" draw:text-style-name="P2" draw:layer="layout" svg:width="2.392cm" svg:height="1.153cm" svg:x="9.193cm" svg:y="9.42cm">
            <draw:text-box>
              <text:p><text:span text:style-name="T1">Val5</text:span></text:p>
            </draw:text-box>
          </draw:frame>
          <draw:custom-shape draw:style-name="gr1" draw:text-style-name="P1" draw:layer="layout" svg:width="4.655cm" svg:height="5.191cm" svg:x="12.265cm" svg:y="5.481cm">
            <text:p/>
            <draw:enhanced-geometry svg:viewBox="0 0 21600 21600" draw:type="rectangle" draw:enhanced-path="M 0 0 L 21600 0 21600 21600 0 21600 0 0 Z N"/>
          </draw:custom-shape>
          <draw:custom-shape draw:style-name="gr2" draw:text-style-name="P1" draw:layer="layout" svg:width="3.925cm" svg:height="4.336cm" svg:x="12.572cm" svg:y="5.93cm">
            <text:p/>
            <draw:enhanced-geometry svg:viewBox="0 0 21600 21600" draw:type="rectangle" draw:enhanced-path="M 0 0 L 21600 0 21600 21600 0 21600 0 0 Z N"/>
          </draw:custom-shape>
          <draw:line draw:style-name="gr3" draw:text-style-name="P1" draw:layer="layout" svg:x1="12.584cm" svg:y1="6.727cm" svg:x2="16.472cm" svg:y2="6.727cm">
            <text:p/>
          </draw:line>
          <draw:line draw:style-name="gr3" draw:text-style-name="P1" draw:layer="layout" svg:x1="12.609cm" svg:y1="7.648cm" svg:x2="16.472cm" svg:y2="7.648cm">
            <text:p/>
          </draw:line>
          <draw:line draw:style-name="gr3" draw:text-style-name="P1" draw:layer="layout" svg:x1="12.609cm" svg:y1="8.519cm" svg:x2="16.497cm" svg:y2="8.519cm">
            <text:p/>
          </draw:line>
          <draw:line draw:style-name="gr3" draw:text-style-name="P1" draw:layer="layout" svg:x1="12.609cm" svg:y1="9.391cm" svg:x2="16.521cm" svg:y2="9.391cm">
            <text:p/>
          </draw:line>
          <draw:line draw:style-name="gr3" draw:text-style-name="P1" draw:layer="layout" svg:x1="13.93cm" svg:y1="5.93cm" svg:x2="13.93cm" svg:y2="10.266cm">
            <text:p/>
          </draw:line>
          <draw:frame draw:style-name="gr4" draw:text-style-name="P2" draw:layer="layout" svg:width="1.188cm" svg:height="1.153cm" svg:x="12.833cm" svg:y="5.906cm">
            <draw:text-box>
              <text:p><text:span text:style-name="T1">K1</text:span></text:p>
            </draw:text-box>
          </draw:frame>
          <draw:frame draw:style-name="gr4" draw:text-style-name="P2" draw:layer="layout" svg:width="1.188cm" svg:height="1.153cm" svg:x="12.833cm" svg:y="6.803cm">
            <draw:text-box>
              <text:p><text:span text:style-name="T1">K2</text:span></text:p>
            </draw:text-box>
          </draw:frame>
          <draw:frame draw:style-name="gr4" draw:text-style-name="P2" draw:layer="layout" svg:width="1.184cm" svg:height="1.153cm" svg:x="12.833cm" svg:y="7.7cm">
            <draw:text-box>
              <text:p><text:span text:style-name="T1">K3</text:span></text:p>
            </draw:text-box>
          </draw:frame>
          <draw:frame draw:style-name="gr4" draw:text-style-name="P2" draw:layer="layout" svg:width="1.188cm" svg:height="1.153cm" svg:x="12.833cm" svg:y="8.572cm">
            <draw:text-box>
              <text:p><text:span text:style-name="T1">K4</text:span></text:p>
            </draw:text-box>
          </draw:frame>
          <draw:frame draw:style-name="gr4" draw:text-style-name="P2" draw:layer="layout" svg:width="1.184cm" svg:height="1.153cm" svg:x="12.833cm" svg:y="9.395cm">
            <draw:text-box>
              <text:p><text:span text:style-name="T1">K5</text:span></text:p>
            </draw:text-box>
          </draw:frame>
          <draw:frame draw:style-name="gr5" draw:text-style-name="P2" draw:layer="layout" svg:width="2.392cm" svg:height="1.153cm" svg:x="14.179cm" svg:y="5.906cm">
            <draw:text-box>
              <text:p><text:span text:style-name="T1">Val1</text:span></text:p>
            </draw:text-box>
          </draw:frame>
          <draw:frame draw:style-name="gr5" draw:text-style-name="P2" draw:layer="layout" svg:width="2.392cm" svg:height="1.153cm" svg:x="14.179cm" svg:y="6.804cm">
            <draw:text-box>
              <text:p><text:span text:style-name="T1">Val2</text:span></text:p>
            </draw:text-box>
          </draw:frame>
          <draw:frame draw:style-name="gr5" draw:text-style-name="P2" draw:layer="layout" svg:width="2.392cm" svg:height="1.153cm" svg:x="14.179cm" svg:y="7.676cm">
            <draw:text-box>
              <text:p><text:span text:style-name="T1">Val3</text:span></text:p>
            </draw:text-box>
          </draw:frame>
          <draw:frame draw:style-name="gr5" draw:text-style-name="P2" draw:layer="layout" svg:width="2.392cm" svg:height="1.153cm" svg:x="14.179cm" svg:y="8.524cm">
            <draw:text-box>
              <text:p><text:span text:style-name="T1">Val4</text:span></text:p>
            </draw:text-box>
          </draw:frame>
          <draw:frame draw:style-name="gr5" draw:text-style-name="P2" draw:layer="layout" svg:width="2.392cm" svg:height="1.153cm" svg:x="14.179cm" svg:y="9.421cm">
            <draw:text-box>
              <text:p><text:span text:style-name="T1">Val5</text:span></text:p>
            </draw:text-box>
          </draw:frame>
          <draw:custom-shape draw:style-name="gr1" draw:text-style-name="P1" draw:layer="layout" svg:width="4.655cm" svg:height="5.191cm" svg:x="12.264cm" svg:y="5.48cm">
            <text:p/>
            <draw:enhanced-geometry svg:viewBox="0 0 21600 21600" draw:type="rectangle" draw:enhanced-path="M 0 0 L 21600 0 21600 21600 0 21600 0 0 Z N"/>
          </draw:custom-shape>
          <draw:custom-shape draw:style-name="gr2" draw:text-style-name="P1" draw:layer="layout" svg:width="3.925cm" svg:height="4.336cm" svg:x="12.571cm" svg:y="5.929cm">
            <text:p/>
            <draw:enhanced-geometry svg:viewBox="0 0 21600 21600" draw:type="rectangle" draw:enhanced-path="M 0 0 L 21600 0 21600 21600 0 21600 0 0 Z N"/>
          </draw:custom-shape>
          <draw:line draw:style-name="gr3" draw:text-style-name="P1" draw:layer="layout" svg:x1="12.583cm" svg:y1="6.726cm" svg:x2="16.471cm" svg:y2="6.726cm">
            <text:p/>
          </draw:line>
          <draw:line draw:style-name="gr3" draw:text-style-name="P1" draw:layer="layout" svg:x1="12.608cm" svg:y1="7.647cm" svg:x2="16.471cm" svg:y2="7.647cm">
            <text:p/>
          </draw:line>
          <draw:line draw:style-name="gr3" draw:text-style-name="P1" draw:layer="layout" svg:x1="12.608cm" svg:y1="8.518cm" svg:x2="16.496cm" svg:y2="8.518cm">
            <text:p/>
          </draw:line>
          <draw:line draw:style-name="gr3" draw:text-style-name="P1" draw:layer="layout" svg:x1="12.608cm" svg:y1="9.39cm" svg:x2="16.52cm" svg:y2="9.39cm">
            <text:p/>
          </draw:line>
          <draw:line draw:style-name="gr3" draw:text-style-name="P1" draw:layer="layout" svg:x1="13.929cm" svg:y1="5.929cm" svg:x2="13.929cm" svg:y2="10.265cm">
            <text:p/>
          </draw:line>
          <draw:frame draw:style-name="gr4" draw:text-style-name="P2" draw:layer="layout" svg:width="1.188cm" svg:height="1.153cm" svg:x="12.832cm" svg:y="6.802cm">
            <draw:text-box>
              <text:p><text:span text:style-name="T1">K2</text:span></text:p>
            </draw:text-box>
          </draw:frame>
          <draw:frame draw:style-name="gr4" draw:text-style-name="P2" draw:layer="layout" svg:width="1.184cm" svg:height="1.153cm" svg:x="12.832cm" svg:y="7.699cm">
            <draw:text-box>
              <text:p><text:span text:style-name="T1">K3</text:span></text:p>
            </draw:text-box>
          </draw:frame>
          <draw:frame draw:style-name="gr4" draw:text-style-name="P2" draw:layer="layout" svg:width="1.184cm" svg:height="1.153cm" svg:x="12.832cm" svg:y="9.394cm">
            <draw:text-box>
              <text:p><text:span text:style-name="T1">K5</text:span></text:p>
            </draw:text-box>
          </draw:frame>
          <draw:frame draw:style-name="gr5" draw:text-style-name="P2" draw:layer="layout" svg:width="2.392cm" svg:height="1.153cm" svg:x="14.178cm" svg:y="6.803cm">
            <draw:text-box>
              <text:p><text:span text:style-name="T1">Val2</text:span></text:p>
            </draw:text-box>
          </draw:frame>
          <draw:frame draw:style-name="gr5" draw:text-style-name="P2" draw:layer="layout" svg:width="2.392cm" svg:height="1.153cm" svg:x="14.178cm" svg:y="7.675cm">
            <draw:text-box>
              <text:p><text:span text:style-name="T1">Val3</text:span></text:p>
            </draw:text-box>
          </draw:frame>
          <draw:frame draw:style-name="gr5" draw:text-style-name="P2" draw:layer="layout" svg:width="2.392cm" svg:height="1.153cm" svg:x="14.178cm" svg:y="9.42cm">
            <draw:text-box>
              <text:p><text:span text:style-name="T1">Val5</text:span></text:p>
            </draw:text-box>
          </draw:frame>
          <draw:custom-shape draw:style-name="gr1" draw:text-style-name="P1" draw:layer="layout" svg:width="4.655cm" svg:height="5.191cm" svg:x="17.274cm" svg:y="5.481cm">
            <text:p/>
            <draw:enhanced-geometry svg:viewBox="0 0 21600 21600" draw:type="rectangle" draw:enhanced-path="M 0 0 L 21600 0 21600 21600 0 21600 0 0 Z N"/>
          </draw:custom-shape>
          <draw:custom-shape draw:style-name="gr2" draw:text-style-name="P1" draw:layer="layout" svg:width="3.925cm" svg:height="4.336cm" svg:x="17.581cm" svg:y="5.93cm">
            <text:p/>
            <draw:enhanced-geometry svg:viewBox="0 0 21600 21600" draw:type="rectangle" draw:enhanced-path="M 0 0 L 21600 0 21600 21600 0 21600 0 0 Z N"/>
          </draw:custom-shape>
          <draw:line draw:style-name="gr3" draw:text-style-name="P1" draw:layer="layout" svg:x1="17.593cm" svg:y1="6.727cm" svg:x2="21.481cm" svg:y2="6.727cm">
            <text:p/>
          </draw:line>
          <draw:line draw:style-name="gr3" draw:text-style-name="P1" draw:layer="layout" svg:x1="17.618cm" svg:y1="7.648cm" svg:x2="21.481cm" svg:y2="7.648cm">
            <text:p/>
          </draw:line>
          <draw:line draw:style-name="gr3" draw:text-style-name="P1" draw:layer="layout" svg:x1="17.618cm" svg:y1="8.519cm" svg:x2="21.506cm" svg:y2="8.519cm">
            <text:p/>
          </draw:line>
          <draw:line draw:style-name="gr3" draw:text-style-name="P1" draw:layer="layout" svg:x1="17.618cm" svg:y1="9.391cm" svg:x2="21.53cm" svg:y2="9.391cm">
            <text:p/>
          </draw:line>
          <draw:line draw:style-name="gr3" draw:text-style-name="P1" draw:layer="layout" svg:x1="18.939cm" svg:y1="5.93cm" svg:x2="18.939cm" svg:y2="10.266cm">
            <text:p/>
          </draw:line>
          <draw:frame draw:style-name="gr4" draw:text-style-name="P2" draw:layer="layout" svg:width="1.188cm" svg:height="1.153cm" svg:x="17.842cm" svg:y="5.906cm">
            <draw:text-box>
              <text:p><text:span text:style-name="T1">K1</text:span></text:p>
            </draw:text-box>
          </draw:frame>
          <draw:frame draw:style-name="gr4" draw:text-style-name="P2" draw:layer="layout" svg:width="1.188cm" svg:height="1.153cm" svg:x="17.842cm" svg:y="6.803cm">
            <draw:text-box>
              <text:p><text:span text:style-name="T1">K2</text:span></text:p>
            </draw:text-box>
          </draw:frame>
          <draw:frame draw:style-name="gr4" draw:text-style-name="P2" draw:layer="layout" svg:width="1.184cm" svg:height="1.153cm" svg:x="17.842cm" svg:y="7.7cm">
            <draw:text-box>
              <text:p><text:span text:style-name="T1">K3</text:span></text:p>
            </draw:text-box>
          </draw:frame>
          <draw:frame draw:style-name="gr4" draw:text-style-name="P2" draw:layer="layout" svg:width="1.188cm" svg:height="1.153cm" svg:x="17.842cm" svg:y="8.572cm">
            <draw:text-box>
              <text:p><text:span text:style-name="T1">K4</text:span></text:p>
            </draw:text-box>
          </draw:frame>
          <draw:frame draw:style-name="gr4" draw:text-style-name="P2" draw:layer="layout" svg:width="1.184cm" svg:height="1.153cm" svg:x="17.842cm" svg:y="9.395cm">
            <draw:text-box>
              <text:p><text:span text:style-name="T1">K5</text:span></text:p>
            </draw:text-box>
          </draw:frame>
          <draw:frame draw:style-name="gr5" draw:text-style-name="P2" draw:layer="layout" svg:width="2.392cm" svg:height="1.153cm" svg:x="19.188cm" svg:y="5.906cm">
            <draw:text-box>
              <text:p><text:span text:style-name="T1">Val1</text:span></text:p>
            </draw:text-box>
          </draw:frame>
          <draw:frame draw:style-name="gr5" draw:text-style-name="P2" draw:layer="layout" svg:width="2.392cm" svg:height="1.153cm" svg:x="19.188cm" svg:y="6.804cm">
            <draw:text-box>
              <text:p><text:span text:style-name="T1">Val2</text:span></text:p>
            </draw:text-box>
          </draw:frame>
          <draw:frame draw:style-name="gr5" draw:text-style-name="P2" draw:layer="layout" svg:width="2.392cm" svg:height="1.153cm" svg:x="19.188cm" svg:y="7.676cm">
            <draw:text-box>
              <text:p><text:span text:style-name="T1">Val3</text:span></text:p>
            </draw:text-box>
          </draw:frame>
          <draw:frame draw:style-name="gr5" draw:text-style-name="P2" draw:layer="layout" svg:width="2.392cm" svg:height="1.153cm" svg:x="19.188cm" svg:y="8.524cm">
            <draw:text-box>
              <text:p><text:span text:style-name="T1">Val4</text:span></text:p>
            </draw:text-box>
          </draw:frame>
          <draw:frame draw:style-name="gr5" draw:text-style-name="P2" draw:layer="layout" svg:width="2.392cm" svg:height="1.153cm" svg:x="19.188cm" svg:y="9.421cm">
            <draw:text-box>
              <text:p><text:span text:style-name="T1">Val5</text:span></text:p>
            </draw:text-box>
          </draw:frame>
          <draw:custom-shape draw:style-name="gr1" draw:text-style-name="P1" draw:layer="layout" svg:width="4.655cm" svg:height="5.191cm" svg:x="17.273cm" svg:y="5.48cm">
            <text:p/>
            <draw:enhanced-geometry svg:viewBox="0 0 21600 21600" draw:type="rectangle" draw:enhanced-path="M 0 0 L 21600 0 21600 21600 0 21600 0 0 Z N"/>
          </draw:custom-shape>
          <draw:custom-shape draw:style-name="gr2" draw:text-style-name="P1" draw:layer="layout" svg:width="3.925cm" svg:height="4.336cm" svg:x="17.58cm" svg:y="5.929cm">
            <text:p/>
            <draw:enhanced-geometry svg:viewBox="0 0 21600 21600" draw:type="rectangle" draw:enhanced-path="M 0 0 L 21600 0 21600 21600 0 21600 0 0 Z N"/>
          </draw:custom-shape>
          <draw:line draw:style-name="gr3" draw:text-style-name="P1" draw:layer="layout" svg:x1="17.592cm" svg:y1="6.726cm" svg:x2="21.48cm" svg:y2="6.726cm">
            <text:p/>
          </draw:line>
          <draw:line draw:style-name="gr3" draw:text-style-name="P1" draw:layer="layout" svg:x1="17.617cm" svg:y1="7.647cm" svg:x2="21.48cm" svg:y2="7.647cm">
            <text:p/>
          </draw:line>
          <draw:line draw:style-name="gr3" draw:text-style-name="P1" draw:layer="layout" svg:x1="17.617cm" svg:y1="8.518cm" svg:x2="21.505cm" svg:y2="8.518cm">
            <text:p/>
          </draw:line>
          <draw:line draw:style-name="gr3" draw:text-style-name="P1" draw:layer="layout" svg:x1="17.617cm" svg:y1="9.39cm" svg:x2="21.529cm" svg:y2="9.39cm">
            <text:p/>
          </draw:line>
          <draw:line draw:style-name="gr3" draw:text-style-name="P1" draw:layer="layout" svg:x1="18.938cm" svg:y1="5.929cm" svg:x2="18.938cm" svg:y2="10.265cm">
            <text:p/>
          </draw:line>
          <draw:frame draw:style-name="gr4" draw:text-style-name="P2" draw:layer="layout" svg:width="1.184cm" svg:height="1.153cm" svg:x="17.841cm" svg:y="7.699cm">
            <draw:text-box>
              <text:p><text:span text:style-name="T1">K3</text:span></text:p>
            </draw:text-box>
          </draw:frame>
          <draw:frame draw:style-name="gr5" draw:text-style-name="P2" draw:layer="layout" svg:width="2.392cm" svg:height="1.153cm" svg:x="19.187cm" svg:y="7.675cm">
            <draw:text-box>
              <text:p><text:span text:style-name="T1">Val3</text:span></text:p>
            </draw:text-box>
          </draw:frame>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5.401cm" svg:height="13.336cm" xlink:href="." xlink:type="simple" chart:class="chart:line" chart:style-name="ch1">
        <chart:title svg:x="11.113cm" svg:y="0.402cm" chart:style-name="ch2">
          <text:p>Non-replicated</text:p>
        </chart:title>
        <chart:legend chart:legend-position="end" svg:x="20.506cm" svg:y="5.844cm" style:legend-expansion="high" chart:style-name="ch3"/>
        <chart:plot-area chart:style-name="ch4" chart:data-source-has-labels="both" svg:x="1.512cm" svg:y="1.995cm" svg:width="17.978cm" svg:height="10.101cm">
          <chartooo:coordinate-region svg:x="2.8cm" svg:y="2.203cm" svg:width="16.481cm" svg:height="9.228cm"/>
          <chart:axis chart:dimension="x" chart:name="primary-x" chart:style-name="ch5" chartooo:axis-type="auto">
            <chartooo:date-scale/>
            <chart:title svg:x="9.964cm" svg:y="12.363cm" chart:style-name="ch6">
              <text:p>Nodes</text:p>
            </chart:title>
            <chart:categories table:cell-range-address="local-table.$B$1:.$F$1"/>
          </chart:axis>
          <chart:axis chart:dimension="y" chart:name="primary-y" chart:style-name="ch5">
            <chart:title svg:x="0.451cm" svg:y="8.178cm" chart:style-name="ch7">
              <text:p>Requests / sec</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2">
                <text:p>10</text:p>
              </table:table-cell>
              <table:table-cell office:value-type="float" office:value="16">
                <text:p>20</text:p>
              </table:table-cell>
            </table:table-row>
          </table:table-header-rows>
          <table:table-rows>
            <table:table-row>
              <table:table-cell office:value-type="string">
                <text:p>Static: index.html</text:p>
              </table:table-cell>
              <table:table-cell office:value-type="float" office:value="31000">
                <text:p>31000</text:p>
              </table:table-cell>
              <table:table-cell office:value-type="float" office:value="31000">
                <text:p>31000</text:p>
              </table:table-cell>
              <table:table-cell office:value-type="float" office:value="31000">
                <text:p>31000</text:p>
              </table:table-cell>
              <table:table-cell office:value-type="float" office:value="31000">
                <text:p>31000</text:p>
              </table:table-cell>
              <table:table-cell office:value-type="float" office:value="31000">
                <text:p>31000</text:p>
              </table:table-cell>
            </table:table-row>
            <table:table-row>
              <table:table-cell office:value-type="string">
                <text:p>Static: web/static.jsp</text:p>
              </table:table-cell>
              <table:table-cell office:value-type="float" office:value="30376">
                <text:p>30376</text:p>
              </table:table-cell>
              <table:table-cell office:value-type="float" office:value="32041">
                <text:p>32041</text:p>
              </table:table-cell>
              <table:table-cell office:value-type="float" office:value="31150">
                <text:p>31150</text:p>
              </table:table-cell>
              <table:table-cell office:value-type="float" office:value="30599">
                <text:p>30599</text:p>
              </table:table-cell>
              <table:table-cell office:value-type="float" office:value="30826">
                <text:p>30826</text:p>
              </table:table-cell>
            </table:table-row>
            <table:table-row>
              <table:table-cell office:value-type="string">
                <text:p>Local (not replicated)</text:p>
              </table:table-cell>
              <table:table-cell office:value-type="float" office:value="30478">
                <text:p>30478</text:p>
              </table:table-cell>
              <table:table-cell office:value-type="float" office:value="29708">
                <text:p>29708</text:p>
              </table:table-cell>
              <table:table-cell office:value-type="float" office:value="30534">
                <text:p>30534</text:p>
              </table:table-cell>
              <table:table-cell office:value-type="float" office:value="29967">
                <text:p>29967</text:p>
              </table:table-cell>
              <table:table-cell office:value-type="float" office:value="31230">
                <text:p>3123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dc9775d-05ecbee-0851ad3-1586698-727bf66</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4.878cm" svg:height="12.228cm" xlink:href="." xlink:type="simple" chart:class="chart:line" chart:style-name="ch1">
        <chart:title svg:x="10.36cm" svg:y="0.38cm" chart:style-name="ch2">
          <text:p>UDP non-optimized</text:p>
        </chart:title>
        <chart:legend chart:legend-position="end" svg:x="21.072cm" svg:y="4.774cm" style:legend-expansion="high" chart:style-name="ch3"/>
        <chart:plot-area chart:style-name="ch4" chart:data-source-has-labels="both" svg:x="1.501cm" svg:y="1.907cm" svg:width="18.577cm" svg:height="9.103cm">
          <chartooo:coordinate-region svg:x="2.789cm" svg:y="2.115cm" svg:width="17.08cm" svg:height="8.23cm"/>
          <chart:axis chart:dimension="x" chart:name="primary-x" chart:style-name="ch5" chartooo:axis-type="auto">
            <chartooo:date-scale/>
            <chart:title svg:x="10.252cm" svg:y="11.255cm" chart:style-name="ch6">
              <text:p>Nodes</text:p>
            </chart:title>
            <chart:categories table:cell-range-address="local-table.$B$1:.$F$1"/>
          </chart:axis>
          <chart:axis chart:dimension="y" chart:name="primary-y" chart:style-name="ch5">
            <chart:title svg:x="0.451cm" svg:y="7.591cm" chart:style-name="ch7">
              <text:p>Requests / sec</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series chart:style-name="ch13" chart:values-cell-range-address="local-table.$B$6:.$F$6" chart:label-cell-address="local-table.$A$6"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2">
                <text:p>10</text:p>
              </table:table-cell>
              <table:table-cell office:value-type="float" office:value="16">
                <text:p>20</text:p>
              </table:table-cell>
            </table:table-row>
          </table:table-header-rows>
          <table:table-rows>
            <table:table-row>
              <table:table-cell office:value-type="string">
                <text:p>Non-replicated</text:p>
              </table:table-cell>
              <table:table-cell office:value-type="float" office:value="30478">
                <text:p>30478</text:p>
              </table:table-cell>
              <table:table-cell office:value-type="float" office:value="29708">
                <text:p>29708</text:p>
              </table:table-cell>
              <table:table-cell office:value-type="float" office:value="30534">
                <text:p>30534</text:p>
              </table:table-cell>
              <table:table-cell office:value-type="float" office:value="29967">
                <text:p>29967</text:p>
              </table:table-cell>
              <table:table-cell office:value-type="float" office:value="31230">
                <text:p>31230</text:p>
              </table:table-cell>
            </table:table-row>
            <table:table-row>
              <table:table-cell office:value-type="string">
                <text:p>repl-sync</text:p>
              </table:table-cell>
              <table:table-cell office:value-type="float" office:value="7530">
                <text:p>7530</text:p>
              </table:table-cell>
              <table:table-cell office:value-type="float" office:value="6529">
                <text:p>6529</text:p>
              </table:table-cell>
              <table:table-cell office:value-type="float" office:value="6328">
                <text:p>6328</text:p>
              </table:table-cell>
              <table:table-cell office:value-type="float" office:value="5809">
                <text:p>5809</text:p>
              </table:table-cell>
              <table:table-cell office:value-type="float" office:value="5902">
                <text:p>5902</text:p>
              </table:table-cell>
            </table:table-row>
            <table:table-row>
              <table:table-cell office:value-type="string">
                <text:p>repl-async</text:p>
              </table:table-cell>
              <table:table-cell office:value-type="float" office:value="10563">
                <text:p>10563</text:p>
              </table:table-cell>
              <table:table-cell office:value-type="float" office:value="7532">
                <text:p>7532</text:p>
              </table:table-cell>
              <table:table-cell office:value-type="float" office:value="7266">
                <text:p>7266</text:p>
              </table:table-cell>
              <table:table-cell office:value-type="float" office:value="8686">
                <text:p>8686</text:p>
              </table:table-cell>
              <table:table-cell office:value-type="float" office:value="8158">
                <text:p>8158</text:p>
              </table:table-cell>
            </table:table-row>
            <table:table-row>
              <table:table-cell office:value-type="string">
                <text:p>dist-sync</text:p>
              </table:table-cell>
              <table:table-cell office:value-type="float" office:value="6935">
                <text:p>6935</text:p>
              </table:table-cell>
              <table:table-cell office:value-type="float" office:value="13635">
                <text:p>13635</text:p>
              </table:table-cell>
              <table:table-cell office:value-type="float" office:value="25188">
                <text:p>25188</text:p>
              </table:table-cell>
              <table:table-cell office:value-type="float" office:value="26860">
                <text:p>26860</text:p>
              </table:table-cell>
              <table:table-cell office:value-type="float" office:value="27677">
                <text:p>27677</text:p>
              </table:table-cell>
            </table:table-row>
            <table:table-row>
              <table:table-cell office:value-type="string">
                <text:p>dist-async</text:p>
              </table:table-cell>
              <table:table-cell office:value-type="float" office:value="10079">
                <text:p>10079</text:p>
              </table:table-cell>
              <table:table-cell office:value-type="float" office:value="9067">
                <text:p>9067</text:p>
              </table:table-cell>
              <table:table-cell office:value-type="float" office:value="29655">
                <text:p>29655</text:p>
              </table:table-cell>
              <table:table-cell office:value-type="float" office:value="28288">
                <text:p>28288</text:p>
              </table:table-cell>
              <table:table-cell office:value-type="float" office:value="29420">
                <text:p>2942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dc9775d-05ecbee-0851ad3-1586698-727bf66</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101cm" svg:height="13.841cm" xlink:href="." xlink:type="simple" chart:class="chart:line" chart:style-name="ch1">
        <chart:title svg:x="10.484cm" svg:y="0.412cm" chart:style-name="ch2">
          <text:p>TCP non-optimized</text:p>
        </chart:title>
        <chart:legend chart:legend-position="end" svg:x="21.295cm" svg:y="5.58cm" style:legend-expansion="high" chart:style-name="ch3"/>
        <chart:plot-area chart:style-name="ch4" chart:data-source-has-labels="both" svg:x="1.506cm" svg:y="2.035cm" svg:width="18.785cm" svg:height="10.556cm">
          <chartooo:coordinate-region svg:x="2.794cm" svg:y="2.243cm" svg:width="17.288cm" svg:height="9.683cm"/>
          <chart:axis chart:dimension="x" chart:name="primary-x" chart:style-name="ch5" chartooo:axis-type="auto">
            <chartooo:date-scale/>
            <chart:title svg:x="10.361cm" svg:y="12.868cm" chart:style-name="ch6">
              <text:p>Nodes</text:p>
            </chart:title>
            <chart:categories table:cell-range-address="local-table.$B$1:.$F$1"/>
          </chart:axis>
          <chart:axis chart:dimension="y" chart:name="primary-y" chart:style-name="ch5">
            <chart:title svg:x="0.451cm" svg:y="8.446cm" chart:style-name="ch7">
              <text:p>Requests / sec</text:p>
            </chart:title>
            <chart:grid chart:style-name="ch8"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series chart:style-name="ch13" chart:values-cell-range-address="local-table.$B$6:.$F$6" chart:label-cell-address="local-table.$A$6"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2">
                <text:p>10</text:p>
              </table:table-cell>
              <table:table-cell office:value-type="float" office:value="16">
                <text:p>20</text:p>
              </table:table-cell>
            </table:table-row>
          </table:table-header-rows>
          <table:table-rows>
            <table:table-row>
              <table:table-cell office:value-type="string">
                <text:p>Non-replicated</text:p>
              </table:table-cell>
              <table:table-cell office:value-type="float" office:value="30478">
                <text:p>30478</text:p>
              </table:table-cell>
              <table:table-cell office:value-type="float" office:value="29708">
                <text:p>29708</text:p>
              </table:table-cell>
              <table:table-cell office:value-type="float" office:value="30534">
                <text:p>30534</text:p>
              </table:table-cell>
              <table:table-cell office:value-type="float" office:value="29967">
                <text:p>29967</text:p>
              </table:table-cell>
              <table:table-cell office:value-type="float" office:value="31230">
                <text:p>31230</text:p>
              </table:table-cell>
            </table:table-row>
            <table:table-row>
              <table:table-cell office:value-type="string">
                <text:p>repl-sync</text:p>
              </table:table-cell>
              <table:table-cell office:value-type="float" office:value="8317">
                <text:p>8317</text:p>
              </table:table-cell>
              <table:table-cell office:value-type="float" office:value="8309">
                <text:p>8309</text:p>
              </table:table-cell>
              <table:table-cell office:value-type="float" office:value="6437">
                <text:p>6437</text:p>
              </table:table-cell>
              <table:table-cell office:value-type="float" office:value="3256">
                <text:p>3256</text:p>
              </table:table-cell>
              <table:table-cell office:value-type="float" office:value="3322">
                <text:p>3322</text:p>
              </table:table-cell>
            </table:table-row>
            <table:table-row>
              <table:table-cell office:value-type="string">
                <text:p>repl-async</text:p>
              </table:table-cell>
              <table:table-cell office:value-type="float" office:value="13495">
                <text:p>13495</text:p>
              </table:table-cell>
              <table:table-cell office:value-type="float" office:value="14345">
                <text:p>14345</text:p>
              </table:table-cell>
              <table:table-cell office:value-type="float" office:value="11179">
                <text:p>11179</text:p>
              </table:table-cell>
              <table:table-cell office:value-type="float" office:value="6140">
                <text:p>6140</text:p>
              </table:table-cell>
              <table:table-cell office:value-type="float" office:value="5483">
                <text:p>5483</text:p>
              </table:table-cell>
            </table:table-row>
            <table:table-row>
              <table:table-cell office:value-type="string">
                <text:p>dist-sync</text:p>
              </table:table-cell>
              <table:table-cell office:value-type="float" office:value="7497">
                <text:p>7497</text:p>
              </table:table-cell>
              <table:table-cell office:value-type="float" office:value="21381">
                <text:p>21381</text:p>
              </table:table-cell>
              <table:table-cell office:value-type="float" office:value="26852">
                <text:p>26852</text:p>
              </table:table-cell>
              <table:table-cell office:value-type="float" office:value="27800">
                <text:p>27800</text:p>
              </table:table-cell>
              <table:table-cell office:value-type="float" office:value="28546">
                <text:p>28546</text:p>
              </table:table-cell>
            </table:table-row>
            <table:table-row>
              <table:table-cell office:value-type="string">
                <text:p>dist-async</text:p>
              </table:table-cell>
              <table:table-cell office:value-type="float" office:value="12534">
                <text:p>12534</text:p>
              </table:table-cell>
              <table:table-cell office:value-type="float" office:value="24277">
                <text:p>24277</text:p>
              </table:table-cell>
              <table:table-cell office:value-type="float" office:value="28409">
                <text:p>28409</text:p>
              </table:table-cell>
              <table:table-cell office:value-type="float" office:value="27225">
                <text:p>27225</text:p>
              </table:table-cell>
              <table:table-cell office:value-type="float" office:value="28743">
                <text:p>2874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dc9775d-05ecbee-0851ad3-1586698-727bf66</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